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9.svm" manifest:media-type=""/>
  <manifest:file-entry manifest:full-path="Pictures/TablePreview8.svm" manifest:media-type=""/>
  <manifest:file-entry manifest:full-path="Pictures/TablePreview7.svm" manifest:media-type=""/>
  <manifest:file-entry manifest:full-path="Pictures/TablePreview2.svm" manifest:media-type=""/>
  <manifest:file-entry manifest:full-path="Pictures/TablePreview1.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 svg:font-family="+mn-ea"/>
    <style:font-face style:name="Arial1" svg:font-family="Arial"/>
    <style:font-face style:name="Consolas" svg:font-family="Consola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 style:family="graphic" style:parent-style-name="standard">
      <style:graphic-properties draw:stroke="solid" svg:stroke-width="0.159cm" svg:stroke-color="#000000" draw:marker-start="msArrowDiamondEnd_20_5" draw:marker-start-width="0.477cm" draw:marker-start-center="true" draw:marker-end="msArrowEnd_20_5" draw:marker-end-width="0.477cm" draw:marker-end-center="false" draw:stroke-linejoin="round" draw:fill="none" draw:textarea-horizontal-align="center" draw:textarea-vertical-align="top" draw:auto-grow-height="false" draw:fit-to-size="false" style:shrink-to-fit="false" fo:padding-top="0.125cm" fo:padding-bottom="0.125cm" fo:padding-left="0.25cm" fo:padding-right="0.25cm" fo:wrap-option="no-wrap"/>
    </style:style>
    <style:style style:name="gr6" style:family="graphic" style:parent-style-name="standard">
      <style:graphic-properties draw:stroke="solid" svg:stroke-width="0.026cm" svg:stroke-color="#000000" draw:stroke-linejoin="miter" draw:fill="solid" draw:fill-color="#d34817" draw:textarea-vertical-align="middle" draw:auto-grow-height="false" draw:fit-to-size="false" style:shrink-to-fit="false" fo:min-height="2.449cm" fo:min-width="4.602cm" fo:padding-top="0.125cm" fo:padding-bottom="0.125cm" fo:padding-left="0.25cm" fo:padding-right="0.25cm" fo:wrap-option="no-wrap"/>
    </style:style>
    <style:style style:name="gr7" style:family="graphic" style:parent-style-name="standard">
      <style:graphic-properties draw:stroke="solid" svg:stroke-width="0.026cm" svg:stroke-color="#000000" draw:stroke-linejoin="round" draw:fill="solid" draw:fill-color="#d34817" draw:textarea-vertical-align="top" draw:auto-grow-height="false" draw:fit-to-size="false" style:shrink-to-fit="false" fo:min-height="3.331cm" fo:min-width="8.582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9.91cm" fo:min-width="11.142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style:shrink-to-fit="false" fo:min-height="9.91cm" fo:min-width="11.988cm" fo:padding-top="0.125cm" fo:padding-bottom="0.125cm" fo:padding-left="0.25cm" fo:padding-right="0.25cm" fo:wrap-option="wrap"/>
    </style:style>
    <style:style style:name="gr10"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0.413cm" fo:min-width="6.895cm" fo:padding-top="0.125cm" fo:padding-bottom="0.125cm" fo:padding-left="0.25cm" fo:padding-right="0.25cm" fo:wrap-option="no-wrap"/>
    </style:style>
    <style:style style:name="gr11" style:family="graphic" style:parent-style-name="standard">
      <style:graphic-properties draw:marker-start="Circle" draw:marker-start-width="0.3cm" draw:marker-end="Arrow" draw:marker-end-width="0.3cm" draw:textarea-vertical-align="middle"/>
    </style:style>
    <style:style style:name="gr12" style:family="graphic" style:parent-style-name="standard">
      <style:graphic-properties draw:stroke="solid" svg:stroke-width="0.035cm" svg:stroke-color="#9c3510" draw:fill="solid" draw:fill-color="#d34817" draw:textarea-vertical-align="middle" draw:auto-grow-height="false" draw:fit-to-size="false" style:shrink-to-fit="false" fo:min-height="3.348cm" fo:min-width="7.12cm" fo:padding-top="0.125cm" fo:padding-bottom="0.125cm" fo:padding-left="0.25cm" fo:padding-right="0.25cm" fo:wrap-option="wrap"/>
    </style:style>
    <style:style style:name="gr13" style:family="graphic" style:parent-style-name="objectwithoutfill">
      <style:graphic-properties draw:fill="none"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12.661cm"/>
    </style:style>
    <style:style style:name="pr1" style:family="presentation" style:parent-style-name="שקופית_20_כותרת-title">
      <style:graphic-properties draw:stroke="none" svg:stroke-width="0cm" draw:fill="none" draw:textarea-vertical-align="middle" draw:auto-grow-height="false" draw:fit-to-size="false" style:shrink-to-fit="false" fo:min-height="3.181cm" fo:padding-top="0.125cm" fo:padding-bottom="0.254cm" fo:padding-left="0.25cm" fo:padding-right="0.25cm" fo:wrap-option="wrap"/>
    </style:style>
    <style:style style:name="pr2" style:family="presentation" style:parent-style-name="שקופית_20_כותרת-subtitle">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3" style:family="presentation" style:parent-style-name="שקופית_20_כותרת-notes">
      <style:graphic-properties draw:stroke="none" svg:stroke-width="0.026cm" draw:stroke-linejoin="round" draw:fill="none" draw:fill-color="#ffffff" draw:textarea-vertical-align="middle" draw:auto-grow-height="false" draw:fit-to-size="false" style:shrink-to-fit="false" fo:min-height="12.793cm" fo:padding-top="0.134cm" fo:padding-bottom="0.134cm" fo:padding-left="0.269cm" fo:padding-right="0.269cm" fo:wrap-option="no-wrap"/>
    </style:style>
    <style:style style:name="pr4" style:family="presentation" style:parent-style-name="כותרת_20_ותוכן-backgroundobjects">
      <style:graphic-properties draw:stroke="none" svg:stroke-width="0cm" draw:fill="none" draw:fill-color="#ffffff" draw:textarea-horizontal-align="center" draw:textarea-vertical-align="middle" draw:auto-grow-height="false" draw:fit-to-size="false" style:shrink-to-fit="false" fo:min-height="11.049cm" fo:padding-top="0cm" fo:padding-bottom="0cm" fo:padding-left="0cm" fo:padding-right="0cm" fo:wrap-option="wrap"/>
    </style:style>
    <style:style style:name="pr5" style:family="presentation" style:parent-style-name="כותרת_20_ותוכן-notes">
      <style:graphic-properties draw:fill-color="#ffffff" fo:min-height="12.792cm"/>
    </style:style>
    <style:style style:name="pr6" style:family="presentation" style:parent-style-name="כותרת_20_ותוכן-title">
      <style:graphic-properties draw:stroke="none" svg:stroke-width="0cm" draw:fill="none" draw:textarea-vertical-align="bottom" draw:auto-grow-height="false" draw:fit-to-size="false" style:shrink-to-fit="false" fo:min-height="3.181cm" fo:padding-top="0.125cm" fo:padding-bottom="0.254cm" fo:padding-left="0.25cm" fo:padding-right="0.25cm" fo:wrap-option="wrap"/>
    </style:style>
    <style:style style:name="pr7" style:family="presentation" style:parent-style-name="כותרת_20_ותוכן-notes">
      <style:graphic-properties draw:fill-color="#ffffff" fo:min-height="13.364cm"/>
    </style:style>
    <style:style style:name="pr8" style:family="presentation" style:parent-style-name="כותרת_20_ותוכן-outline1">
      <style:graphic-properties draw:stroke="none" svg:stroke-width="0cm" draw:fill="none" draw:textarea-vertical-align="top" draw:auto-grow-height="false" draw:fit-to-size="shrink-to-fit" style:shrink-to-fit="true" fo:min-height="10.798cm" fo:padding-top="0.125cm" fo:padding-bottom="0.125cm" fo:padding-left="0.25cm" fo:padding-right="0.25cm" fo:wrap-option="wrap"/>
    </style:style>
    <style:style style:name="pr9" style:family="presentation" style:parent-style-name="כותרת_20_ותוכן-title">
      <style:graphic-properties draw:stroke="none" svg:stroke-width="0cm" draw:fill="none" draw:textarea-vertical-align="bottom" draw:auto-grow-height="false" draw:fit-to-size="shrink-to-fit" style:shrink-to-fit="true" fo:min-height="3.181cm" fo:padding-top="0.125cm" fo:padding-bottom="0.254cm" fo:padding-left="0.25cm" fo:padding-right="0.25cm" fo:wrap-option="wrap"/>
    </style:style>
    <style:style style:name="pr10" style:family="presentation" style:parent-style-name="כותרת_20_ותוכן-notes">
      <style:graphic-properties draw:stroke="none" svg:stroke-width="0.026cm" draw:stroke-linejoin="miter" draw:fill="none" draw:fill-color="#ffffff" draw:textarea-vertical-align="top" draw:auto-grow-height="false" draw:fit-to-size="shrink-to-fit" style:shrink-to-fit="true" fo:min-height="12.793cm" fo:padding-top="0.134cm" fo:padding-bottom="0.134cm" fo:padding-left="0.269cm" fo:padding-right="0.269cm" fo:wrap-option="wrap"/>
    </style:style>
    <style:style style:name="pr11" style:family="presentation" style:parent-style-name="כותרת_20_ותוכן-backgroundobjects">
      <style:graphic-properties draw:stroke="none" svg:stroke-width="0.026cm" draw:stroke-linejoin="miter" draw:fill="none" draw:fill-color="#ffffff" draw:textarea-vertical-align="bottom" draw:auto-grow-height="false" draw:fit-to-size="false" style:shrink-to-fit="false" fo:min-height="12.793cm" fo:padding-top="0.134cm" fo:padding-bottom="0.134cm" fo:padding-left="0.269cm" fo:padding-right="0.269cm" fo:wrap-option="wrap"/>
    </style:style>
    <style:style style:name="pr12" style:family="presentation" style:parent-style-name="כותרת_20_ותוכן-outline1">
      <style:graphic-properties draw:stroke="solid" svg:stroke-width="0cm" svg:stroke-color="#579d1c" draw:fill="none" draw:textarea-vertical-align="top" draw:auto-grow-height="false" draw:fit-to-size="shrink-to-fit" style:shrink-to-fit="true" fo:min-height="10.798cm" fo:padding-top="0.125cm" fo:padding-bottom="0.125cm" fo:padding-left="0.25cm" fo:padding-right="0.25cm" fo:wrap-option="wrap"/>
    </style:style>
    <style:style style:name="pr13" style:family="presentation" style:parent-style-name="כותרת_20_ותוכן-outline1">
      <style:graphic-properties draw:stroke="solid" svg:stroke-width="0cm" draw:fill="none" draw:textarea-vertical-align="top" draw:auto-grow-height="false" draw:fit-to-size="shrink-to-fit" style:shrink-to-fit="true" fo:min-height="10.798cm" fo:padding-top="0.125cm" fo:padding-bottom="0.125cm" fo:padding-left="0.25cm" fo:padding-right="0.25cm" fo:wrap-option="wrap"/>
    </style:style>
    <style:style style:name="pr14" style:family="presentation" style:parent-style-name="שקופית_20_כותרת_5f_-title">
      <style:graphic-properties draw:stroke="none" svg:stroke-width="0cm" draw:fill="none" draw:textarea-vertical-align="middle" draw:auto-grow-height="false" draw:fit-to-size="false" style:shrink-to-fit="false" fo:min-height="3.181cm" fo:padding-top="0.125cm" fo:padding-bottom="0.254cm" fo:padding-left="0.25cm" fo:padding-right="0.25cm" fo:wrap-option="wrap"/>
    </style:style>
    <style:style style:name="pr15" style:family="presentation" style:parent-style-name="שקופית_20_כותרת_5f_-subtitle">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16" style:family="presentation" style:parent-style-name="שקופית_20_כותרת_5f_-notes">
      <style:graphic-properties draw:stroke="none" svg:stroke-width="0.026cm" draw:stroke-linejoin="round" draw:fill="none" draw:fill-color="#ffffff" draw:textarea-vertical-align="middle" draw:auto-grow-height="false" draw:fit-to-size="false" style:shrink-to-fit="false" fo:min-height="12.793cm" fo:padding-top="0.134cm" fo:padding-bottom="0.134cm" fo:padding-left="0.269cm" fo:padding-right="0.269cm" fo:wrap-option="no-wrap"/>
    </style:style>
    <style:style style:name="pr17" style:family="presentation" style:parent-style-name="כותרת_20_ותוכן-outline1">
      <style:graphic-properties draw:stroke="solid" svg:stroke-width="0cm" draw:fill="none" draw:textarea-vertical-align="top" draw:auto-grow-height="false" draw:fit-to-size="false" style:shrink-to-fit="false" fo:min-height="10.798cm" fo:padding-top="0.125cm" fo:padding-bottom="0.125cm" fo:padding-left="0.25cm" fo:padding-right="0.25cm" fo:wrap-option="wrap"/>
    </style:style>
    <style:style style:name="pr18" style:family="presentation" style:parent-style-name="כותרת_20_ותוכן-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style>
    <style:style style:name="pr19" style:family="presentation" style:parent-style-name="כותרת_20_ותוכן-outline1">
      <style:graphic-properties draw:stroke="none" draw:fill="solid" draw:fill-color="#c5000b" fo:min-height="2.052cm"/>
    </style:style>
    <style:style style:name="pr20" style:family="presentation" style:parent-style-name="כותרת_20_ותוכן-notes">
      <style:graphic-properties draw:stroke="none" svg:stroke-width="0.026cm" draw:stroke-linejoin="miter" draw:fill="none" draw:fill-color="#ffffff" draw:textarea-vertical-align="top" draw:auto-grow-height="false" draw:fit-to-size="false" style:shrink-to-fit="false" fo:min-height="12.793cm" fo:padding-top="0.134cm" fo:padding-bottom="0.134cm" fo:padding-left="0.269cm" fo:padding-right="0.269cm" fo:wrap-option="wrap"/>
    </style:style>
    <style:style style:name="co1" style:family="table-column">
      <style:table-column-properties style:column-width="5.951cm" style:use-optimal-column-width="false"/>
    </style:style>
    <style:style style:name="co2" style:family="table-column">
      <style:table-column-properties style:column-width="4.97cm" style:use-optimal-column-width="false"/>
    </style:style>
    <style:style style:name="co3" style:family="table-column">
      <style:table-column-properties style:column-width="7.734cm" style:use-optimal-column-width="false"/>
    </style:style>
    <style:style style:name="co4" style:family="table-column">
      <style:table-column-properties style:column-width="5.151cm" style:use-optimal-column-width="false"/>
    </style:style>
    <style:style style:name="co5" style:family="table-column">
      <style:table-column-properties style:column-width="7.664cm" style:use-optimal-column-width="false"/>
    </style:style>
    <style:style style:name="co6" style:family="table-column">
      <style:table-column-properties style:column-width="7.693cm" style:use-optimal-column-width="false"/>
    </style:style>
    <style:style style:name="co7" style:family="table-column">
      <style:table-column-properties style:column-width="8.874cm" style:use-optimal-column-width="false"/>
    </style:style>
    <style:style style:name="co8" style:family="table-column">
      <style:table-column-properties style:column-width="7.679cm" style:use-optimal-column-width="false"/>
    </style:style>
    <style:style style:name="co9" style:family="table-column">
      <style:table-column-properties style:column-width="8.431cm" style:use-optimal-column-width="false"/>
    </style:style>
    <style:style style:name="co10" style:family="table-column">
      <style:table-column-properties style:column-width="3.851cm" style:use-optimal-column-width="false"/>
    </style:style>
    <style:style style:name="co11" style:family="table-column">
      <style:table-column-properties style:column-width="1.021cm" style:use-optimal-column-width="false"/>
    </style:style>
    <style:style style:name="co12" style:family="table-column">
      <style:table-column-properties style:column-width="2.03cm" style:use-optimal-column-width="false"/>
    </style:style>
    <style:style style:name="co13" style:family="table-column">
      <style:table-column-properties style:column-width="2.063cm" style:use-optimal-column-width="false"/>
    </style:style>
    <style:style style:name="co14" style:family="table-column">
      <style:table-column-properties style:column-width="1.991cm" style:use-optimal-column-width="false"/>
    </style:style>
    <style:style style:name="ro1" style:family="table-row">
      <style:table-row-properties style:row-height="1.999cm"/>
    </style:style>
    <style:style style:name="ro2" style:family="table-row">
      <style:table-row-properties style:row-height="2.039cm"/>
    </style:style>
    <style:style style:name="ro3" style:family="table-row">
      <style:table-row-properties style:row-height="2.317cm"/>
    </style:style>
    <style:style style:name="ro4" style:family="table-row">
      <style:table-row-properties style:row-height="6.574cm"/>
    </style:style>
    <style:style style:name="ro5" style:family="table-row">
      <style:table-row-properties style:row-height="7.134cm"/>
    </style:style>
    <style:style style:name="ro6" style:family="table-row">
      <style:table-row-properties style:row-height="1.048cm"/>
    </style:style>
    <style:style style:name="ro7" style:family="table-row">
      <style:table-row-properties style:row-height="1.05cm"/>
    </style:style>
    <style:style style:name="ro8" style:family="table-row">
      <style:table-row-properties style:row-height="1.049cm"/>
    </style:style>
    <style:style style:name="ce1" style:family="table-cell">
      <style:paragraph-properties fo:text-align="center"/>
      <style:text-properties fo:color="#3333ff" fo:font-size="32pt" fo:font-weight="bold" style:font-size-asian="32pt" style:font-weight-asian="bold" style:font-size-complex="32pt" style:font-weight-complex="bold"/>
    </style:style>
    <style:style style:name="ce2" style:family="table-cell">
      <style:paragraph-properties fo:text-align="center"/>
      <style:text-properties fo:color="#00ffff" fo:font-size="32pt" fo:font-weight="bold" style:font-size-asian="32pt" style:font-weight-asian="bold" style:font-size-complex="32pt" style:font-weight-complex="bold"/>
    </style:style>
    <style:style style:name="ce3" style:family="table-cell">
      <style:paragraph-properties fo:text-align="center"/>
      <style:text-properties fo:font-size="32pt" fo:font-weight="bold" style:font-size-asian="32pt" style:font-weight-asian="bold" style:font-size-complex="32pt" style:font-weight-complex="bold"/>
    </style:style>
    <style:style style:name="ce4" style:family="table-cell">
      <style:paragraph-properties fo:text-align="center"/>
      <style:text-properties fo:color="#3333ff" fo:font-size="32pt" style:font-size-asian="32pt" style:font-size-complex="32pt"/>
    </style:style>
    <style:style style:name="ce5" style:family="table-cell">
      <style:paragraph-properties fo:text-align="center"/>
      <style:text-properties fo:color="#3333ff" fo:font-size="28pt" style:font-size-asian="28pt" style:font-size-complex="28pt"/>
    </style:style>
    <style:style style:name="ce6" style:family="table-cell">
      <style:paragraph-properties fo:text-align="center"/>
      <style:text-properties fo:color="#00cc00" fo:font-size="32pt" style:font-size-asian="32pt" style:font-size-complex="32pt"/>
    </style:style>
    <style:style style:name="ce7" style:family="table-cell">
      <style:paragraph-properties fo:text-align="center"/>
      <style:text-properties fo:color="#ff3333" fo:font-size="32pt" style:font-size-asian="32pt" style:font-size-complex="32pt"/>
    </style:style>
    <style:style style:name="ce8" style:family="table-cell">
      <style:paragraph-properties fo:text-align="center"/>
      <style:text-properties fo:color="#ce181e" fo:font-size="32pt" fo:font-weight="bold" style:font-size-asian="32pt" style:font-weight-asian="bold" style:font-size-complex="32pt" style:font-weight-complex="bold"/>
    </style:style>
    <style:style style:name="ce9" style:family="table-cell">
      <style:paragraph-properties fo:text-align="center"/>
      <style:text-properties fo:color="#990099" fo:font-size="32pt" fo:font-weight="bold" style:font-size-asian="32pt" style:font-weight-asian="bold" style:font-size-complex="32pt" style:font-weight-complex="bold"/>
    </style:style>
    <style:style style:name="ce10" style:family="table-cell">
      <style:paragraph-properties fo:text-align="center"/>
      <style:text-properties fo:color="#0000ff" fo:font-size="32pt" fo:font-weight="bold" style:font-size-asian="32pt" style:font-weight-asian="bold" style:font-size-complex="32pt" style:font-weight-complex="bold"/>
    </style:style>
    <style:style style:name="ce11" style:family="table-cell">
      <style:paragraph-properties fo:text-align="center"/>
      <style:text-properties fo:color="#00cc00" fo:font-size="32pt" fo:font-weight="bold" style:font-size-asian="32pt" style:font-weight-asian="bold" style:font-size-complex="32pt" style:font-weight-complex="bold"/>
    </style:style>
    <style:style style:name="ce12" style:family="table-cell">
      <style:paragraph-properties fo:text-align="center"/>
      <style:text-properties fo:font-size="20pt" style:font-size-asian="20pt" style:font-size-complex="20pt"/>
    </style:style>
    <style:style style:name="ce13" style:family="table-cell">
      <style:text-properties fo:font-size="20pt" style:font-size-asian="20pt" style:font-size-complex="20pt"/>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0pt"/>
    </style:style>
    <style:style style:name="P3" style:family="paragraph">
      <style:paragraph-properties fo:text-align="start"/>
    </style:style>
    <style:style style:name="P4" style:family="paragraph">
      <loext:graphic-properties draw:fill="none" draw:fill-color="#ffffff"/>
      <style:paragraph-properties fo:text-align="start" style:font-independent-line-spacing="true"/>
      <style:text-properties fo:font-size="26pt"/>
    </style:style>
    <style:style style:name="P5" style:family="paragraph">
      <loext:graphic-properties draw:fill="solid" draw:fill-color="#ffffff"/>
      <style:paragraph-properties fo:text-align="start" style:font-independent-line-spacing="true"/>
      <style:text-properties fo:font-size="24p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P8" style:family="paragraph">
      <loext:graphic-properties draw:fill="none"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fo:hyphenate="false"/>
    </style:style>
    <style:style style:name="P9" style:family="paragraph">
      <style:paragraph-properties fo:text-align="center"/>
      <style:text-properties fo:color="#00ffff" fo:font-size="32pt" fo:font-weight="bold" style:font-size-asian="32pt" style:font-weight-asian="bold" style:font-size-complex="32pt" style:font-weight-complex="bold"/>
    </style:style>
    <style:style style:name="P10" style:family="paragraph">
      <style:paragraph-properties fo:text-align="center"/>
      <style:text-properties fo:font-weight="bold" style:font-size-asian="32pt" style:font-weight-asian="bold" style:font-size-complex="32pt" style:font-weight-complex="bold"/>
    </style:style>
    <style:style style:name="P11" style:family="paragraph">
      <style:paragraph-properties fo:text-align="center"/>
      <style:text-properties fo:color="#3333ff" fo:font-size="32pt" style:font-size-asian="32pt" style:font-size-complex="32pt"/>
    </style:style>
    <style:style style:name="P12" style:family="paragraph">
      <style:paragraph-properties fo:text-align="center"/>
      <style:text-properties fo:color="#3333ff" fo:font-size="28pt" style:font-size-asian="28pt" style:font-size-complex="28pt"/>
    </style:style>
    <style:style style:name="P13" style:family="paragraph">
      <style:paragraph-properties fo:text-align="center"/>
      <style:text-properties fo:color="#00cc00" fo:font-size="32pt" style:font-size-asian="32pt" style:font-size-complex="32pt"/>
    </style:style>
    <style:style style:name="P14" style:family="paragraph">
      <style:paragraph-properties fo:text-align="center"/>
      <style:text-properties fo:color="#ff3333" fo:font-size="32pt" style:font-size-asian="32pt" style:font-size-complex="32pt"/>
    </style:style>
    <style:style style:name="P15" style:family="paragraph">
      <loext:graphic-properties draw:fill-color="#ffffff"/>
      <style:text-properties fo:font-size="20pt"/>
    </style:style>
    <style:style style:name="P16" style:family="paragraph">
      <style:paragraph-properties fo:margin-top="0cm" fo:margin-bottom="0cm" fo:line-height="100%" fo:text-align="start" style:punctuation-wrap="hanging" style:writing-mode="lr-tb"/>
      <style:text-properties fo:hyphenate="false"/>
    </style:style>
    <style:style style:name="P17" style:family="paragraph">
      <style:paragraph-properties fo:margin-left="0.763cm" fo:margin-right="0cm" fo:margin-top="0cm" fo:margin-bottom="0cm" fo:line-height="100%" fo:text-align="start" fo:text-indent="-0.762cm" style:writing-mode="lr-tb">
        <style:tab-stops>
          <style:tab-stop style:position="0cm"/>
        </style:tab-stops>
      </style:paragraph-properties>
    </style:style>
    <style:style style:name="P1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9" style:family="paragraph">
      <loext:graphic-properties draw:fill="none"/>
      <style:paragraph-properties fo:margin-left="0.763cm" fo:margin-right="0cm" fo:margin-top="0cm" fo:margin-bottom="0cm" fo:line-height="100%" fo:text-align="start" fo:text-indent="-0.762cm" style:writing-mode="lr-tb" style:font-independent-line-spacing="true">
        <style:tab-stops>
          <style:tab-stop style:position="0cm"/>
        </style:tab-stops>
      </style:paragraph-properties>
      <style:text-properties fo:font-size="24pt"/>
    </style:style>
    <style:style style:name="P20" style:family="paragraph">
      <style:paragraph-properties fo:margin-top="0cm" fo:margin-bottom="0cm" fo:line-height="100%" fo:text-align="end" style:writing-mode="rl-tb"/>
    </style:style>
    <style:style style:name="P21" style:family="paragraph">
      <loext:graphic-properties draw:fill="none"/>
      <style:paragraph-properties fo:margin-top="0cm" fo:margin-bottom="0cm" fo:line-height="100%" fo:text-align="end" style:writing-mode="rl-tb" style:font-independent-line-spacing="true"/>
      <style:text-properties fo:font-size="24pt"/>
    </style:style>
    <style:style style:name="P22" style:family="paragraph">
      <loext:graphic-properties draw:fill="none"/>
      <style:paragraph-properties fo:text-align="start" style:font-independent-line-spacing="true"/>
      <style:text-properties fo:font-size="24pt"/>
    </style:style>
    <style:style style:name="P23" style:family="paragraph">
      <loext:graphic-properties draw:fill="none"/>
      <style:paragraph-properties fo:margin-top="0cm" fo:margin-bottom="0cm" fo:line-height="100%" fo:text-align="end" style:writing-mode="rl-tb" style:font-independent-line-spacing="true"/>
      <style:text-properties fo:font-size="24pt" fo:font-weight="bold" style:font-weight-asian="bold" style:font-weight-complex="bold"/>
    </style:style>
    <style:style style:name="P24" style:family="paragraph">
      <style:paragraph-properties fo:margin-top="0cm" fo:margin-bottom="0cm" fo:line-height="100%" fo:text-align="center" style:writing-mode="rl-tb"/>
    </style:style>
    <style:style style:name="P25" style:family="paragraph">
      <loext:graphic-properties draw:fill="solid" draw:fill-color="#d34817"/>
      <style:paragraph-properties fo:margin-top="0cm" fo:margin-bottom="0cm" fo:line-height="100%" fo:text-align="center" style:writing-mode="rl-tb" style:font-independent-line-spacing="true"/>
      <style:text-properties fo:font-size="24pt"/>
    </style:style>
    <style:style style:name="P26" style:family="paragraph">
      <style:paragraph-properties fo:margin-top="0.155cm" fo:margin-bottom="0cm" fo:line-height="100%" fo:text-align="center" style:writing-mode="rl-tb"/>
    </style:style>
    <style:style style:name="P27" style:family="paragraph">
      <loext:graphic-properties draw:fill="solid" draw:fill-color="#d34817"/>
      <style:paragraph-properties fo:margin-top="0.155cm" fo:margin-bottom="0cm" fo:line-height="100%" fo:text-align="center" style:writing-mode="rl-tb" style:font-independent-line-spacing="true"/>
      <style:text-properties fo:font-size="24pt"/>
    </style:style>
    <style:style style:name="P28" style:family="paragraph">
      <style:paragraph-properties fo:margin-left="0cm" fo:margin-right="0cm" fo:margin-top="0.205cm" fo:margin-bottom="0cm" fo:line-height="90%" fo:text-align="start" fo:text-indent="0cm" style:punctuation-wrap="hanging" style:writing-mode="lr-tb">
        <style:tab-stops>
          <style:tab-stop style:position="0cm"/>
        </style:tab-stops>
      </style:paragraph-properties>
      <style:text-properties fo:hyphenate="false"/>
    </style:style>
    <style:style style:name="P29" style:family="paragraph">
      <loext:graphic-properties draw:fill="none"/>
      <style:paragraph-properties fo:text-align="start" style:font-independent-line-spacing="true"/>
      <style:text-properties fo:font-size="32pt" style:font-size-asian="32pt" style:font-size-complex="32pt"/>
    </style:style>
    <style:style style:name="P30"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31"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P32" style:family="paragraph">
      <loext:graphic-properties draw:fill="none"/>
      <style:paragraph-properties fo:text-align="start" style:font-independent-line-spacing="true"/>
      <style:text-properties fo:font-size="26pt"/>
    </style:style>
    <style:style style:name="P33"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34" style:family="paragraph">
      <style:paragraph-properties fo:margin-top="0cm" fo:margin-bottom="0cm" fo:line-height="100%" fo:text-align="end" style:punctuation-wrap="simple" style:writing-mode="rl-tb"/>
      <style:text-properties fo:font-size="13pt" style:font-size-asian="14pt" style:font-size-complex="14pt"/>
    </style:style>
    <style:style style:name="P35" style:family="paragraph">
      <loext:graphic-properties draw:fill="none" draw:fill-color="#ffffff"/>
      <style:paragraph-properties fo:margin-top="0cm" fo:margin-bottom="0cm" fo:line-height="100%" fo:text-align="end" style:punctuation-wrap="simple" style:writing-mode="rl-tb" style:font-independent-line-spacing="true"/>
      <style:text-properties fo:font-size="13pt" style:font-size-asian="14pt" style:font-size-complex="14pt"/>
    </style:style>
    <style:style style:name="P36" style:family="paragraph">
      <loext:graphic-properties draw:fill="none" draw:fill-color="#ffffff"/>
      <style:paragraph-properties fo:text-align="start" style:font-independent-line-spacing="true"/>
      <style:text-properties fo:font-size="14pt" style:font-size-asian="14pt" style:font-size-complex="14pt"/>
    </style:style>
    <style:style style:name="P37"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6pt" fo:hyphenate="false"/>
    </style:style>
    <style:style style:name="P38" style:family="paragraph">
      <loext:graphic-properties draw:fill="none" draw:fill-color="#ffffff"/>
      <style:paragraph-properties fo:text-align="start" style:font-independent-line-spacing="true"/>
      <style:text-properties fo:font-size="13pt" style:font-size-asian="14pt" style:font-size-complex="14pt"/>
    </style:style>
    <style:style style:name="P39" style:family="paragraph">
      <style:paragraph-properties fo:text-align="start"/>
      <style:text-properties fo:font-size="26pt"/>
    </style:style>
    <style:style style:name="P40" style:family="paragraph">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41" style:family="paragraph">
      <loext:graphic-properties draw:fill="none"/>
      <style:paragraph-properties fo:margin-left="0cm" fo:margin-right="0cm" fo:margin-top="0.205cm" fo:margin-bottom="0cm" fo:line-height="12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42" style:family="paragraph">
      <style:paragraph-properties fo:text-align="center"/>
      <style:text-properties fo:color="#ce181e"/>
    </style:style>
    <style:style style:name="P43" style:family="paragraph">
      <style:paragraph-properties fo:text-align="center"/>
      <style:text-properties fo:color="#990099" fo:font-size="32pt" fo:font-weight="bold" style:font-size-asian="32pt" style:font-weight-asian="bold" style:font-size-complex="32pt" style:font-weight-complex="bold"/>
    </style:style>
    <style:style style:name="P44" style:family="paragraph">
      <style:paragraph-properties fo:text-align="center"/>
      <style:text-properties fo:color="#0000ff" fo:font-size="32pt" fo:font-weight="bold" style:font-size-asian="32pt" style:font-weight-asian="bold" style:font-size-complex="32pt" style:font-weight-complex="bold"/>
    </style:style>
    <style:style style:name="P45" style:family="paragraph">
      <style:paragraph-properties fo:margin-top="0cm" fo:margin-bottom="0cm" fo:text-align="start"/>
    </style:style>
    <style:style style:name="P46" style:family="paragraph">
      <style:paragraph-properties fo:text-align="center"/>
    </style:style>
    <style:style style:name="P47" style:family="paragraph">
      <style:paragraph-properties fo:text-align="center"/>
      <style:text-properties fo:font-size="32pt" fo:font-weight="bold" style:font-size-asian="32pt" style:font-weight-asian="bold" style:font-size-complex="32pt" style:font-weight-complex="bold"/>
    </style:style>
    <style:style style:name="P48" style:family="paragraph">
      <style:paragraph-properties fo:text-align="center"/>
      <style:text-properties style:font-size-asian="20pt" style:font-size-complex="20pt"/>
    </style:style>
    <style:style style:name="P49" style:family="paragraph">
      <style:text-properties style:font-size-asian="20pt" style:font-size-complex="20pt"/>
    </style:style>
    <style:style style:name="P50" style:family="paragraph">
      <loext:graphic-properties draw:fill="none"/>
      <style:paragraph-properties fo:text-align="center"/>
    </style:style>
    <style:style style:name="P51" style:family="paragraph">
      <loext:graphic-properties draw:fill="solid" draw:fill-color="#c5000b"/>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color="#ffffff" fo:hyphenate="false"/>
    </style:style>
    <style:style style:name="P52" style:family="paragraph">
      <loext:graphic-properties draw:fill-color="#ffffff"/>
    </style:style>
    <style:style style:name="P53" style:family="paragraph">
      <loext:graphic-properties draw:fill="none"/>
      <style:paragraph-properties fo:text-align="start" style:font-independent-line-spacing="true"/>
      <style:text-properties fo:color="#ff3333" fo:font-size="40pt"/>
    </style:style>
    <style:style style:name="P54" style:family="paragraph">
      <loext:graphic-properties draw:fill="none" draw:fill-color="#ffffff"/>
      <style:text-properties fo:font-size="32pt"/>
    </style:style>
    <style:style style:name="P55" style:family="paragraph">
      <loext:graphic-properties draw:fill="none" draw:fill-color="#ffffff"/>
      <style:paragraph-properties fo:margin-top="0cm" fo:margin-bottom="0cm" fo:text-align="start" style:font-independent-line-spacing="true"/>
      <style:text-properties fo:font-size="18pt"/>
    </style:style>
    <style:style style:name="T1"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size="26pt"/>
    </style:style>
    <style:style style:name="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color="#00ffff" fo:font-size="32pt" fo:font-weight="bold" style:font-size-asian="32pt" style:font-weight-asian="bold" style:font-size-complex="32pt" style:font-weight-complex="bold"/>
    </style:style>
    <style:style style:name="T5" style:family="text">
      <style:text-properties fo:font-size="32pt" fo:font-weight="bold" style:font-size-asian="32pt" style:font-weight-asian="bold" style:font-size-complex="32pt" style:font-weight-complex="bold"/>
    </style:style>
    <style:style style:name="T6" style:family="text">
      <style:text-properties fo:color="#3333ff" fo:font-size="32pt" style:font-size-asian="32pt" style:font-size-complex="32pt"/>
    </style:style>
    <style:style style:name="T7" style:family="text">
      <style:text-properties fo:color="#3333ff" fo:font-size="24pt" style:font-size-asian="24pt" style:font-size-complex="24pt"/>
    </style:style>
    <style:style style:name="T8" style:family="text">
      <style:text-properties fo:color="#3333ff" fo:font-size="24pt" fo:font-style="italic" style:font-size-asian="24pt" style:font-style-asian="italic" style:font-size-complex="24pt" style:font-style-complex="italic"/>
    </style:style>
    <style:style style:name="T9" style:family="text">
      <style:text-properties fo:color="#3333ff" fo:font-size="18pt" style:font-size-asian="32pt" style:font-size-complex="32pt"/>
    </style:style>
    <style:style style:name="T10" style:family="text">
      <style:text-properties fo:color="#3333ff" fo:font-size="28pt" fo:font-style="italic" style:font-size-asian="28pt" style:font-style-asian="italic" style:font-size-complex="28pt" style:font-style-complex="italic"/>
    </style:style>
    <style:style style:name="T11" style:family="text">
      <style:text-properties fo:color="#3333ff" fo:font-size="28pt" style:font-size-asian="28pt" style:font-size-complex="28pt"/>
    </style:style>
    <style:style style:name="T12" style:family="text">
      <style:text-properties fo:color="#00cc00" fo:font-size="32pt" style:font-size-asian="32pt" style:font-size-complex="32pt"/>
    </style:style>
    <style:style style:name="T13" style:family="text">
      <style:text-properties fo:color="#ff3333" fo:font-size="32pt" style:font-size-asian="32pt" style:font-size-complex="32pt"/>
    </style:style>
    <style:style style:name="T14"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normal" style:font-size-asian="28pt" style:font-style-asian="normal" style:font-weight-asian="normal" style:font-name-complex="Tahoma" style:font-size-complex="2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bold" style:font-size-asian="32pt" style:font-style-asian="normal" style:font-weight-asian="bold" style:font-name-complex="Arial" style:font-size-complex="32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 fo:font-size="22pt" fo:letter-spacing="normal" fo:font-style="italic" style:text-underline-style="none" fo:font-weight="normal" style:font-size-asian="22pt" style:font-style-asian="italic" style:font-weight-asian="normal" style:font-name-complex="Arial" style:font-size-complex="22pt" style:font-style-complex="italic" style:font-weight-complex="normal"/>
    </style:style>
    <style:style style:name="T21"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24" style:family="text">
      <style:text-properties fo:font-variant="normal" fo:text-transform="none" fo:color="#000000" style:text-line-through-style="none" style:text-line-through-type="none" style:text-position="0% 100%" style:font-name="Courier New" fo:font-size="32pt" fo:letter-spacing="normal" fo:font-style="normal" style:text-underline-style="none" fo:font-weight="normal" style:font-size-asian="32pt" style:font-style-asian="normal" style:font-weight-asian="normal" style:font-name-complex="Courier New" style:font-size-complex="32pt" style:font-style-complex="normal" style:font-weight-complex="normal"/>
    </style:style>
    <style:style style:name="T25" style:family="text">
      <style:text-properties fo:font-variant="normal" fo:text-transform="none" fo:color="#0070c0" style:text-line-through-style="none" style:text-line-through-type="none" style:text-position="0% 100%" style:font-name="Courier New" fo:font-size="32pt" fo:letter-spacing="normal" fo:font-style="normal" style:text-underline-style="none" fo:font-weight="bold" style:font-size-asian="32pt" style:font-style-asian="normal" style:font-weight-asian="bold" style:font-name-complex="Courier New" style:font-size-complex="32pt" style:font-style-complex="normal" style:font-weight-complex="bold"/>
    </style:style>
    <style:style style:name="T26" style:family="text">
      <style:text-properties fo:font-variant="normal" fo:text-transform="none" fo:color="#000000" style:text-line-through-style="none" style:text-line-through-type="none" style:text-position="0% 100%" style:font-name="Courier New" fo:font-size="32pt" fo:letter-spacing="normal" fo:font-style="normal" style:text-underline-style="none" fo:font-weight="bold" style:font-size-asian="32pt" style:font-style-asian="normal" style:font-weight-asian="bold" style:font-name-complex="Courier New" style:font-size-complex="32pt" style:font-style-complex="normal" style:font-weight-complex="bold"/>
    </style:style>
    <style:style style:name="T27" style:family="text">
      <style:text-properties fo:font-variant="normal" fo:text-transform="none" fo:color="#00b050" style:text-line-through-style="none" style:text-line-through-type="none" style:text-position="0% 100%" style:font-name="Courier New" fo:font-size="32pt" fo:letter-spacing="normal" fo:font-style="normal" style:text-underline-style="none" fo:font-weight="bold" style:font-size-asian="32pt" style:font-style-asian="normal" style:font-weight-asian="bold" style:font-name-complex="Courier New" style:font-size-complex="32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bold" style:font-size-asian="32pt" style:font-style-asian="normal" style:font-weight-asian="bold" style:font-name-complex="Courier New" style:font-size-complex="32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Courier New" style:font-size-complex="32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3" style:family="text">
      <style:text-properties fo:font-variant="normal" fo:text-transform="none" fo:color="#0000ff"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bold" style:font-size-asian="27pt" style:font-style-asian="normal" style:font-weight-asian="bold" style:font-size-complex="27pt" style:font-style-complex="normal" style:font-weight-complex="bold"/>
    </style:style>
    <style:style style:name="T36"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7"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39"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40" style:family="text">
      <style:text-properties fo:font-variant="normal" fo:text-transform="none" fo:color="#80008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41" style:family="text">
      <style:text-properties fo:font-variant="normal" fo:text-transform="none" fo:color="#ff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imes New Roman" fo:font-size="13pt" fo:letter-spacing="normal" fo:font-style="normal" style:text-underline-style="none" fo:font-weight="normal" style:font-name-asian="+mn-ea" style:font-size-asian="13pt" style:font-style-asian="normal" style:font-weight-asian="normal" style:font-name-complex="Times New Roman" style:font-size-complex="13pt" style:font-style-complex="normal" style:font-weight-complex="normal"/>
    </style:style>
    <style:style style:name="T43" style:family="text">
      <style:text-properties fo:font-variant="normal" fo:text-transform="none" fo:color="#696464" style:text-line-through-style="none" style:text-line-through-type="none" style:text-position="0% 100%" style:font-name="Arial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44" style:family="text">
      <style:text-properties fo:font-variant="normal" fo:text-transform="none" fo:color="#0000ff"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6" style:family="text">
      <style:text-properties fo:color="#ce181e" fo:font-size="32pt" fo:font-weight="bold" style:font-size-asian="32pt" style:font-weight-asian="bold" style:font-size-complex="32pt" style:font-weight-complex="bold"/>
    </style:style>
    <style:style style:name="T47" style:family="text">
      <style:text-properties fo:color="#990099" fo:font-size="32pt" fo:font-weight="bold" style:font-size-asian="32pt" style:font-weight-asian="bold" style:font-size-complex="32pt" style:font-weight-complex="bold"/>
    </style:style>
    <style:style style:name="T48" style:family="text">
      <style:text-properties fo:color="#0000ff" fo:font-size="32pt" fo:font-weight="bold" style:font-size-asian="32pt" style:font-weight-asian="bold" style:font-size-complex="32pt" style:font-weight-complex="bold"/>
    </style:style>
    <style:style style:name="T49"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50" style:family="text">
      <style:text-properties fo:color="#00cc00" fo:font-size="32pt" fo:font-weight="bold" style:font-size-asian="32pt" style:font-weight-asian="bold" style:font-size-complex="32pt" style:font-weight-complex="bold"/>
    </style:style>
    <style:style style:name="T51" style:family="text">
      <style:text-properties fo:font-size="20pt" style:font-size-asian="20pt" style:font-size-complex="20pt"/>
    </style:style>
    <style:style style:name="T52" style:family="text">
      <style:text-properties fo:font-variant="normal" fo:text-transform="none" fo:color="#696464"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3" style:family="text">
      <style:text-properties fo:font-variant="normal" fo:text-transform="none" fo:color="#009933"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4"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55" style:family="text">
      <style:text-properties fo:font-variant="normal" fo:text-transform="none" fo:color="#ffffff"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6" style:family="text">
      <style:text-properties fo:font-variant="normal" fo:text-transform="none" fo:color="#696464" style:text-line-through-style="none" style:text-line-through-type="none" style:text-position="0% 100%" style:font-name="Arial1"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57" style:family="text">
      <style:text-properties fo:font-variant="normal" fo:text-transform="none" fo:color="#0000ff"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9" style:family="text">
      <style:text-properties fo:font-variant="normal" fo:text-transform="none" fo:color="#008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0" style:family="text">
      <style:text-properties fo:font-variant="normal" fo:text-transform="none" fo:color="#80008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1"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2" style:family="text">
      <style:text-properties fo:font-variant="normal" fo:text-transform="none" fo:color="#0000ff" style:text-line-through-style="none" style:text-line-through-type="none" style:text-position="0% 100%" style:font-name="Consola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3" style:family="text">
      <style:text-properties fo:font-variant="normal" fo:text-transform="none" fo:color="#ff3333"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4" style:family="text">
      <style:text-properties fo:font-size="32pt"/>
    </style:style>
    <style:style style:name="T65" style:family="text">
      <style:text-properties fo:color="#0000ff" fo:font-size="32pt"/>
    </style:style>
    <style:style style:name="T66" style:family="text">
      <style:text-properties fo:color="#009933" fo:font-size="32pt"/>
    </style:style>
    <style:style style:name="T67" style:family="text">
      <style:text-properties fo:color="#ff3333" fo:font-size="32pt"/>
    </style:style>
    <style:style style:name="T68" style:family="text">
      <style:text-properties fo:font-size="32pt" fo:font-weight="bold" style:font-weight-asian="bold" style:font-weight-complex="bold"/>
    </style:style>
    <style:style style:name="T69" style:family="text">
      <style:text-properties fo:font-size="24pt" fo:font-style="italic" style:font-size-asian="24pt" style:font-style-asian="italic" style:font-size-complex="2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style:font-name="Aria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שקופית_20_כותרת" presentation:presentation-page-layout-name="AL1T0">
        <office:forms form:automatic-focus="false" form:apply-design-mode="false"/>
        <draw:frame draw:name="Rectangle 1" presentation:style-name="pr1" draw:text-style-name="P2" draw:layer="layout" svg:width="22.859cm" svg:height="4.082cm" svg:x="1.27cm" svg:y="4.183cm" presentation:class="title" presentation:user-transformed="true">
          <draw:text-box>
            <text:p text:style-name="P1"><text:span text:style-name="T1">Classes in C++</text:span></text:p>
          </draw:text-box>
        </draw:frame>
        <draw:frame draw:name="כותרת משנה 3" presentation:style-name="pr2" draw:text-style-name="P4" draw:layer="layout" svg:width="14.477cm" svg:height="5.842cm" svg:x="5.334cm" svg:y="11.43cm">
          <draw:text-box>
            <text:p text:style-name="P3"><text:span text:style-name="T2"/></text:p>
            <text:list text:style-name="L1">
              <text:list-item>
                <text:p text:style-name="P3"><text:span text:style-name="T2">Version 1: Dr. Ofir Pele</text:span></text:p>
              </text:list-item>
              <text:list-item>
                <text:p text:style-name="P3"><text:span text:style-name="T2">Version 2: Dr. Miri Ben-Nissan</text:span></text:p>
              </text:list-item>
              <text:list-item>
                <text:p text:style-name="P3"><text:span text:style-name="T2">Version 3: Dr. Erel Segal-Halevi</text:span></text:p>
              </text:list-item>
            </text:list>
          </draw:text-box>
        </draw:frame>
        <presentation:notes draw:style-name="dp2">
          <draw:custom-shape draw:name="Text Box 1" draw:style-name="gr1" draw:text-style-name="P5" draw:layer="layout" svg:width="7.394cm" svg:height="10.662cm" svg:x="6.165cm" svg:y="2.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3" draw:text-style-name="P6" draw:layer="layout" svg:width="15.773cm" svg:height="12.787cm" svg:x="1.971cm" svg:y="13.507cm" presentation:class="notes" presentation:placeholder="true" presentation:user-transformed="true">
            <draw:text-box/>
          </draw:frame>
        </presentation:notes>
      </draw:page>
      <draw:page draw:name="page2" draw:style-name="dp1" draw:master-page-name="כותרת_20_ותוכן" presentation:presentation-page-layout-name="AL2T11">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standard" draw:layer="layout" svg:width="23.805cm" svg:height="18.201cm" svg:x="0.761cm" svg:y="0.3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9"><text:span text:style-name="T4">C</text:span></text:p>
              </table:table-cell>
              <table:table-cell>
                <text:p text:style-name="P9"><text:span text:style-name="T4">C++</text:span></text:p>
              </table:table-cell>
              <table:table-cell>
                <text:p text:style-name="P9"><text:span text:style-name="T4">Java</text:span></text:p>
              </table:table-cell>
            </table:table-row>
            <table:table-row table:style-name="ro1" table:default-cell-style-name="ce4">
              <table:table-cell table:style-name="ce3">
                <text:p text:style-name="P10"><text:span text:style-name="T5">Keyword</text:span></text:p>
              </table:table-cell>
              <table:table-cell>
                <text:p text:style-name="P11"><text:span text:style-name="T6">struct</text:span></text:p>
              </table:table-cell>
              <table:table-cell>
                <text:p text:style-name="P11"><text:span text:style-name="T6">class or struct</text:span></text:p>
              </table:table-cell>
              <table:table-cell>
                <text:p text:style-name="P11"><text:span text:style-name="T6">class</text:span></text:p>
              </table:table-cell>
            </table:table-row>
            <table:table-row table:style-name="ro1" table:default-cell-style-name="ce4">
              <table:table-cell table:style-name="ce3">
                <text:p text:style-name="P10"><text:span text:style-name="T5">Filename</text:span></text:p>
              </table:table-cell>
              <table:table-cell>
                <text:p text:style-name="P11"><text:span text:style-name="T6">any </text:span><text:span text:style-name="T7">(usually: </text:span><text:span text:style-name="T8">name</text:span><text:span text:style-name="T7">.h)</text:span></text:p>
              </table:table-cell>
              <table:table-cell>
                <text:p text:style-name="P11"><text:span text:style-name="T6">any</text:span><text:span text:style-name="T9"> </text:span><text:span text:style-name="T7">(usually: </text:span><text:span text:style-name="T8">name</text:span><text:span text:style-name="T7">.hpp </text:span><text:span text:style-name="T8">name</text:span><text:span text:style-name="T7">.cpp)</text:span></text:p>
              </table:table-cell>
              <table:table-cell table:style-name="ce5">
                <text:p text:style-name="P12"><text:span text:style-name="T10">name</text:span><text:span text:style-name="T11">.java</text:span></text:p>
              </table:table-cell>
            </table:table-row>
            <table:table-row table:style-name="ro1" table:default-cell-style-name="ce6">
              <table:table-cell table:style-name="ce3">
                <text:p text:style-name="P10"><text:span text:style-name="T5">Attributes</text:span></text:p>
              </table:table-cell>
              <table:table-cell>
                <text:p text:style-name="P13"><text:span text:style-name="T12">Yes</text:span></text:p>
              </table:table-cell>
              <table:table-cell>
                <text:p text:style-name="P13"><text:span text:style-name="T12">Yes</text:span></text:p>
              </table:table-cell>
              <table:table-cell>
                <text:p text:style-name="P13"><text:span text:style-name="T12">Yes</text:span></text:p>
              </table:table-cell>
            </table:table-row>
            <table:table-row table:style-name="ro1" table:default-cell-style-name="ce6">
              <table:table-cell table:style-name="ce3">
                <text:p text:style-name="P10"><text:span text:style-name="T5">Methods</text:span></text:p>
              </table:table-cell>
              <table:table-cell table:style-name="ce7">
                <text:p text:style-name="P14"><text:span text:style-name="T13">No</text:span></text:p>
              </table:table-cell>
              <table:table-cell>
                <text:p text:style-name="P13"><text:span text:style-name="T12">Yes</text:span></text:p>
              </table:table-cell>
              <table:table-cell>
                <text:p text:style-name="P13"><text:span text:style-name="T12">Yes</text:span></text:p>
              </table:table-cell>
            </table:table-row>
            <table:table-row table:style-name="ro1" table:default-cell-style-name="ce6">
              <table:table-cell table:style-name="ce3">
                <text:p text:style-name="P10"><text:span text:style-name="T5">Access control</text:span></text:p>
              </table:table-cell>
              <table:table-cell table:style-name="ce7">
                <text:p text:style-name="P14"><text:span text:style-name="T13">all public</text:span></text:p>
              </table:table-cell>
              <table:table-cell>
                <text:p text:style-name="P13"><text:span text:style-name="T12">public or private</text:span></text:p>
              </table:table-cell>
              <table:table-cell>
                <text:p text:style-name="P13"><text:span text:style-name="T12">public or private</text:span></text:p>
              </table:table-cell>
            </table:table-row>
            <table:table-row table:style-name="ro1" table:default-cell-style-name="ce6">
              <table:table-cell table:style-name="ce3">
                <text:p text:style-name="P10"><text:span text:style-name="T5">Memory</text:span></text:p>
              </table:table-cell>
              <table:table-cell>
                <text:p text:style-name="P13"><text:span text:style-name="T12">stack</text:span></text:p>
              </table:table-cell>
              <table:table-cell>
                <text:p text:style-name="P13"><text:span text:style-name="T12">stack</text:span></text:p>
              </table:table-cell>
              <table:table-cell table:style-name="ce7">
                <text:p text:style-name="P14"><text:span text:style-name="T13">heap</text:span></text:p>
              </table:table-cell>
            </table:table-row>
            <table:table-row table:style-name="ro1" table:default-cell-style-name="ce7">
              <table:table-cell table:style-name="ce3">
                <text:p text:style-name="P10"><text:span text:style-name="T5">Operators</text:span></text:p>
              </table:table-cell>
              <table:table-cell>
                <text:p text:style-name="P14"><text:span text:style-name="T13">No</text:span></text:p>
              </table:table-cell>
              <table:table-cell table:style-name="ce6">
                <text:p text:style-name="P13"><text:span text:style-name="T12">Yes</text:span></text:p>
              </table:table-cell>
              <table:table-cell>
                <text:p text:style-name="P14"><text:span text:style-name="T13">No</text:span></text:p>
              </table:table-cell>
            </table:table-row>
          </table:table>
          <draw:image xlink:href="Pictures/TablePreview1.svm" xlink:type="simple" xlink:show="embed" xlink:actuate="onLoad"/>
        </draw:frame>
        <presentation:notes draw:style-name="dp3">
          <draw:page-thumbnail draw:style-name="gr2" draw:layer="layout" svg:width="14.212cm" svg:height="10.659cm" svg:x="2.753cm" svg:y="2.16cm" draw:page-number="2" presentation:class="page"/>
          <draw:frame presentation:style-name="pr5" draw:text-style-name="P15" draw:layer="layout" svg:width="15.775cm" svg:height="12.792cm" svg:x="1.972cm" svg:y="13.503cm" presentation:class="notes" presentation:placeholder="true">
            <draw:text-box/>
          </draw:frame>
        </presentation:notes>
      </draw:page>
      <draw:page draw:name="Abstract Data Type (ADT)" draw:style-name="dp4" draw:master-page-name="כותרת_20_ותוכן" presentation:presentation-page-layout-name="AL2T11">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6" draw:text-style-name="P2" draw:layer="layout" svg:width="21.589cm" svg:height="3.174cm" svg:x="0.423cm" svg:y="0.507cm" presentation:class="title" presentation:user-transformed="true">
          <draw:text-box>
            <text:p text:style-name="P16"><text:span text:style-name="T14">Abstract Data Type (ADT)</text:span></text:p>
          </draw:text-box>
        </draw:frame>
        <draw:custom-shape draw:name="Text Box 6" draw:style-name="gr3" draw:text-style-name="P19" xml:id="id3" draw:id="id3" draw:layer="layout" svg:width="13.757cm" svg:height="3.806cm" svg:x="1.499cm" svg:y="12.114cm">
          <text:p text:style-name="P17"><text:span text:style-name="T15">Attributes</text:span><text:span text:style-name="T16">: </text:span><text:span text:style-name="T16"><text:tab/></text:span></text:p>
          <text:list text:style-name="L3">
            <text:list-item>
              <text:p text:style-name="P18"><text:span text:style-name="T16">4 bytes.</text:span></text:p>
            </text:list-item>
            <text:list-item>
              <text:p text:style-name="P18"><text:span text:style-name="T16">Integer numb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4" draw:text-style-name="P21" xml:id="id5" draw:id="id5" draw:layer="layout" svg:width="7.136cm" svg:height="1.267cm" svg:x="7.319cm" svg:y="5.309cm">
          <text:p text:style-name="P20"><text:span text:style-name="T17">set of </text:span><text:span text:style-name="T18">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8" draw:style-name="gr5" draw:text-style-name="P22" xml:id="id1" draw:id="id1" draw:layer="layout" svg:width="0cm" svg:height="3.002cm" svg:x="3.496cm" svg:y="8.912cm" svg:viewBox="0 0 1 3003" draw:points="0,0 1,3003">
          <text:p/>
        </draw:polyline>
        <draw:custom-shape draw:name="Text Box 9" draw:style-name="gr4" draw:text-style-name="P23" xml:id="id2" draw:id="id2" draw:layer="layout" svg:width="4.36cm" svg:height="1.267cm" svg:x="3.918cm" svg:y="9.512cm">
          <text:p text:style-name="P20"><text:span text:style-name="T18">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4" draw:text-style-name="P19" xml:id="id6" draw:id="id6" draw:layer="layout" svg:width="10.012cm" svg:height="6.176cm" svg:x="14.792cm" svg:y="5.711cm">
          <text:p text:style-name="P17"><text:span text:style-name="T15">Operations</text:span><text:span text:style-name="T16">: </text:span></text:p>
          <text:list text:style-name="L3">
            <text:list-item>
              <text:p text:style-name="P18"><text:span text:style-name="T16">numerical operators</text:span></text:p>
            </text:list-item>
            <text:list-item>
              <text:p text:style-name="P18"><text:span text:style-name="T16">logical operations</text:span></text:p>
            </text:list-item>
            <text:list-item>
              <text:p text:style-name="P18"><text:span text:style-name="T16">bit operations</text:span></text:p>
            </text:list-item>
            <text:list-item>
              <text:p text:style-name="P18"><text:span text:style-name="T16">I/O oper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 draw:style-name="gr6" draw:text-style-name="P25" draw:layer="layout" svg:width="6.001cm" svg:height="3.597cm" svg:x="0.9cm" svg:y="5.111cm">
          <text:p text:style-name="P24"><text:span text:style-name="T19">int</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polyline draw:name="Line 4" draw:style-name="gr5" draw:text-style-name="P22" xml:id="id4" draw:id="id4" draw:layer="layout" svg:width="8.201cm" svg:height="0cm" svg:x="6.698cm" svg:y="6.91cm" svg:viewBox="0 0 8202 1" draw:points="0,0 8202,1">
          <text:p/>
        </draw:polyline>
        <draw:custom-shape draw:name="AutoShape 12" draw:style-name="gr7" draw:text-style-name="P27" xml:id="id7" draw:id="id7" draw:layer="layout" svg:width="13.903cm" svg:height="5.494cm" svg:x="11.399cm" svg:y="12.228cm">
          <text:p text:style-name="P26"><text:span text:style-name="T20">Data Types define the way you use storage (memory) in the programs you write</text:span><text:span text:style-name="T20">.</text:span></text:p>
          <text:p text:style-name="P24"><text:span text:style-name="T20"/></text:p>
          <draw:enhanced-geometry draw:mirror-horizontal="false" draw:mirror-vertical="false" svg:viewBox="0 0 0 0" drawooo:sub-view-size="43200 43200 0 0 0 0 0 0 43200 43200" draw:text-areas="?f39 ?f40 ?f41 ?f42" draw:type="ooxml-cloudCallout" draw:modifiers="-48889 58616"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top">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0-height/2;y" smil:keyTimes="0;1"/>
                </anim:par>
              </anim:par>
              <anim:par smil:begin="0.5s" smil:fill="hold" presentation:node-type="after-previous">
                <anim:par smil:begin="0s" smil:fill="hold" presentation:node-type="after-previous" presentation:preset-class="entrance" presentation:preset-id="ooo-entrance-fly-in" presentation:preset-sub-type="from-top">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0-height/2;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3"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4" smil:attributeName="visibility" smil:to="visible"/>
                  <anim:animate smil:dur="0.5s" smil:fill="hold" smil:targetElement="id4" smil:attributeName="x" smil:values="0-width/2;x" smil:keyTimes="0;1"/>
                  <anim:animate smil:dur="0.5s" smil:fill="hold" smil:targetElement="id4" smil:attributeName="y" smil:values="y;y" smil:keyTimes="0;1"/>
                </anim:par>
              </anim:par>
              <anim:par smil:begin="0.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5" smil:attributeName="visibility" smil:to="visible"/>
                  <anim:animate smil:dur="0.5s" smil:fill="hold" smil:targetElement="id5" smil:attributeName="x" smil:values="0-width/2;x" smil:keyTimes="0;1"/>
                  <anim:animate smil:dur="0.5s" smil:fill="hold" smil:targetElement="id5"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6" smil:attributeName="visibility" smil:to="visible"/>
                  <anim:animate smil:dur="0.5s" smil:fill="hold" smil:targetElement="id6" smil:attributeName="x" smil:values="0-width/2;x" smil:keyTimes="0;1"/>
                  <anim:animate smil:dur="0.5s" smil:fill="hold" smil:targetElement="id6"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dissolve-in">
                  <anim:set smil:begin="0s" smil:dur="0.001s" smil:fill="hold" smil:targetElement="id7" smil:attributeName="visibility" smil:to="visible"/>
                  <anim:transitionFilter smil:dur="0.5s" smil:targetElement="id7" smil:type="dissolve"/>
                </anim:par>
              </anim:par>
            </anim:par>
          </anim:seq>
        </anim:par>
        <presentation:notes draw:style-name="dp3">
          <draw:page-thumbnail draw:style-name="gr2" draw:layer="layout" svg:width="14.848cm" svg:height="11.136cm" svg:x="3.075cm" svg:y="2.257cm" draw:page-number="3" presentation:class="page"/>
          <draw:frame presentation:style-name="pr7" draw:text-style-name="P15" draw:layer="layout" svg:width="16.799cm" svg:height="13.364cm" svg:x="2.1cm" svg:y="14.107cm" presentation:class="notes" presentation:placeholder="true">
            <draw:text-box/>
          </draw:frame>
        </presentation:notes>
      </draw:page>
      <draw:page draw:name="Classes" draw:style-name="dp4" draw:master-page-name="כותרת_20_ותוכן" presentation:presentation-page-layout-name="AL2T11">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6" draw:text-style-name="P2" draw:layer="layout" svg:width="21.589cm" svg:height="3.174cm" svg:x="1.482cm" svg:y="0.847cm" presentation:class="title" presentation:user-transformed="true">
          <draw:text-box>
            <text:p text:style-name="P16"><text:span text:style-name="T21">Classes</text:span></text:p>
          </draw:text-box>
        </draw:frame>
        <draw:frame draw:name="Rectangle 3" presentation:style-name="pr8" draw:text-style-name="P29" draw:layer="layout" svg:width="23.459cm" svg:height="15.349cm" svg:x="0.881cm" svg:y="4.022cm" presentation:class="outline" presentation:user-transformed="true">
          <draw:text-box>
            <text:p xml:id="id8" text:id="id8" text:style-name="P28"><text:span text:style-name="T22">In C++ we use </text:span><text:span text:style-name="T23">classes</text:span><text:span text:style-name="T22"> to define new ADTs:</text:span></text:p>
            <text:p xml:id="id9" text:id="id9" text:style-name="P28"><text:span text:style-name="T22"><text:line-break/></text:span><text:span text:style-name="T24"><text:tab/></text:span><text:span text:style-name="T25">class</text:span><text:span text:style-name="T26"> ClassName</text:span><text:span text:style-name="T26"><text:line-break/></text:span><text:span text:style-name="T26"><text:tab/></text:span><text:span text:style-name="T26">{</text:span><text:span text:style-name="T26"><text:line-break/></text:span><text:span text:style-name="T26"><text:tab/></text:span><text:span text:style-name="T26"><text:tab/></text:span><text:span text:style-name="T27">//attributes and operations</text:span><text:span text:style-name="T27"><text:line-break/></text:span><text:span text:style-name="T26"><text:tab/></text:span><text:span text:style-name="T26">};</text:span></text:p>
            <text:p text:style-name="P28"><text:span text:style-name="T28"/></text:p>
            <text:p xml:id="id10" text:id="id10" text:style-name="P28"><text:span text:style-name="T28">Objects</text:span><text:span text:style-name="T29"> are instances of classes.</text:span><text:span text:style-name="T29"><text:line-break/></text:span><text:span text:style-name="T29"> <text:s text:c="5"/>objects are to classes what </text:span></text:p>
            <text:p text:style-name="P28"><text:span text:style-name="T29"><text:s text:c="6"/></text:span><text:span text:style-name="T29">variables are to typ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8" anim:sub-item="text" smil:attributeName="visibility" smil:to="visible"/>
                  <anim:transitionFilter smil:dur="0.5s" smil:targetElement="id8"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9" anim:sub-item="text" smil:attributeName="visibility" smil:to="visible"/>
                  <anim:transitionFilter smil:dur="0.5s" smil:targetElement="id9"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0" anim:sub-item="text" smil:attributeName="visibility" smil:to="visible"/>
                  <anim:transitionFilter smil:dur="0.5s" smil:targetElement="id10" anim:sub-item="text" smil:type="checkerBoardWipe" smil:subtype="across"/>
                </anim:par>
              </anim:par>
            </anim:par>
          </anim:seq>
        </anim:par>
        <presentation:notes draw:style-name="dp3">
          <draw:page-thumbnail draw:style-name="gr2" draw:layer="layout" svg:width="14.212cm" svg:height="10.659cm" svg:x="2.753cm" svg:y="2.16cm" draw:page-number="4" presentation:class="page"/>
          <draw:frame presentation:style-name="pr5" draw:text-style-name="P15" draw:layer="layout" svg:width="15.775cm" svg:height="12.792cm" svg:x="1.972cm" svg:y="13.503cm" presentation:class="notes" presentation:placeholder="true">
            <draw:text-box/>
          </draw:frame>
        </presentation:notes>
      </draw:page>
      <draw:page draw:name="structs and classes" draw:style-name="dp1" draw:master-page-name="כותרת_20_ותוכן" presentation:presentation-page-layout-name="AL2T11">
        <office:forms form:automatic-focus="false" form:apply-design-mode="false"/>
        <draw:frame draw:name="כותרת 1" presentation:style-name="pr9" draw:text-style-name="P2" draw:layer="layout" svg:width="23.706cm" svg:height="1.776cm" svg:x="0.847cm" svg:y="0.763cm" presentation:class="title" presentation:user-transformed="true">
          <draw:text-box>
            <text:p text:style-name="P16"><text:span text:style-name="T14">structs and classes</text:span></text:p>
          </draw:text-box>
        </draw:frame>
        <draw:frame draw:name="מציין מיקום של מספר שקופית 2"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8" draw:text-style-name="P32" draw:layer="layout" svg:width="23.706cm" svg:height="15.874cm" svg:x="0.847cm" svg:y="2.54cm" presentation:class="outline" presentation:user-transformed="true">
          <draw:text-box>
            <text:p text:style-name="P30"><text:span text:style-name="T30">Where did </text:span><text:span text:style-name="T31">struct</text:span><text:span text:style-name="T30">s go? </text:span></text:p>
            <text:list text:style-name="L5">
              <text:list-item>
                <text:list>
                  <text:list-item>
                    <text:p text:style-name="P31"><text:span text:style-name="T32">In C++ </text:span><text:span text:style-name="T33">class</text:span><text:span text:style-name="T34">==</text:span><text:span text:style-name="T33">str</text:span><text:span text:style-name="T33">uct</text:span><text:span text:style-name="T32">, except </text:span><text:span text:style-name="T32">that by </text:span><text:span text:style-name="T32">default </text:span><text:span text:style-name="T33">struct </text:span><text:span text:style-name="T32">members </text:span><text:span text:style-name="T32">are </text:span><text:span text:style-name="T35">public</text:span><text:span text:style-name="T32"> </text:span><text:span text:style-name="T32">and </text:span><text:span text:style-name="T33">class </text:span><text:span text:style-name="T32">members </text:span><text:span text:style-name="T32">are </text:span><text:span text:style-name="T35">private</text:span><text:span text:style-name="T32">:</text:span></text:p>
                  </text:list-item>
                </text:list>
              </text:list-item>
            </text:list>
          </draw:text-box>
        </draw:frame>
        <draw:custom-shape draw:name="Rectangle 3" draw:style-name="gr8" draw:text-style-name="P33" draw:layer="layout" svg:width="11.641cm" svg:height="10.159cm" svg:x="0.635cm" svg:y="8.043cm">
          <text:p text:style-name="P30"><text:span text:style-name="T31">struct</text:span><text:span text:style-name="T36"> </text:span><text:span text:style-name="T36">MyStruct </text:span><text:span text:style-name="T36"><text:line-break/></text:span><text:span text:style-name="T36">{ </text:span><text:span text:style-name="T36"><text:line-break/></text:span><text:span text:style-name="T36">   </text:span><text:span text:style-name="T31">int</text:span><text:span text:style-name="T36"> x;</text:span><text:span text:style-name="T36"><text:line-break/></text:span><text:span text:style-name="T36">};</text:span></text:p>
          <text:p text:style-name="P30"><text:span text:style-name="T37">class </text:span><text:span text:style-name="T38">MyClass </text:span><text:span text:style-name="T38"><text:line-break/></text:span><text:span text:style-name="T38">{ </text:span><text:span text:style-name="T38"><text:line-break/></text:span><text:span text:style-name="T38">   </text:span><text:span text:style-name="T37">int</text:span><text:span text:style-name="T38"> x;</text:span><text:span text:style-name="T38"><text:line-break/></text:span><text:span text:style-name="T3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33" draw:layer="layout" svg:width="12.487cm" svg:height="10.159cm" svg:x="12.277cm" svg:y="7.62cm">
          <text:p text:style-name="P30"><text:span text:style-name="T31">int</text:span><text:span text:style-name="T36"> main() </text:span><text:span text:style-name="T36"><text:line-break/></text:span><text:span text:style-name="T36">{ </text:span><text:span text:style-name="T36"><text:line-break/></text:span><text:span text:style-name="T36">  </text:span><text:span text:style-name="T38"> </text:span><text:span text:style-name="T38">MyStruct </text:span><text:span text:style-name="T38">s; </text:span><text:span text:style-name="T38"><text:line-break/></text:span><text:span text:style-name="T39"> <text:s text:c="2"/></text:span><text:span text:style-name="T38">s.x = </text:span><text:span text:style-name="T40">1</text:span><text:span text:style-name="T38">; </text:span><text:span text:style-name="T39">// ok</text:span><text:span text:style-name="T38"> </text:span><text:span text:style-name="T38"><text:line-break/></text:span><text:span text:style-name="T38">   MyClass </text:span><text:span text:style-name="T38">c; </text:span><text:span text:style-name="T38"><text:line-break/></text:span><text:span text:style-name="T41"> <text:s text:c="2"/>c.x = </text:span><text:span text:style-name="T41">1; // </text:span><text:span text:style-name="T41">error</text:span><text:span text:style-name="T38"> </text:span><text:span text:style-name="T38"><text:line-break/></text:span><text:span text:style-name="T38">} </text:span><text:span text:style-name="T38"><text:line-break/></text:span><text:span text:style-name="T38"><text:line-break/></text:span><text:span text:style-name="T38"/></text:p>
          <text:p text:style-name="P30"><text:span text:style-name="T38"><text:line-break/></text:span><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מציין מיקום של תמונת שקופית 1" draw:style-name="gr2" draw:layer="layout" svg:width="14.216cm" svg:height="10.662cm" svg:x="2.752cm" svg:y="2.134cm" draw:page-number="5"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5"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page6" draw:style-name="dp1" draw:master-page-name="כותרת_20_ותוכן" presentation:presentation-page-layout-name="AL2T11">
        <office:forms form:automatic-focus="false" form:apply-design-mode="false"/>
        <draw:frame draw:name="כותרת 1" presentation:style-name="pr9" draw:text-style-name="P2" draw:layer="layout" svg:width="23.706cm" svg:height="1.776cm" svg:x="0.847cm" svg:y="0.763cm" presentation:class="title" presentation:user-transformed="true">
          <draw:text-box>
            <text:p text:style-name="P16"><text:span text:style-name="T14">structs &amp; classes </text:span><text:span text:style-name="T43">(folder 1)</text:span></text:p>
          </draw:text-box>
        </draw:frame>
        <draw:frame draw:name="מציין מיקום של מספר שקופית 2"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12" draw:text-style-name="P37" draw:layer="layout" svg:width="10.075cm" svg:height="15.874cm" svg:x="0.847cm" svg:y="2.54cm" presentation:class="outline" presentation:user-transformed="true">
          <draw:text-box>
            <text:p text:style-name="P30"><text:span text:style-name="T30">All of these are </text:span><text:span text:style-name="T30">the same:</text:span></text:p>
            <text:p text:style-name="P30"><text:span text:style-name="T31">struct</text:span><text:span text:style-name="T36"> A</text:span><text:span text:style-name="T36"><text:line-break/></text:span><text:span text:style-name="T36">{ </text:span><text:span text:style-name="T36"><text:line-break/></text:span><text:span text:style-name="T36">   </text:span><text:span text:style-name="T31">int</text:span><text:span text:style-name="T36"> x;</text:span><text:span text:style-name="T36"><text:line-break/></text:span><text:span text:style-name="T36">};</text:span></text:p>
            <text:p text:style-name="P30"><text:span text:style-name="T31"/></text:p>
            <text:p text:style-name="P30"><text:span text:style-name="T31">struct</text:span><text:span text:style-name="T36"> A</text:span><text:span text:style-name="T36"><text:line-break/></text:span><text:span text:style-name="T36">{ </text:span><text:span text:style-name="T36"><text:line-break/></text:span><text:span text:style-name="T36">   </text:span><text:span text:style-name="T31">public:</text:span></text:p>
            <text:p text:style-name="P30"><text:span text:style-name="T31"><text:s text:c="3"/></text:span><text:span text:style-name="T31">int</text:span><text:span text:style-name="T36"> x;</text:span><text:span text:style-name="T36"><text:line-break/></text:span><text:span text:style-name="T36">};</text:span></text:p>
            <text:p text:style-name="P30"><text:span text:style-name="T36"/></text:p>
            <text:p text:style-name="P30"><text:span text:style-name="T31">class </text:span><text:span text:style-name="T36">A</text:span><text:span text:style-name="T36"><text:line-break/></text:span><text:span text:style-name="T36">{ </text:span><text:span text:style-name="T36"><text:line-break/></text:span><text:span text:style-name="T36">   </text:span><text:span text:style-name="T31">public:</text:span></text:p>
            <text:p text:style-name="P30"><text:span text:style-name="T31"><text:s text:c="3"/></text:span><text:span text:style-name="T31">int</text:span><text:span text:style-name="T36"> x;</text:span><text:span text:style-name="T36"><text:line-break/></text:span><text:span text:style-name="T36">};</text:span></text:p>
            <text:p text:style-name="P30"><text:span text:style-name="T36"/></text:p>
            <text:p text:style-name="P30"><text:span text:style-name="T30"/></text:p>
            <text:p text:style-name="P30"><text:span text:style-name="T30"/></text:p>
          </draw:text-box>
        </draw:frame>
        <draw:frame draw:name="מציין מיקום תוכן 5" presentation:style-name="pr13" draw:text-style-name="P37" draw:layer="layout" svg:width="12.954cm" svg:height="15.874cm" svg:x="11.684cm" svg:y="2.54cm" presentation:class="outline" presentation:user-transformed="true">
          <draw:text-box>
            <text:p text:style-name="P30"><text:span text:style-name="T30">All of these are </text:span><text:span text:style-name="T30">the same (and </text:span><text:span text:style-name="T30">useless):</text:span></text:p>
            <text:p text:style-name="P30"><text:span text:style-name="T31">class </text:span><text:span text:style-name="T36">A</text:span><text:span text:style-name="T36"><text:line-break/></text:span><text:span text:style-name="T36">{ </text:span></text:p>
            <text:p text:style-name="P30"><text:span text:style-name="T36"><text:s text:c="3"/></text:span><text:span text:style-name="T31">int</text:span><text:span text:style-name="T36"> x;</text:span><text:span text:style-name="T36"><text:line-break/></text:span><text:span text:style-name="T36">};</text:span></text:p>
            <text:p text:style-name="P30"><text:span text:style-name="T31"/></text:p>
            <text:p text:style-name="P30"><text:span text:style-name="T31">class </text:span><text:span text:style-name="T36">A</text:span><text:span text:style-name="T36"><text:line-break/></text:span><text:span text:style-name="T36">{ </text:span><text:span text:style-name="T36"><text:line-break/></text:span><text:span text:style-name="T36">   </text:span><text:span text:style-name="T31">private:</text:span></text:p>
            <text:p text:style-name="P30"><text:span text:style-name="T31"><text:s text:c="3"/></text:span><text:span text:style-name="T31">int</text:span><text:span text:style-name="T36"> x;</text:span><text:span text:style-name="T36"><text:line-break/></text:span><text:span text:style-name="T36">};</text:span></text:p>
            <text:p text:style-name="P30"><text:span text:style-name="T36"/></text:p>
            <text:p text:style-name="P30"><text:span text:style-name="T31">struct </text:span><text:span text:style-name="T36">A</text:span><text:span text:style-name="T36"><text:line-break/></text:span><text:span text:style-name="T36">{ </text:span><text:span text:style-name="T36"><text:line-break/></text:span><text:span text:style-name="T36">   </text:span><text:span text:style-name="T31">private:</text:span></text:p>
            <text:p text:style-name="P30"><text:span text:style-name="T31"><text:s text:c="3"/></text:span><text:span text:style-name="T31">int</text:span><text:span text:style-name="T36"> x;</text:span><text:span text:style-name="T36"><text:line-break/></text:span><text:span text:style-name="T36">};</text:span></text:p>
            <text:p text:style-name="P30"><text:span text:style-name="T36"/></text:p>
            <text:p text:style-name="P30"><text:span text:style-name="T30"/></text:p>
            <text:p text:style-name="P30"><text:span text:style-name="T30"/></text:p>
          </draw:text-box>
        </draw:frame>
        <presentation:notes draw:style-name="dp2">
          <draw:page-thumbnail draw:name="מציין מיקום של תמונת שקופית 1" draw:style-name="gr2" draw:layer="layout" svg:width="14.216cm" svg:height="10.662cm" svg:x="2.752cm" svg:y="2.134cm" draw:page-number="6"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page7" draw:style-name="dp1" draw:master-page-name="שקופית_20_כותרת_5f_" presentation:presentation-page-layout-name="AL1T0">
        <office:forms form:automatic-focus="false" form:apply-design-mode="false"/>
        <draw:frame draw:name="Rectangle 1" presentation:style-name="pr14" draw:text-style-name="P2" draw:layer="layout" svg:width="22.859cm" svg:height="4.082cm" svg:x="1.27cm" svg:y="4.183cm" presentation:class="title" presentation:user-transformed="true">
          <draw:text-box>
            <text:p text:style-name="P1"><text:span text:style-name="T1">Arrangement of Classes in Memory</text:span></text:p>
          </draw:text-box>
        </draw:frame>
        <draw:frame draw:name="כותרת משנה 3" presentation:style-name="pr15" draw:text-style-name="P4" draw:layer="layout" svg:width="14.477cm" svg:height="5.842cm" svg:x="5.334cm" svg:y="11.43cm">
          <draw:text-box>
            <text:p text:style-name="P39"><text:span text:style-name="T2"/></text:p>
            <text:list text:style-name="L1">
              <text:list-item>
                <text:p text:style-name="P39"><text:span text:style-name="T2">Version 1: Dr. Ofir Pele</text:span></text:p>
              </text:list-item>
              <text:list-item>
                <text:p text:style-name="P39"><text:span text:style-name="T2">Version 2: Dr. Miri Ben-Nissan</text:span></text:p>
              </text:list-item>
              <text:list-item>
                <text:p text:style-name="P39"><text:span text:style-name="T2">Version 3: Dr. Erel Segal-Halevi</text:span></text:p>
              </text:list-item>
            </text:list>
          </draw:text-box>
        </draw:frame>
        <presentation:notes draw:style-name="dp5">
          <office:forms form:automatic-focus="false" form:apply-design-mode="false"/>
          <draw:custom-shape draw:name="Text Box 1" draw:style-name="gr10" draw:text-style-name="P5" draw:layer="layout" svg:width="7.394cm" svg:height="10.662cm" svg:x="6.165cm" svg:y="2.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16" draw:text-style-name="P6" draw:layer="layout" svg:width="15.773cm" svg:height="12.787cm" svg:x="1.971cm" svg:y="13.507cm" presentation:class="notes" presentation:placeholder="true" presentation:user-transformed="true">
            <draw:text-box/>
          </draw:frame>
        </presentation:notes>
      </draw:page>
      <draw:page draw:name="page8" draw:style-name="dp1" draw:master-page-name="כותרת_20_ותוכן" presentation:presentation-page-layout-name="AL2T11">
        <office:forms form:automatic-focus="false" form:apply-design-mode="false"/>
        <draw:frame draw:name="מציין מיקום של מספר שקופית 4"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7" draw:text-style-name="P41" draw:layer="layout" svg:width="7.62cm" svg:height="9.652cm" svg:x="0.508cm" svg:y="3.374cm" presentation:class="outline" presentation:user-transformed="true">
          <draw:text-box>
            <text:p text:style-name="P40"><text:span text:style-name="T44">struct</text:span><text:span text:style-name="T45"> Cplx { </text:span></text:p>
            <text:p text:style-name="P40"><text:span text:style-name="T45"><text:s/></text:span><text:span text:style-name="T44">double</text:span><text:span text:style-name="T45"> re, </text:span><text:span text:style-name="T45">im;</text:span><text:span text:style-name="T45"><text:line-break/></text:span><text:span text:style-name="T45">}; </text:span></text:p>
            <text:p text:style-name="P40"><text:span text:style-name="T45"/></text:p>
            <text:p text:style-name="P40"><text:span text:style-name="T45">Cplx sumCplx(</text:span><text:span text:style-name="T45"><text:line-break/></text:span><text:span text:style-name="T45">Cplx a, Cplx </text:span><text:span text:style-name="T45">b) {…}</text:span><text:span text:style-name="T45"><text:line-break/></text:span><text:span text:style-name="T45"/></text:p>
          </draw:text-box>
        </draw:frame>
        <draw:frame draw:style-name="standard" draw:layer="layout" svg:width="24.23cm" svg:height="2.038cm" svg:x="0.762cm" svg:y="0.379cm">
          <table:table table:template-name="default" table:use-first-row-styles="true" table:use-banding-rows-styles="true">
            <table:table-column table:style-name="co5"/>
            <table:table-column table:style-name="co6"/>
            <table:table-column table:style-name="co7"/>
            <table:table-row table:style-name="ro2">
              <table:table-cell table:style-name="ce8">
                <text:p text:style-name="P42"><text:span text:style-name="T46">C</text:span></text:p>
              </table:table-cell>
              <table:table-cell table:style-name="ce9">
                <text:p text:style-name="P43"><text:span text:style-name="T47">C++</text:span></text:p>
              </table:table-cell>
              <table:table-cell table:style-name="ce10">
                <text:p text:style-name="P44"><text:span text:style-name="T48">Java</text:span></text:p>
              </table:table-cell>
            </table:table-row>
          </table:table>
          <draw:image xlink:href="Pictures/TablePreview2.svm" xlink:type="simple" xlink:show="embed" xlink:actuate="onLoad"/>
        </draw:frame>
        <draw:frame draw:name="Rectangle 3" presentation:style-name="pr17" draw:text-style-name="P41" draw:layer="layout" svg:width="8.382cm" svg:height="12.446cm" svg:x="16.256cm" svg:y="3.302cm" presentation:class="outline" presentation:user-transformed="true">
          <draw:text-box>
            <text:p text:style-name="P40"><text:span text:style-name="T44">class </text:span><text:span text:style-name="T45">Cplx { </text:span></text:p>
            <text:p text:style-name="P40"><text:span text:style-name="T45"><text:s/></text:span><text:span text:style-name="T44">private </text:span><text:span text:style-name="T44">double <text:s text:c="5"/></text:span><text:span text:style-name="T45">re, im;</text:span></text:p>
            <text:p text:style-name="P40"><text:span text:style-name="T45"><text:s/></text:span><text:span text:style-name="T44">public </text:span><text:span text:style-name="T45">Cplx </text:span><text:span text:style-name="T45">sum</text:span></text:p>
            <text:p text:style-name="P40"><text:span text:style-name="T45"><text:s text:c="4"/></text:span><text:span text:style-name="T45">(Cplx b) </text:span><text:span text:style-name="T45">{…}</text:span></text:p>
            <text:p text:style-name="P40"><text:span text:style-name="T45"><text:s/></text:span><text:span text:style-name="T44">public </text:span><text:span text:style-name="T45">Cplx </text:span><text:span text:style-name="T45"><text:line-break/></text:span><text:span text:style-name="T45"> (</text:span><text:span text:style-name="T44">double </text:span><text:span text:style-name="T45">re,</text:span><text:span text:style-name="T45"><text:line-break/></text:span><text:span text:style-name="T45"> <text:s/></text:span><text:span text:style-name="T44">double </text:span><text:span text:style-name="T45">im) </text:span><text:span text:style-name="T45">{…}</text:span><text:span text:style-name="T45"><text:line-break/></text:span><text:span text:style-name="T45">}; </text:span></text:p>
          </draw:text-box>
        </draw:frame>
        <draw:frame draw:name="Rectangle 3" presentation:style-name="pr17" draw:text-style-name="P41" draw:layer="layout" svg:width="8.128cm" svg:height="14.732cm" svg:x="8.128cm" svg:y="3.302cm" presentation:class="outline" presentation:user-transformed="true">
          <draw:text-box>
            <text:p text:style-name="P40"><text:span text:style-name="T44">class </text:span><text:span text:style-name="T45">Cplx { </text:span></text:p>
            <text:p text:style-name="P40"><text:span text:style-name="T44"><text:s text:c="2"/></text:span><text:span text:style-name="T44">double </text:span><text:span text:style-name="T45">re, </text:span><text:span text:style-name="T45">im;</text:span></text:p>
            <text:p text:style-name="P40"><text:span text:style-name="T44">public:</text:span></text:p>
            <text:p text:style-name="P40"><text:span text:style-name="T44"><text:s/></text:span><text:span text:style-name="T45">Cplx sum</text:span></text:p>
            <text:p text:style-name="P40"><text:span text:style-name="T45"><text:s text:c="2"/></text:span><text:span text:style-name="T45">(Cplx b) {…}</text:span></text:p>
            <text:p text:style-name="P40"><text:span text:style-name="T45"><text:s/></text:span><text:span text:style-name="T45">Cplx</text:span><text:span text:style-name="T45"><text:line-break/></text:span><text:span text:style-name="T45"> <text:s/>(</text:span><text:span text:style-name="T44">double </text:span><text:span text:style-name="T45">re,</text:span><text:span text:style-name="T45"><text:line-break/></text:span><text:span text:style-name="T45"> <text:s/></text:span><text:span text:style-name="T44">double </text:span><text:span text:style-name="T45">im) </text:span><text:span text:style-name="T45">{…}</text:span></text:p>
            <text:p text:style-name="P40"><text:span text:style-name="T45">};</text:span><text:span text:style-name="T45"><text:line-break/></text:span><text:span text:style-name="T45"/></text:p>
          </draw:text-box>
        </draw:frame>
        <presentation:notes draw:style-name="dp2">
          <draw:page-thumbnail draw:name="מציין מיקום של תמונת שקופית 1" draw:style-name="gr2" draw:layer="layout" svg:width="14.216cm" svg:height="10.662cm" svg:x="2.752cm" svg:y="2.134cm" draw:page-number="8"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45"><text:span text:style-name="T49">Note: private members are part of the interface file (because they appear at the h file, not on purpose) </text:span></text:p>
            </draw:text-box>
          </draw:frame>
          <draw:frame draw:name="מציין מיקום של מספר שקופית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page9" draw:style-name="dp1" draw:master-page-name="כותרת_20_ותוכן" presentation:presentation-page-layout-name="AL2T11">
        <office:forms form:automatic-focus="false" form:apply-design-mode="false"/>
        <draw:frame draw:name="מציין מיקום של מספר שקופית 4"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7" draw:text-style-name="P41" draw:layer="layout" svg:width="7.62cm" svg:height="7.294cm" svg:x="0.508cm" svg:y="3.374cm" presentation:class="outline" presentation:user-transformed="true">
          <draw:text-box>
            <text:p text:style-name="P40"><text:span text:style-name="T44">int</text:span><text:span text:style-name="T45"> main() { </text:span></text:p>
            <text:p text:style-name="P40"><text:span text:style-name="T45"><text:s text:c="3"/></text:span><text:span text:style-name="T45">Cplx a;</text:span></text:p>
            <text:p text:style-name="P40"><text:span text:style-name="T45"><text:s text:c="3"/></text:span><text:span text:style-name="T45">a.re=5;</text:span></text:p>
            <text:p text:style-name="P40"><text:span text:style-name="T45"><text:s text:c="3"/></text:span><text:span text:style-name="T45">a.im=10;</text:span></text:p>
            <text:p text:style-name="P40"><text:span text:style-name="T45">}</text:span></text:p>
          </draw:text-box>
        </draw:frame>
        <draw:frame draw:style-name="standard" draw:layer="layout" svg:width="24.23cm" svg:height="2.038cm" svg:x="0.762cm" svg:y="0.379cm">
          <table:table table:template-name="default" table:use-first-row-styles="true" table:use-banding-rows-styles="true">
            <table:table-column table:style-name="co5"/>
            <table:table-column table:style-name="co6"/>
            <table:table-column table:style-name="co7"/>
            <table:table-row table:style-name="ro2">
              <table:table-cell table:style-name="ce8">
                <text:p text:style-name="P42"><text:span text:style-name="T46">C</text:span></text:p>
              </table:table-cell>
              <table:table-cell table:style-name="ce9">
                <text:p text:style-name="P43"><text:span text:style-name="T47">C++</text:span></text:p>
              </table:table-cell>
              <table:table-cell table:style-name="ce10">
                <text:p text:style-name="P44"><text:span text:style-name="T48">Java</text:span></text:p>
              </table:table-cell>
            </table:table-row>
          </table:table>
          <draw:image xlink:href="Pictures/TablePreview3.svm" xlink:type="simple" xlink:show="embed" xlink:actuate="onLoad"/>
        </draw:frame>
        <draw:frame draw:name="Rectangle 3" presentation:style-name="pr17" draw:text-style-name="P41" draw:layer="layout" svg:width="8.382cm" svg:height="6.858cm" svg:x="16.256cm" svg:y="3.302cm" presentation:class="outline" presentation:user-transformed="true">
          <draw:text-box>
            <text:p text:style-name="P40"><text:span text:style-name="T44">void</text:span><text:span text:style-name="T45"> main(…) { </text:span></text:p>
            <text:p text:style-name="P40"><text:span text:style-name="T45"><text:s text:c="3"/></text:span><text:span text:style-name="T45">Cplx a = </text:span><text:span text:style-name="T45"><text:line-break/></text:span><text:span text:style-name="T45"> <text:s text:c="2"/></text:span><text:span text:style-name="T44">new</text:span><text:span text:style-name="T44"><text:line-break/></text:span><text:span text:style-name="T44"> <text:s text:c="4"/></text:span><text:span text:style-name="T45">Cplx(5,10);</text:span></text:p>
            <text:p text:style-name="P40"><text:span text:style-name="T45">}</text:span></text:p>
          </draw:text-box>
        </draw:frame>
        <draw:frame draw:name="Rectangle 3" presentation:style-name="pr17" draw:text-style-name="P41" draw:layer="layout" svg:width="8.128cm" svg:height="4.318cm" svg:x="8.128cm" svg:y="3.302cm" presentation:class="outline" presentation:user-transformed="true">
          <draw:text-box>
            <text:p text:style-name="P40"><text:span text:style-name="T44">int</text:span><text:span text:style-name="T45"> main() { </text:span></text:p>
            <text:p text:style-name="P40"><text:span text:style-name="T45"><text:s text:c="3"/></text:span><text:span text:style-name="T45">Cplx </text:span><text:span text:style-name="T45">a(5,10);</text:span></text:p>
            <text:p text:style-name="P40"><text:span text:style-name="T45">}</text:span></text:p>
          </draw:text-box>
        </draw:frame>
        <presentation:notes draw:style-name="dp2">
          <draw:page-thumbnail draw:name="מציין מיקום של תמונת שקופית 1" draw:style-name="gr2" draw:layer="layout" svg:width="14.216cm" svg:height="10.662cm" svg:x="2.752cm" svg:y="2.134cm" draw:page-number="9"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45"><text:span text:style-name="T49">Note: private members are part of the interface file (because they appear at the h file, not on purpose) </text:span></text:p>
            </draw:text-box>
          </draw:frame>
          <draw:frame draw:name="מציין מיקום של מספר שקופית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page10" draw:style-name="dp1" draw:master-page-name="כותרת_20_ותוכן" presentation:presentation-page-layout-name="AL2T11">
        <office:forms form:automatic-focus="false" form:apply-design-mode="false"/>
        <draw:frame draw:name="מציין מיקום של מספר שקופית 4"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standard" draw:layer="layout" svg:width="23.788cm" svg:height="16.024cm" svg:x="1.089cm" svg:y="0.993cm">
          <table:table table:template-name="default" table:use-first-row-styles="true" table:use-banding-rows-styles="true">
            <table:table-column table:style-name="co8"/>
            <table:table-column table:style-name="co8"/>
            <table:table-column table:style-name="co9"/>
            <table:table-row table:style-name="ro3">
              <table:table-cell table:style-name="ce8"/>
              <table:table-cell table:style-name="ce9">
                <text:p text:style-name="P46"><text:span text:style-name="T46">C, </text:span><text:span text:style-name="T47">C++</text:span></text:p>
              </table:table-cell>
              <table:table-cell table:style-name="ce10">
                <text:p text:style-name="P44"><text:span text:style-name="T48">Java</text:span></text:p>
              </table:table-cell>
            </table:table-row>
            <table:table-row table:style-name="ro4" table:default-cell-style-name="ce2">
              <table:table-cell table:style-name="ce11">
                <text:p text:style-name="P47"><text:span text:style-name="T50">Stack:</text:span></text:p>
              </table:table-cell>
              <table:table-cell/>
              <table:table-cell/>
            </table:table-row>
            <table:table-row table:style-name="ro5" table:default-cell-style-name="ce2">
              <table:table-cell table:style-name="ce11">
                <text:p text:style-name="P47"><text:span text:style-name="T50">Heap:</text:span></text:p>
              </table:table-cell>
              <table:table-cell/>
              <table:table-cell>
                <text:p text:style-name="P9"><text:span text:style-name="T4">`</text:span></text:p>
              </table:table-cell>
            </table:table-row>
          </table:table>
          <draw:image xlink:href="Pictures/TablePreview4.svm" xlink:type="simple" xlink:show="embed" xlink:actuate="onLoad"/>
        </draw:frame>
        <draw:frame draw:name="Rectangle 3" presentation:style-name="pr17" draw:text-style-name="P41" draw:layer="layout" svg:width="23.876cm" svg:height="1.27cm" svg:x="0.846cm" svg:y="17.018cm" presentation:class="outline" presentation:user-transformed="true">
          <draw:text-box>
            <text:p text:style-name="P40"><text:span text:style-name="T44">int </text:span><text:span text:style-name="T45">main () </text:span><text:span text:style-name="T45">{ <text:s/>Cplx a, b, c; </text:span><text:span text:style-name="T45"><text:s/>}; </text:span></text:p>
          </draw:text-box>
        </draw:frame>
        <draw:frame draw:style-name="standard" draw:layer="layout" svg:width="3.85cm" svg:height="6.287cm" svg:x="11.192cm" svg:y="3.557cm">
          <table:table table:template-name="yellow" table:use-banding-rows-styles="true">
            <table:table-column table:style-name="co10"/>
            <table:table-row table:style-name="ro6">
              <table:table-cell table:style-name="ce12">
                <text:p text:style-name="P46"><text:span text:style-name="T51">a.re</text:span></text:p>
              </table:table-cell>
            </table:table-row>
            <table:table-row table:style-name="ro6">
              <table:table-cell table:style-name="ce12">
                <text:p text:style-name="P48"><text:span text:style-name="T51">a.im</text:span></text:p>
              </table:table-cell>
            </table:table-row>
            <table:table-row table:style-name="ro6">
              <table:table-cell table:style-name="ce12">
                <text:p text:style-name="P48"><text:span text:style-name="T51">b.re</text:span></text:p>
              </table:table-cell>
            </table:table-row>
            <table:table-row table:style-name="ro6">
              <table:table-cell table:style-name="ce12">
                <text:p text:style-name="P48"><text:span text:style-name="T51">b.im</text:span></text:p>
              </table:table-cell>
            </table:table-row>
            <table:table-row table:style-name="ro6">
              <table:table-cell table:style-name="ce12">
                <text:p text:style-name="P48"><text:span text:style-name="T51">c.re</text:span></text:p>
              </table:table-cell>
            </table:table-row>
            <table:table-row table:style-name="ro6">
              <table:table-cell table:style-name="ce12">
                <text:p text:style-name="P48"><text:span text:style-name="T51">c.im</text:span></text:p>
              </table:table-cell>
            </table:table-row>
          </table:table>
          <draw:image xlink:href="Pictures/TablePreview5.svm" xlink:type="simple" xlink:show="embed" xlink:actuate="onLoad"/>
        </draw:frame>
        <draw:frame draw:style-name="standard" draw:layer="layout" svg:width="1.02cm" svg:height="3.145cm" svg:x="19.718cm" svg:y="4.712cm">
          <table:table table:template-name="orange">
            <table:table-column table:style-name="co11"/>
            <table:table-row table:style-name="ro6">
              <table:table-cell table:style-name="ce13">
                <text:p><text:span text:style-name="T51">a</text:span></text:p>
              </table:table-cell>
            </table:table-row>
            <table:table-row table:style-name="ro6">
              <table:table-cell table:style-name="ce13">
                <text:p text:style-name="P49"><text:span text:style-name="T51">b</text:span></text:p>
              </table:table-cell>
            </table:table-row>
            <table:table-row table:style-name="ro7">
              <table:table-cell table:style-name="ce13">
                <text:p text:style-name="P49"><text:span text:style-name="T51">c</text:span></text:p>
              </table:table-cell>
            </table:table-row>
          </table:table>
          <draw:image xlink:href="Pictures/TablePreview6.svm" xlink:type="simple" xlink:show="embed" xlink:actuate="onLoad"/>
        </draw:frame>
        <draw:frame draw:style-name="standard" draw:layer="layout" svg:width="2.029cm" svg:height="2.097cm" svg:x="20.917cm" svg:y="14.673cm">
          <table:table table:template-name="yellow" table:use-banding-rows-styles="true">
            <table:table-column table:style-name="co12"/>
            <table:table-row table:style-name="ro8">
              <table:table-cell table:style-name="ce13">
                <text:p><text:span text:style-name="T51">a.re</text:span></text:p>
              </table:table-cell>
            </table:table-row>
            <table:table-row table:style-name="ro8">
              <table:table-cell table:style-name="ce13">
                <text:p text:style-name="P49"><text:span text:style-name="T51">a.im</text:span></text:p>
              </table:table-cell>
            </table:table-row>
          </table:table>
          <draw:image xlink:href="Pictures/TablePreview7.svm" xlink:type="simple" xlink:show="embed" xlink:actuate="onLoad"/>
        </draw:frame>
        <draw:frame draw:style-name="standard" draw:layer="layout" svg:width="2.062cm" svg:height="2.097cm" svg:x="16.894cm" svg:y="12cm">
          <table:table table:template-name="yellow" table:use-banding-rows-styles="true">
            <table:table-column table:style-name="co13"/>
            <table:table-row table:style-name="ro8">
              <table:table-cell table:style-name="ce13">
                <text:p><text:span text:style-name="T51">b.re</text:span></text:p>
              </table:table-cell>
            </table:table-row>
            <table:table-row table:style-name="ro8">
              <table:table-cell table:style-name="ce13">
                <text:p text:style-name="P49"><text:span text:style-name="T51">b.im</text:span></text:p>
              </table:table-cell>
            </table:table-row>
          </table:table>
          <draw:image xlink:href="Pictures/TablePreview8.svm" xlink:type="simple" xlink:show="embed" xlink:actuate="onLoad"/>
        </draw:frame>
        <draw:frame draw:style-name="standard" draw:layer="layout" svg:width="1.99cm" svg:height="2.097cm" svg:x="19.331cm" svg:y="10.252cm">
          <table:table table:template-name="yellow" table:use-banding-rows-styles="true">
            <table:table-column table:style-name="co14"/>
            <table:table-row table:style-name="ro8">
              <table:table-cell table:style-name="ce13">
                <text:p><text:span text:style-name="T51">c.re</text:span></text:p>
              </table:table-cell>
            </table:table-row>
            <table:table-row table:style-name="ro8">
              <table:table-cell table:style-name="ce13">
                <text:p text:style-name="P49"><text:span text:style-name="T51">c.im</text:span></text:p>
              </table:table-cell>
            </table:table-row>
          </table:table>
          <draw:image xlink:href="Pictures/TablePreview9.svm" xlink:type="simple" xlink:show="embed" xlink:actuate="onLoad"/>
        </draw:frame>
        <draw:line draw:style-name="gr11" draw:text-style-name="P46" draw:layer="layout" svg:x1="20.739cm" svg:y1="5.334cm" svg:x2="22.352cm" svg:y2="14.698cm">
          <text:p/>
        </draw:line>
        <draw:line draw:style-name="gr11" draw:text-style-name="P46" draw:layer="layout" svg:x1="20.32cm" svg:y1="7.857cm" svg:x2="20.32cm" svg:y2="10.252cm">
          <text:p/>
        </draw:line>
        <draw:line draw:style-name="gr11" draw:text-style-name="P46" draw:layer="layout" svg:x1="19.718cm" svg:y1="6.096cm" svg:x2="17.272cm" svg:y2="11.938cm">
          <text:p/>
        </draw:line>
        <presentation:notes draw:style-name="dp2">
          <draw:page-thumbnail draw:name="מציין מיקום של תמונת שקופית 1" draw:style-name="gr2" draw:layer="layout" svg:width="14.216cm" svg:height="10.662cm" svg:x="2.752cm" svg:y="2.134cm" draw:page-number="10"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45"><text:span text:style-name="T49">Note: private members are part of the interface file (because they appear at the h file, not on purpose) </text:span></text:p>
            </draw:text-box>
          </draw:frame>
          <draw:frame draw:name="מציין מיקום של מספר שקופית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page11" draw:style-name="dp1" draw:master-page-name="כותרת_20_ותוכן" presentation:presentation-page-layout-name="AL2T11">
        <office:forms form:automatic-focus="false" form:apply-design-mode="false"/>
        <draw:frame draw:name="Rectangle 2" presentation:style-name="pr6" draw:text-style-name="P2" draw:layer="layout" svg:width="23.706cm" svg:height="1.524cm" svg:x="0.678cm" svg:y="1.27cm" presentation:class="title" presentation:user-transformed="true">
          <draw:text-box>
            <text:p text:style-name="P16"><text:span text:style-name="T52">Two ways to implement a method </text:span><text:span text:style-name="T43">(folder 2)</text:span></text:p>
          </draw:text-box>
        </draw:frame>
        <draw:frame draw:name="מציין מיקום של מספר שקופית 4"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8" draw:text-style-name="P32" draw:layer="layout" svg:width="23.706cm" svg:height="14.647cm" svg:x="0.678cm" svg:y="3.133cm" presentation:class="outline" presentation:user-transformed="true">
          <draw:text-box>
            <text:p text:style-name="P40"><text:span text:style-name="T44">class </text:span><text:span text:style-name="T45">Complex </text:span><text:span text:style-name="T45">{ </text:span></text:p>
            <text:p text:style-name="P40"><text:span text:style-name="T44"><text:s text:c="2"/></text:span><text:span text:style-name="T44">double </text:span><text:span text:style-name="T45">re, </text:span><text:span text:style-name="T45">im;</text:span></text:p>
            <text:p text:style-name="P40"><text:span text:style-name="T44">public:</text:span></text:p>
            <text:p text:style-name="P40"><text:span text:style-name="T45"><text:s/></text:span><text:span text:style-name="T45">Complex () </text:span><text:span text:style-name="T45">{ re=0; </text:span><text:span text:style-name="T45">im=0; }</text:span><text:span text:style-name="T53">// </text:span><text:span text:style-name="T53">inline </text:span><text:span text:style-name="T53">constructor</text:span></text:p>
            <text:p text:style-name="P40"><text:span text:style-name="T45"><text:s/></text:span><text:span text:style-name="T45">Complex </text:span><text:span text:style-name="T45">(</text:span><text:span text:style-name="T44">double </text:span><text:span text:style-name="T45">re, </text:span><text:span text:style-name="T44">double </text:span><text:span text:style-name="T45">im); <text:s text:c="2"/></text:span><text:span text:style-name="T53">// </text:span><text:span text:style-name="T53">“outline”</text:span></text:p>
            <text:p text:style-name="P40"><text:span text:style-name="T45"/></text:p>
            <text:p text:style-name="P40"><text:span text:style-name="T44"><text:s/></text:span><text:span text:style-name="T45">Complex sum <text:s/></text:span><text:span text:style-name="T45">(Complex b) </text:span><text:span text:style-name="T45">{ </text:span><text:span text:style-name="T44">return</text:span><text:span text:style-name="T45"> </text:span><text:span text:style-name="T45">Complex(a.re+b</text:span><text:span text:style-name="T45">.re, </text:span><text:span text:style-name="T45">a.im+b.im); } </text:span><text:span text:style-name="T53">// inline </text:span><text:span text:style-name="T53">method</text:span></text:p>
            <text:p text:style-name="P40"><text:span text:style-name="T44"><text:s/></text:span><text:span text:style-name="T45">Complex diff </text:span><text:span text:style-name="T45">(Complex b); <text:s text:c="2"/></text:span><text:span text:style-name="T45"><text:s text:c="3"/></text:span><text:span text:style-name="T53">// </text:span><text:span text:style-name="T53">“outline”</text:span></text:p>
            <text:p text:style-name="P40"><text:span text:style-name="T45">};</text:span><text:span text:style-name="T45"><text:line-break/></text:span><text:span text:style-name="T45"/></text:p>
          </draw:text-box>
        </draw:frame>
        <presentation:notes draw:style-name="dp2">
          <draw:page-thumbnail draw:name="מציין מיקום של תמונת שקופית 1" draw:style-name="gr2" draw:layer="layout" svg:width="14.216cm" svg:height="10.662cm" svg:x="2.752cm" svg:y="2.134cm" draw:page-number="11"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45"><text:span text:style-name="T49">Note: private members are part of the interface file (because they appear at the h file, not on purpose) </text:span></text:p>
            </draw:text-box>
          </draw:frame>
          <draw:frame draw:name="מציין מיקום של מספר שקופית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page12" draw:style-name="dp1" draw:master-page-name="כותרת_20_ותוכן" presentation:presentation-page-layout-name="AL2T11">
        <office:forms form:automatic-focus="false" form:apply-design-mode="false"/>
        <draw:frame draw:name="Rectangle 2" presentation:style-name="pr6" draw:text-style-name="P2" draw:layer="layout" svg:width="23.706cm" svg:height="1.524cm" svg:x="0.678cm" svg:y="1.27cm" presentation:class="title" presentation:user-transformed="true">
          <draw:text-box>
            <text:p text:style-name="P16"><text:span text:style-name="T52">Implementing methods out-of-line</text:span></text:p>
          </draw:text-box>
        </draw:frame>
        <draw:frame draw:name="מציין מיקום של מספר שקופית 4"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8" draw:text-style-name="P32" draw:layer="layout" svg:width="23.706cm" svg:height="14.647cm" svg:x="0.678cm" svg:y="3.133cm" presentation:class="outline" presentation:user-transformed="true">
          <draw:text-box>
            <text:p text:style-name="P40"><text:span text:style-name="T45"><text:s/></text:span><text:span text:style-name="T45">Complex::Compl</text:span><text:span text:style-name="T45">ex (</text:span><text:span text:style-name="T44">double </text:span><text:span text:style-name="T45">re, </text:span><text:span text:style-name="T44">double </text:span><text:span text:style-name="T45">im) {</text:span></text:p>
            <text:p text:style-name="P40"><text:span text:style-name="T45"/></text:p>
            <text:p text:style-name="P40"><text:span text:style-name="T45"><text:s text:c="4"/></text:span><text:span text:style-name="T44">this</text:span><text:span text:style-name="T45">→re</text:span><text:span text:style-name="T44"> = </text:span><text:span text:style-name="T45">re;</text:span><text:span text:style-name="T44"> <text:s/></text:span></text:p>
            <text:p text:style-name="P40"><text:span text:style-name="T45"><text:s text:c="4"/></text:span><text:span text:style-name="T44">this</text:span><text:span text:style-name="T45">→im</text:span><text:span text:style-name="T44"> = </text:span><text:span text:style-name="T45">im;</text:span></text:p>
            <text:p text:style-name="P40"><text:span text:style-name="T45"><text:s/></text:span><text:span text:style-name="T45">}</text:span></text:p>
            <text:p text:style-name="P40"><text:span text:style-name="T45"/></text:p>
            <text:p text:style-name="P40"><text:span text:style-name="T44"/></text:p>
            <text:p text:style-name="P40"><text:span text:style-name="T44"/></text:p>
            <text:p text:style-name="P40"><text:span text:style-name="T44"><text:s/></text:span><text:span text:style-name="T45">Complex </text:span><text:span text:style-name="T45">Complex::diff(</text:span><text:span text:style-name="T45">Complex b) { </text:span></text:p>
            <text:p text:style-name="P40"><text:span text:style-name="T45"><text:s text:c="4"/></text:span><text:span text:style-name="T44">return</text:span><text:span text:style-name="T45"> </text:span><text:span text:style-name="T45">Complex(a.re-</text:span><text:span text:style-name="T45">b.re, a.im-</text:span><text:span text:style-name="T45">b.im); </text:span></text:p>
            <text:p text:style-name="P40"><text:span text:style-name="T45"><text:s/></text:span><text:span text:style-name="T45">} </text:span></text:p>
          </draw:text-box>
        </draw:frame>
        <draw:custom-shape draw:name="Line Callout 1 1" draw:style-name="gr12" draw:text-style-name="P25" draw:layer="layout" svg:width="7.619cm" svg:height="3.597cm" svg:x="9.906cm" svg:y="6.055cm">
          <text:p text:style-name="P24"><text:span text:style-name="T54">Scope </text:span><text:span text:style-name="T54">operator</text:span></text:p>
          <draw:enhanced-geometry draw:mirror-horizontal="false" draw:mirror-vertical="false" svg:viewBox="0 0 0 0" draw:text-areas="0 0 ?f4 ?f7" draw:type="ooxml-borderCallout1" draw:modifiers="18750 -8333 -48491 -58801"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line draw:style-name="gr13" draw:text-style-name="P50" draw:layer="layout" svg:x1="9.652cm" svg:y1="4.572cm" svg:x2="9.652cm" svg:y2="4.318cm">
          <text:p/>
        </draw:line>
        <draw:frame presentation:style-name="pr19" draw:text-style-name="P51" draw:layer="layout" svg:width="10.414cm" svg:height="3.556cm" svg:x="2.54cm" svg:y="10.668cm">
          <draw:text-box>
            <text:p text:style-name="P30"><text:span text:style-name="T55">The address of the instance for which the member method was invoked.</text:span></text:p>
          </draw:text-box>
        </draw:frame>
        <draw:line draw:style-name="gr13" draw:text-style-name="P50" draw:layer="layout" svg:x1="6.858cm" svg:y1="10.414cm" svg:x2="3.81cm" svg:y2="8.636cm">
          <text:p/>
        </draw:line>
        <presentation:notes draw:style-name="dp2">
          <draw:page-thumbnail draw:name="מציין מיקום של תמונת שקופית 1" draw:style-name="gr2" draw:layer="layout" svg:width="14.216cm" svg:height="10.662cm" svg:x="2.752cm" svg:y="2.134cm" draw:page-number="12"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45"><text:span text:style-name="T49">Note: private members are part of the interface file (because they appear at the h file, not on purpose) </text:span></text:p>
            </draw:text-box>
          </draw:frame>
          <draw:frame draw:name="מציין מיקום של מספר שקופית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Class Basics - member/static" draw:style-name="dp1" draw:master-page-name="כותרת_20_ותוכן" presentation:presentation-page-layout-name="AL2T11">
        <draw:frame draw:name="Title 1" presentation:style-name="pr9" draw:text-style-name="P2" draw:layer="layout" svg:width="23.706cm" svg:height="1.776cm" svg:x="0.847cm" svg:y="0.763cm" presentation:class="title" presentation:user-transformed="true">
          <draw:text-box>
            <text:p text:style-name="P16"><text:span text:style-name="T14">Class Basics – member/static </text:span><text:span text:style-name="T56">(folder 3)</text:span></text:p>
          </draw:text-box>
        </draw:frame>
        <draw:frame draw:name="Slide Number Placeholder 2"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8" draw:text-style-name="P32" draw:layer="layout" svg:width="23.706cm" svg:height="15.874cm" svg:x="0.847cm" svg:y="2.54cm" presentation:class="outline" presentation:user-transformed="true">
          <draw:text-box>
            <text:p text:style-name="P30"><text:span text:style-name="T57">class</text:span><text:span text:style-name="T58"> List </text:span><text:span text:style-name="T58"><text:line-break/></text:span><text:span text:style-name="T58">{ </text:span><text:span text:style-name="T58"><text:line-break/></text:span><text:span text:style-name="T57">public</text:span><text:span text:style-name="T58">: </text:span><text:span text:style-name="T58"><text:line-break/></text:span><text:span text:style-name="T58">   </text:span><text:span text:style-name="T57">static</text:span><text:span text:style-name="T58"> </text:span><text:span text:style-name="T57">int</text:span><text:span text:style-name="T58"> </text:span><text:span text:style-name="T58">getMaxSize(); </text:span><text:span text:style-name="T58"><text:line-break/></text:span><text:span text:style-name="T58">   </text:span><text:span text:style-name="T57">int</text:span><text:span text:style-name="T58"> getSize(); </text:span><text:span text:style-name="T58"><text:line-break/></text:span><text:span text:style-name="T58">   </text:span><text:span text:style-name="T59">// </text:span><text:span text:style-name="T57">static</text:span><text:span text:style-name="T58"> </text:span><text:span text:style-name="T57">int</text:span><text:span text:style-name="T58"> </text:span><text:span text:style-name="T58">max_size=</text:span><text:span text:style-name="T60">1000</text:span><text:span text:style-name="T58">; </text:span><text:span text:style-name="T59">//</text:span><text:span text:style-name="T59">error! (declare </text:span><text:span text:style-name="T59">outside)</text:span><text:span text:style-name="T59"><text:line-break/></text:span><text:span text:style-name="T59"> <text:s text:c="2"/></text:span><text:span text:style-name="T57">int</text:span><text:span text:style-name="T58"> size=</text:span><text:span text:style-name="T60">0</text:span><text:span text:style-name="T58">; </text:span><text:span text:style-name="T59"><text:line-break/></text:span><text:span text:style-name="T58">}; </text:span></text:p>
            <text:p text:style-name="P30"><text:span text:style-name="T58"><text:line-break/></text:span><text:span text:style-name="T57">int</text:span><text:span text:style-name="T58"> </text:span><text:span text:style-name="T58">List::max_size=</text:span><text:span text:style-name="T60">10</text:span><text:span text:style-name="T60">00</text:span><text:span text:style-name="T58">; </text:span><text:span text:style-name="T59">//ok, in one </text:span><text:span text:style-name="T59">cpp file </text:span><text:span text:style-name="T59"><text:line-break/></text:span><text:span text:style-name="T58"><text:line-break/></text:span><text:span text:style-name="T57">int</text:span><text:span text:style-name="T58"> main() </text:span><text:span text:style-name="T58"><text:line-break/></text:span><text:span text:style-name="T58">{ </text:span><text:span text:style-name="T58"><text:line-break/></text:span><text:span text:style-name="T58">   List l; </text:span><text:span text:style-name="T58"><text:line-break/></text:span><text:span text:style-name="T58">   l.getSize(); </text:span><text:span text:style-name="T58"><text:line-break/></text:span><text:span text:style-name="T58">   List::getMaxSi</text:span><text:span text:style-name="T58">ze(); </text:span><text:span text:style-name="T58"><text:line-break/></text:span><text:span text:style-name="T58">   l.getMaxSize()</text:span><text:span text:style-name="T58">; </text:span><text:span text:style-name="T59">//compiles ok, </text:span><text:span text:style-name="T59">but bad style</text:span><text:span text:style-name="T58"> </text:span><text:span text:style-name="T58"><text:line-break/></text:span><text:span text:style-name="T58">} </text:span><text:span text:style-name="T58"><text:line-break/></text:span><text:span text:style-name="T58"/></text:p>
          </draw:text-box>
        </draw:frame>
        <presentation:notes draw:style-name="dp2">
          <draw:page-thumbnail draw:name="Slide Image Placeholder 1" draw:style-name="gr2" draw:layer="layout" svg:width="14.216cm" svg:height="10.662cm" svg:x="2.752cm" svg:y="2.134cm" draw:page-number="13" presentation:class="page"/>
          <draw:frame draw:name="Notes Placeholder 2" presentation:style-name="pr20" draw:text-style-name="P6" draw:layer="layout" svg:width="14.463cm" svg:height="12.787cm" svg:x="2.628cm" svg:y="13.507cm" presentation:class="notes" presentation:user-transformed="true">
            <draw:text-box>
              <text:p text:style-name="P45"><text:span text:style-name="T61">More about this in <text:s/>the tirgul</text:span></text:p>
            </draw:text-box>
          </draw:frame>
          <draw:frame draw:name="Slide Number Placeholder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this" draw:style-name="dp1" draw:master-page-name="כותרת_20_ותוכן" presentation:presentation-page-layout-name="AL2T11">
        <draw:frame draw:name="Title 1" presentation:style-name="pr9" draw:text-style-name="P2" draw:layer="layout" svg:width="23.706cm" svg:height="1.776cm" svg:x="0.847cm" svg:y="0.763cm" presentation:class="title" presentation:user-transformed="true">
          <draw:text-box>
            <text:p text:style-name="P16"><text:span text:style-name="T62">this</text:span></text:p>
          </draw:text-box>
        </draw:frame>
        <draw:frame draw:name="Slide Number Placeholder 2"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8" draw:text-style-name="P32" draw:layer="layout" svg:width="23.706cm" svg:height="15.874cm" svg:x="0.847cm" svg:y="2.54cm" presentation:class="outline" presentation:user-transformed="true">
          <draw:text-box>
            <text:p text:style-name="P40"><text:span text:style-name="T57">static</text:span><text:span text:style-name="T58"> </text:span><text:span text:style-name="T57">int</text:span><text:span text:style-name="T58"> </text:span><text:span text:style-name="T58">List::getMaxSize(</text:span><text:span text:style-name="T58">) </text:span><text:span text:style-name="T59">//no this! </text:span><text:span text:style-name="T59"><text:line-break/></text:span><text:span text:style-name="T58">{ </text:span><text:span text:style-name="T58"><text:line-break/></text:span><text:span text:style-name="T58">   </text:span><text:span text:style-name="T57">return</text:span><text:span text:style-name="T58"> </text:span><text:span text:style-name="T57">this</text:span><text:span text:style-name="T58">-</text:span><text:span text:style-name="T58">&gt;size; </text:span><text:span text:style-name="T59">// compile </text:span><text:span text:style-name="T59">error! </text:span><text:span text:style-name="T59"><text:line-break/></text:span><text:span text:style-name="T59"> <text:s text:c="2"/></text:span><text:span text:style-name="T57">return</text:span><text:span text:style-name="T58"> </text:span><text:span text:style-name="T58">max_size; </text:span><text:span text:style-name="T59">// ok </text:span><text:span text:style-name="T59"><text:line-break/></text:span><text:span text:style-name="T58">} </text:span><text:span text:style-name="T58"><text:line-break/></text:span><text:span text:style-name="T57">int</text:span><text:span text:style-name="T58"> </text:span><text:span text:style-name="T58">List::getSize() </text:span><text:span text:style-name="T58"><text:line-break/></text:span><text:span text:style-name="T58">{ </text:span><text:span text:style-name="T58"><text:line-break/></text:span><text:span text:style-name="T58">   </text:span><text:span text:style-name="T57">return</text:span><text:span text:style-name="T58"> </text:span><text:span text:style-name="T57">this</text:span><text:span text:style-name="T58">-</text:span><text:span text:style-name="T58">&gt;size; </text:span><text:span text:style-name="T59">//ok </text:span><text:span text:style-name="T59"><text:line-break/></text:span><text:span text:style-name="T58">} </text:span></text:p>
          </draw:text-box>
        </draw:frame>
        <presentation:notes draw:style-name="dp3">
          <draw:page-thumbnail draw:style-name="gr2" draw:layer="layout" svg:width="14.212cm" svg:height="10.659cm" svg:x="2.753cm" svg:y="2.16cm" draw:page-number="14" presentation:class="page"/>
          <draw:frame presentation:style-name="pr5" draw:text-style-name="P52" draw:layer="layout" svg:width="15.775cm" svg:height="12.792cm" svg:x="1.972cm" svg:y="13.503cm" presentation:class="notes" presentation:placeholder="true">
            <draw:text-box/>
          </draw:frame>
        </presentation:notes>
      </draw:page>
      <draw:page draw:name="page15" draw:style-name="dp1" draw:master-page-name="כותרת_20_ותוכן" presentation:presentation-page-layout-name="AL2T11">
        <draw:frame draw:name="Rectangle 2" presentation:style-name="pr6" draw:text-style-name="P53" draw:layer="layout" svg:width="19.473cm" svg:height="2.031cm" svg:x="0.847cm" svg:y="0.763cm" presentation:class="title" presentation:user-transformed="true">
          <draw:text-box>
            <text:p text:style-name="P16"><text:span text:style-name="T63">What file-names should we use?</text:span></text:p>
          </draw:text-box>
        </draw:fram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gr14" draw:text-style-name="P54" draw:layer="layout" svg:width="23.368cm" svg:height="12.911cm" svg:x="1.016cm" svg:y="3.81cm">
          <draw:text-box>
            <text:list text:style-name="L1">
              <text:list-item>
                <text:p xml:id="id11" text:id="id11"><text:span text:style-name="T64">The C++ compiler does not care how your files are called.</text:span></text:p>
              </text:list-item>
              <text:list-item>
                <text:p xml:id="id12" text:id="id12"><text:span text:style-name="T64">It is common to put a class declaration in file </text:span><text:span text:style-name="T65">ClassName.hpp</text:span><text:span text:style-name="T64"> (or </text:span><text:span text:style-name="T65">ClassName.h</text:span><text:span text:style-name="T64">)</text:span></text:p>
                <text:p xml:id="id13" text:id="id13"><text:span text:style-name="T64">and the class implementation in file </text:span><text:span text:style-name="T66">ClassName.cpp</text:span><text:span text:style-name="T64">.</text:span></text:p>
              </text:list-item>
              <text:list-item>
                <text:p xml:id="id14" text:id="id14"><text:span text:style-name="T67">Why is it better?</text:span><text:span text:style-name="T64"> </text:span></text:p>
                <text:list>
                  <text:list-item>
                    <text:p xml:id="id15" text:id="id15"><text:span text:style-name="T64">Hiding implementation details.</text:span></text:p>
                  </text:list-item>
                  <text:list-item>
                    <text:p xml:id="id16" text:id="id16"><text:span text:style-name="T64">Saving comiplation time – when you have a good </text:span><text:span text:style-name="T68">Makefile</text:span><text:span text:style-name="T64"> </text:span><text:span text:style-name="T69">(see folder 4)</text:span><text:span text:style-name="T64">.</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2">
          <draw:page-thumbnail draw:name="מציין מיקום של תמונת שקופית 1" draw:style-name="gr2" draw:layer="layout" svg:width="14.216cm" svg:height="10.662cm" svg:x="2.752cm" svg:y="2.134cm" draw:page-number="15" presentation:class="page"/>
          <draw:frame draw:name="מציין מיקום של הערות 2" presentation:style-name="pr10" draw:text-style-name="P55" draw:layer="layout" svg:width="14.463cm" svg:height="12.787cm" svg:x="2.628cm" svg:y="13.507cm" presentation:class="notes" presentation:user-transformed="true">
            <draw:text-box>
              <text:p text:style-name="P45"><text:span text:style-name="T49">Note: private members are part of the interface file (because they appear at the h file, not on purpose) </text:span></text:p>
            </draw:text-box>
          </draw:frame>
          <draw:frame draw:name="מציין מיקום של מספר שקופית 3" presentation:style-name="pr11" draw:text-style-name="P35"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 svg:font-family="+mn-ea"/>
    <style:font-face style:name="Arial1" svg:font-family="Arial"/>
    <style:font-face style:name="Consolas" svg:font-family="Consola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DiamondEnd_20_5" draw:display-name="msArrowDiamondEnd 5" svg:viewBox="0 0 300 300" svg:d="M150 0l150 150-150 150-150-15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Nachlieli CLM" style:font-family-complex="'Nachlieli CLM'"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style:style style:name="שקופית_20_כותרת-background" style:display-name="שקופית כותרת-background" style:family="presentation">
      <style:graphic-properties draw:stroke="none" draw:fill="gradient"/>
      <style:text-properties style:letter-kerning="true"/>
    </style:style>
    <style:style style:name="שקופית_20_כותרת-backgroundobjects" style:display-name="שקופית כותרת-backgroundobjects" style:family="presentation">
      <style:graphic-properties draw:textarea-horizontal-align="justify" draw:shadow="hidden" draw:shadow-offset-x="0.2cm" draw:shadow-offset-y="0.2cm" draw:shadow-color="#808080"/>
      <style:text-properties style:letter-kerning="true"/>
    </style:style>
    <style:style style:name="שקופית_20_כותרת-notes" style:display-name="שקופית כותרת-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קופית_20_כותרת-outline1" style:display-name="שקופית כותרת-outline1" style:family="presentation">
      <style:graphic-properties draw:stroke="none" draw:fill="none" draw:auto-grow-height="false" draw:fit-to-size="shrink-to-fit" style:shrink-to-fit="true">
        <text:list-style style:name="שקופית_20_כותרת-outline1" style:display-name="שקופית כותרת-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outline2" style:display-name="שקופית כותרת-outline2" style:family="presentation" style:parent-style-name="שקופית_20_כותרת-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שקופית_20_כותרת-outline3" style:display-name="שקופית כותרת-outline3" style:family="presentation" style:parent-style-name="שקופית_20_כותרת-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שקופית_20_כותרת-outline4" style:display-name="שקופית כותרת-outline4" style:family="presentation" style:parent-style-name="שקופית_20_כותרת-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שקופית_20_כותרת-outline5" style:display-name="שקופית כותרת-outline5" style:family="presentation" style:parent-style-name="שקופית_20_כותרת-outline4">
      <style:paragraph-properties fo:margin-top="0.1cm" fo:margin-bottom="0cm"/>
      <style:text-properties fo:font-size="20pt" style:font-size-asian="20pt" style:font-size-complex="20pt"/>
    </style:style>
    <style:style style:name="שקופית_20_כותרת-outline6" style:display-name="שקופית כותרת-outline6" style:family="presentation" style:parent-style-name="שקופית_20_כותרת-outline5">
      <style:paragraph-properties fo:margin-top="0.1cm" fo:margin-bottom="0cm"/>
      <style:text-properties fo:font-size="20pt" style:font-size-asian="20pt" style:font-size-complex="20pt"/>
    </style:style>
    <style:style style:name="שקופית_20_כותרת-outline7" style:display-name="שקופית כותרת-outline7" style:family="presentation" style:parent-style-name="שקופית_20_כותרת-outline6">
      <style:paragraph-properties fo:margin-top="0.1cm" fo:margin-bottom="0cm"/>
      <style:text-properties fo:font-size="20pt" style:font-size-asian="20pt" style:font-size-complex="20pt"/>
    </style:style>
    <style:style style:name="שקופית_20_כותרת-outline8" style:display-name="שקופית כותרת-outline8" style:family="presentation" style:parent-style-name="שקופית_20_כותרת-outline7">
      <style:paragraph-properties fo:margin-top="0.1cm" fo:margin-bottom="0cm"/>
      <style:text-properties fo:font-size="20pt" style:font-size-asian="20pt" style:font-size-complex="20pt"/>
    </style:style>
    <style:style style:name="שקופית_20_כותרת-outline9" style:display-name="שקופית כותרת-outline9" style:family="presentation" style:parent-style-name="שקופית_20_כותרת-outline8">
      <style:paragraph-properties fo:margin-top="0.1cm" fo:margin-bottom="0cm"/>
      <style:text-properties fo:font-size="20pt" style:font-size-asian="20pt" style:font-size-complex="20pt"/>
    </style:style>
    <style:style style:name="שקופית_20_כותרת-subtitle" style:display-name="שקופית כותרת-subtitle" style:family="presentation">
      <style:graphic-properties draw:stroke="none" draw:fill="none" draw:textarea-vertical-align="middle">
        <text:list-style style:name="שקופית_20_כותרת-subtitle" style:display-name="שקופית כותרת-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קופית_20_כותרת-title" style:display-name="שקופית כותרת-title" style:family="presentation">
      <style:graphic-properties draw:stroke="none" draw:fill="none" draw:textarea-vertical-align="middle">
        <text:list-style style:name="שקופית_20_כותרת-title" style:display-name="שקופית כותרת-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background" style:display-name="כותרת ותוכן-background" style:family="presentation">
      <style:graphic-properties draw:stroke="none" draw:fill="gradient"/>
      <style:text-properties style:letter-kerning="true"/>
    </style:style>
    <style:style style:name="כותרת_20_ותוכן-backgroundobjects" style:display-name="כותרת ותוכן-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notes" style:display-name="כותרת ותוכן-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outline1" style:display-name="כותרת ותוכן-outline1" style:family="presentation">
      <style:graphic-properties draw:stroke="none" draw:fill="none" draw:auto-grow-height="false" draw:fit-to-size="shrink-to-fit" style:shrink-to-fit="true">
        <text:list-style style:name="כותרת_20_ותוכן-outline1" style:display-name="כותרת ותוכן-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outline2" style:display-name="כותרת ותוכן-outline2" style:family="presentation" style:parent-style-name="כותרת_20_ותוכן-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כותרת_20_ותוכן-outline3" style:display-name="כותרת ותוכן-outline3" style:family="presentation" style:parent-style-name="כותרת_20_ותוכן-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כותרת_20_ותוכן-outline4" style:display-name="כותרת ותוכן-outline4" style:family="presentation" style:parent-style-name="כותרת_20_ותוכן-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כותרת_20_ותוכן-outline5" style:display-name="כותרת ותוכן-outline5" style:family="presentation" style:parent-style-name="כותרת_20_ותוכן-outline4">
      <style:paragraph-properties fo:margin-top="0.1cm" fo:margin-bottom="0cm"/>
      <style:text-properties fo:font-size="20pt" style:font-size-asian="20pt" style:font-size-complex="20pt"/>
    </style:style>
    <style:style style:name="כותרת_20_ותוכן-outline6" style:display-name="כותרת ותוכן-outline6" style:family="presentation" style:parent-style-name="כותרת_20_ותוכן-outline5">
      <style:paragraph-properties fo:margin-top="0.1cm" fo:margin-bottom="0cm"/>
      <style:text-properties fo:font-size="20pt" style:font-size-asian="20pt" style:font-size-complex="20pt"/>
    </style:style>
    <style:style style:name="כותרת_20_ותוכן-outline7" style:display-name="כותרת ותוכן-outline7" style:family="presentation" style:parent-style-name="כותרת_20_ותוכן-outline6">
      <style:paragraph-properties fo:margin-top="0.1cm" fo:margin-bottom="0cm"/>
      <style:text-properties fo:font-size="20pt" style:font-size-asian="20pt" style:font-size-complex="20pt"/>
    </style:style>
    <style:style style:name="כותרת_20_ותוכן-outline8" style:display-name="כותרת ותוכן-outline8" style:family="presentation" style:parent-style-name="כותרת_20_ותוכן-outline7">
      <style:paragraph-properties fo:margin-top="0.1cm" fo:margin-bottom="0cm"/>
      <style:text-properties fo:font-size="20pt" style:font-size-asian="20pt" style:font-size-complex="20pt"/>
    </style:style>
    <style:style style:name="כותרת_20_ותוכן-outline9" style:display-name="כותרת ותוכן-outline9" style:family="presentation" style:parent-style-name="כותרת_20_ותוכן-outline8">
      <style:paragraph-properties fo:margin-top="0.1cm" fo:margin-bottom="0cm"/>
      <style:text-properties fo:font-size="20pt" style:font-size-asian="20pt" style:font-size-complex="20pt"/>
    </style:style>
    <style:style style:name="כותרת_20_ותוכן-subtitle" style:display-name="כותרת ותוכן-subtitle" style:family="presentation">
      <style:graphic-properties draw:stroke="none" draw:fill="none" draw:textarea-vertical-align="middle">
        <text:list-style style:name="כותרת_20_ותוכן-subtitle" style:display-name="כותרת ותוכן-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title" style:display-name="כותרת ותוכן-title" style:family="presentation">
      <style:graphic-properties draw:stroke="none" draw:fill="none" draw:textarea-vertical-align="middle">
        <text:list-style style:name="כותרת_20_ותוכן-title" style:display-name="כותרת ותוכן-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בלבד-background" style:display-name="כותרת בלבד-background" style:family="presentation">
      <style:graphic-properties draw:stroke="none" draw:fill="gradient"/>
      <style:text-properties style:letter-kerning="true"/>
    </style:style>
    <style:style style:name="כותרת_20_בלבד-backgroundobjects" style:display-name="כותרת בלבד-backgroundobjects" style:family="presentation">
      <style:graphic-properties draw:textarea-horizontal-align="justify" draw:shadow="hidden" draw:shadow-offset-x="0.2cm" draw:shadow-offset-y="0.2cm" draw:shadow-color="#808080"/>
      <style:text-properties style:letter-kerning="true"/>
    </style:style>
    <style:style style:name="כותרת_20_בלבד-notes" style:display-name="כותרת בלבד-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בלבד-outline1" style:display-name="כותרת בלבד-outline1" style:family="presentation">
      <style:graphic-properties draw:stroke="none" draw:fill="none" draw:auto-grow-height="false" draw:fit-to-size="shrink-to-fit" style:shrink-to-fit="true">
        <text:list-style style:name="כותרת_20_בלבד-outline1" style:display-name="כותרת בלבד-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בלבד-outline2" style:display-name="כותרת בלבד-outline2" style:family="presentation" style:parent-style-name="כותרת_20_בלבד-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כותרת_20_בלבד-outline3" style:display-name="כותרת בלבד-outline3" style:family="presentation" style:parent-style-name="כותרת_20_בלבד-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כותרת_20_בלבד-outline4" style:display-name="כותרת בלבד-outline4" style:family="presentation" style:parent-style-name="כותרת_20_בלבד-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כותרת_20_בלבד-outline5" style:display-name="כותרת בלבד-outline5" style:family="presentation" style:parent-style-name="כותרת_20_בלבד-outline4">
      <style:paragraph-properties fo:margin-top="0.1cm" fo:margin-bottom="0cm"/>
      <style:text-properties fo:font-size="20pt" style:font-size-asian="20pt" style:font-size-complex="20pt"/>
    </style:style>
    <style:style style:name="כותרת_20_בלבד-outline6" style:display-name="כותרת בלבד-outline6" style:family="presentation" style:parent-style-name="כותרת_20_בלבד-outline5">
      <style:paragraph-properties fo:margin-top="0.1cm" fo:margin-bottom="0cm"/>
      <style:text-properties fo:font-size="20pt" style:font-size-asian="20pt" style:font-size-complex="20pt"/>
    </style:style>
    <style:style style:name="כותרת_20_בלבד-outline7" style:display-name="כותרת בלבד-outline7" style:family="presentation" style:parent-style-name="כותרת_20_בלבד-outline6">
      <style:paragraph-properties fo:margin-top="0.1cm" fo:margin-bottom="0cm"/>
      <style:text-properties fo:font-size="20pt" style:font-size-asian="20pt" style:font-size-complex="20pt"/>
    </style:style>
    <style:style style:name="כותרת_20_בלבד-outline8" style:display-name="כותרת בלבד-outline8" style:family="presentation" style:parent-style-name="כותרת_20_בלבד-outline7">
      <style:paragraph-properties fo:margin-top="0.1cm" fo:margin-bottom="0cm"/>
      <style:text-properties fo:font-size="20pt" style:font-size-asian="20pt" style:font-size-complex="20pt"/>
    </style:style>
    <style:style style:name="כותרת_20_בלבד-outline9" style:display-name="כותרת בלבד-outline9" style:family="presentation" style:parent-style-name="כותרת_20_בלבד-outline8">
      <style:paragraph-properties fo:margin-top="0.1cm" fo:margin-bottom="0cm"/>
      <style:text-properties fo:font-size="20pt" style:font-size-asian="20pt" style:font-size-complex="20pt"/>
    </style:style>
    <style:style style:name="כותרת_20_בלבד-subtitle" style:display-name="כותרת בלבד-subtitle" style:family="presentation">
      <style:graphic-properties draw:stroke="none" draw:fill="none" draw:textarea-vertical-align="middle">
        <text:list-style style:name="כותרת_20_בלבד-subtitle" style:display-name="כותרת בלבד-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בלבד-title" style:display-name="כותרת בלבד-title" style:family="presentation">
      <style:graphic-properties draw:stroke="none" draw:fill="none" draw:textarea-vertical-align="middle">
        <text:list-style style:name="כותרת_20_בלבד-title" style:display-name="כותרת בלבד-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שני_20_תכנים-background" style:display-name="שני תכנים-background" style:family="presentation">
      <style:graphic-properties draw:stroke="none" draw:fill="gradient"/>
      <style:text-properties style:letter-kerning="true"/>
    </style:style>
    <style:style style:name="שני_20_תכנים-backgroundobjects" style:display-name="שני תכנים-backgroundobjects" style:family="presentation">
      <style:graphic-properties draw:textarea-horizontal-align="justify" draw:shadow="hidden" draw:shadow-offset-x="0.2cm" draw:shadow-offset-y="0.2cm" draw:shadow-color="#808080"/>
      <style:text-properties style:letter-kerning="true"/>
    </style:style>
    <style:style style:name="שני_20_תכנים-notes" style:display-name="שני תכנים-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ני_20_תכנים-outline1" style:display-name="שני תכנים-outline1" style:family="presentation">
      <style:graphic-properties draw:stroke="none" draw:fill="none" draw:auto-grow-height="false" draw:fit-to-size="shrink-to-fit" style:shrink-to-fit="true">
        <text:list-style style:name="שני_20_תכנים-outline1" style:display-name="שני תכנים-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ני_20_תכנים-outline2" style:display-name="שני תכנים-outline2" style:family="presentation" style:parent-style-name="שני_20_תכנים-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שני_20_תכנים-outline3" style:display-name="שני תכנים-outline3" style:family="presentation" style:parent-style-name="שני_20_תכנים-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שני_20_תכנים-outline4" style:display-name="שני תכנים-outline4" style:family="presentation" style:parent-style-name="שני_20_תכנים-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שני_20_תכנים-outline5" style:display-name="שני תכנים-outline5" style:family="presentation" style:parent-style-name="שני_20_תכנים-outline4">
      <style:paragraph-properties fo:margin-top="0.1cm" fo:margin-bottom="0cm"/>
      <style:text-properties fo:font-size="20pt" style:font-size-asian="20pt" style:font-size-complex="20pt"/>
    </style:style>
    <style:style style:name="שני_20_תכנים-outline6" style:display-name="שני תכנים-outline6" style:family="presentation" style:parent-style-name="שני_20_תכנים-outline5">
      <style:paragraph-properties fo:margin-top="0.1cm" fo:margin-bottom="0cm"/>
      <style:text-properties fo:font-size="20pt" style:font-size-asian="20pt" style:font-size-complex="20pt"/>
    </style:style>
    <style:style style:name="שני_20_תכנים-outline7" style:display-name="שני תכנים-outline7" style:family="presentation" style:parent-style-name="שני_20_תכנים-outline6">
      <style:paragraph-properties fo:margin-top="0.1cm" fo:margin-bottom="0cm"/>
      <style:text-properties fo:font-size="20pt" style:font-size-asian="20pt" style:font-size-complex="20pt"/>
    </style:style>
    <style:style style:name="שני_20_תכנים-outline8" style:display-name="שני תכנים-outline8" style:family="presentation" style:parent-style-name="שני_20_תכנים-outline7">
      <style:paragraph-properties fo:margin-top="0.1cm" fo:margin-bottom="0cm"/>
      <style:text-properties fo:font-size="20pt" style:font-size-asian="20pt" style:font-size-complex="20pt"/>
    </style:style>
    <style:style style:name="שני_20_תכנים-outline9" style:display-name="שני תכנים-outline9" style:family="presentation" style:parent-style-name="שני_20_תכנים-outline8">
      <style:paragraph-properties fo:margin-top="0.1cm" fo:margin-bottom="0cm"/>
      <style:text-properties fo:font-size="20pt" style:font-size-asian="20pt" style:font-size-complex="20pt"/>
    </style:style>
    <style:style style:name="שני_20_תכנים-subtitle" style:display-name="שני תכנים-subtitle" style:family="presentation">
      <style:graphic-properties draw:stroke="none" draw:fill="none" draw:textarea-vertical-align="middle">
        <text:list-style style:name="שני_20_תכנים-subtitle" style:display-name="שני תכנים-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ני_20_תכנים-title" style:display-name="שני תכנים-title" style:family="presentation">
      <style:graphic-properties draw:stroke="none" draw:fill="none" draw:textarea-vertical-align="middle">
        <text:list-style style:name="שני_20_תכנים-title" style:display-name="שני תכנים-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background" style:display-name="כותרת ותוכן_-background" style:family="presentation">
      <style:graphic-properties draw:stroke="none" draw:fill="gradient"/>
      <style:text-properties style:letter-kerning="true"/>
    </style:style>
    <style:style style:name="כותרת_20_ותוכן_5f_-backgroundobjects" style:display-name="כותרת ותוכן_-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_5f_-notes" style:display-name="כותרת ותוכן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_5f_-outline1" style:display-name="כותרת ותוכן_-outline1" style:family="presentation">
      <style:graphic-properties draw:stroke="none" draw:fill="none" draw:auto-grow-height="false" draw:fit-to-size="shrink-to-fit" style:shrink-to-fit="true">
        <text:list-style style:name="כותרת_20_ותוכן_5f_-outline1" style:display-name="כותרת ותוכן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outline2" style:display-name="כותרת ותוכן_-outline2" style:family="presentation" style:parent-style-name="כותרת_20_ותוכן_5f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כותרת_20_ותוכן_5f_-outline3" style:display-name="כותרת ותוכן_-outline3" style:family="presentation" style:parent-style-name="כותרת_20_ותוכן_5f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כותרת_20_ותוכן_5f_-outline4" style:display-name="כותרת ותוכן_-outline4" style:family="presentation" style:parent-style-name="כותרת_20_ותוכן_5f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כותרת_20_ותוכן_5f_-outline5" style:display-name="כותרת ותוכן_-outline5" style:family="presentation" style:parent-style-name="כותרת_20_ותוכן_5f_-outline4">
      <style:paragraph-properties fo:margin-top="0.1cm" fo:margin-bottom="0cm"/>
      <style:text-properties fo:font-size="20pt" style:font-size-asian="20pt" style:font-size-complex="20pt"/>
    </style:style>
    <style:style style:name="כותרת_20_ותוכן_5f_-outline6" style:display-name="כותרת ותוכן_-outline6" style:family="presentation" style:parent-style-name="כותרת_20_ותוכן_5f_-outline5">
      <style:paragraph-properties fo:margin-top="0.1cm" fo:margin-bottom="0cm"/>
      <style:text-properties fo:font-size="20pt" style:font-size-asian="20pt" style:font-size-complex="20pt"/>
    </style:style>
    <style:style style:name="כותרת_20_ותוכן_5f_-outline7" style:display-name="כותרת ותוכן_-outline7" style:family="presentation" style:parent-style-name="כותרת_20_ותוכן_5f_-outline6">
      <style:paragraph-properties fo:margin-top="0.1cm" fo:margin-bottom="0cm"/>
      <style:text-properties fo:font-size="20pt" style:font-size-asian="20pt" style:font-size-complex="20pt"/>
    </style:style>
    <style:style style:name="כותרת_20_ותוכן_5f_-outline8" style:display-name="כותרת ותוכן_-outline8" style:family="presentation" style:parent-style-name="כותרת_20_ותוכן_5f_-outline7">
      <style:paragraph-properties fo:margin-top="0.1cm" fo:margin-bottom="0cm"/>
      <style:text-properties fo:font-size="20pt" style:font-size-asian="20pt" style:font-size-complex="20pt"/>
    </style:style>
    <style:style style:name="כותרת_20_ותוכן_5f_-outline9" style:display-name="כותרת ותוכן_-outline9" style:family="presentation" style:parent-style-name="כותרת_20_ותוכן_5f_-outline8">
      <style:paragraph-properties fo:margin-top="0.1cm" fo:margin-bottom="0cm"/>
      <style:text-properties fo:font-size="20pt" style:font-size-asian="20pt" style:font-size-complex="20pt"/>
    </style:style>
    <style:style style:name="כותרת_20_ותוכן_5f_-subtitle" style:display-name="כותרת ותוכן_-subtitle" style:family="presentation">
      <style:graphic-properties draw:stroke="none" draw:fill="none" draw:textarea-vertical-align="middle">
        <text:list-style style:name="כותרת_20_ותוכן_5f_-subtitle" style:display-name="כותרת ותוכן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_5f_-title" style:display-name="כותרת ותוכן_-title" style:family="presentation">
      <style:graphic-properties draw:stroke="none" draw:fill="none" draw:textarea-vertical-align="middle">
        <text:list-style style:name="כותרת_20_ותוכן_5f_-title" style:display-name="כותרת ותוכן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_5f_-background" style:display-name="שקופית כותרת_-background" style:family="presentation">
      <style:graphic-properties draw:stroke="none" draw:fill="gradient"/>
      <style:text-properties style:letter-kerning="true"/>
    </style:style>
    <style:style style:name="שקופית_20_כותרת_5f_-backgroundobjects" style:display-name="שקופית כותרת_-backgroundobjects" style:family="presentation">
      <style:graphic-properties draw:textarea-horizontal-align="justify" draw:shadow="hidden" draw:shadow-offset-x="0.2cm" draw:shadow-offset-y="0.2cm" draw:shadow-color="#808080"/>
      <style:text-properties style:letter-kerning="true"/>
    </style:style>
    <style:style style:name="שקופית_20_כותרת_5f_-notes" style:display-name="שקופית כותרת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קופית_20_כותרת_5f_-outline1" style:display-name="שקופית כותרת_-outline1" style:family="presentation">
      <style:graphic-properties draw:stroke="none" draw:fill="none" draw:auto-grow-height="false" draw:fit-to-size="shrink-to-fit" style:shrink-to-fit="true">
        <text:list-style style:name="שקופית_20_כותרת_5f_-outline1" style:display-name="שקופית כותרת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_5f_-outline2" style:display-name="שקופית כותרת_-outline2" style:family="presentation" style:parent-style-name="שקופית_20_כותרת_5f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שקופית_20_כותרת_5f_-outline3" style:display-name="שקופית כותרת_-outline3" style:family="presentation" style:parent-style-name="שקופית_20_כותרת_5f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שקופית_20_כותרת_5f_-outline4" style:display-name="שקופית כותרת_-outline4" style:family="presentation" style:parent-style-name="שקופית_20_כותרת_5f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שקופית_20_כותרת_5f_-outline5" style:display-name="שקופית כותרת_-outline5" style:family="presentation" style:parent-style-name="שקופית_20_כותרת_5f_-outline4">
      <style:paragraph-properties fo:margin-top="0.1cm" fo:margin-bottom="0cm"/>
      <style:text-properties fo:font-size="20pt" style:font-size-asian="20pt" style:font-size-complex="20pt"/>
    </style:style>
    <style:style style:name="שקופית_20_כותרת_5f_-outline6" style:display-name="שקופית כותרת_-outline6" style:family="presentation" style:parent-style-name="שקופית_20_כותרת_5f_-outline5">
      <style:paragraph-properties fo:margin-top="0.1cm" fo:margin-bottom="0cm"/>
      <style:text-properties fo:font-size="20pt" style:font-size-asian="20pt" style:font-size-complex="20pt"/>
    </style:style>
    <style:style style:name="שקופית_20_כותרת_5f_-outline7" style:display-name="שקופית כותרת_-outline7" style:family="presentation" style:parent-style-name="שקופית_20_כותרת_5f_-outline6">
      <style:paragraph-properties fo:margin-top="0.1cm" fo:margin-bottom="0cm"/>
      <style:text-properties fo:font-size="20pt" style:font-size-asian="20pt" style:font-size-complex="20pt"/>
    </style:style>
    <style:style style:name="שקופית_20_כותרת_5f_-outline8" style:display-name="שקופית כותרת_-outline8" style:family="presentation" style:parent-style-name="שקופית_20_כותרת_5f_-outline7">
      <style:paragraph-properties fo:margin-top="0.1cm" fo:margin-bottom="0cm"/>
      <style:text-properties fo:font-size="20pt" style:font-size-asian="20pt" style:font-size-complex="20pt"/>
    </style:style>
    <style:style style:name="שקופית_20_כותרת_5f_-outline9" style:display-name="שקופית כותרת_-outline9" style:family="presentation" style:parent-style-name="שקופית_20_כותרת_5f_-outline8">
      <style:paragraph-properties fo:margin-top="0.1cm" fo:margin-bottom="0cm"/>
      <style:text-properties fo:font-size="20pt" style:font-size-asian="20pt" style:font-size-complex="20pt"/>
    </style:style>
    <style:style style:name="שקופית_20_כותרת_5f_-subtitle" style:display-name="שקופית כותרת_-subtitle" style:family="presentation">
      <style:graphic-properties draw:stroke="none" draw:fill="none" draw:textarea-vertical-align="middle">
        <text:list-style style:name="שקופית_20_כותרת_5f_-subtitle" style:display-name="שקופית כותרת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קופית_20_כותרת_5f_-title" style:display-name="שקופית כותרת_-title" style:family="presentation">
      <style:graphic-properties draw:stroke="none" draw:fill="none" draw:textarea-vertical-align="middle">
        <text:list-style style:name="שקופית_20_כותרת_5f_-title" style:display-name="שקופית כותרת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Mgr4" style:family="graphic" style:parent-style-name="standard">
      <style:graphic-properties draw:stroke="solid" svg:stroke-width="0.018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50%"/>
    </style:style>
    <style:style style:name="Mgr5" style:family="graphic" style:parent-style-name="standard">
      <style:graphic-properties draw:stroke="none" svg:stroke-width="0.053cm" draw:fill="solid" draw:fill-color="#d34817"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50%"/>
    </style:style>
    <style:style style:name="Mgr6" style:family="graphic" style:parent-style-name="standard">
      <style:graphic-properties draw:stroke="none" svg:stroke-width="0.053cm" draw:fill="solid" draw:fill-color="#e5b1ab"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50%"/>
    </style:style>
    <style:style style:name="Mgr7" style:family="graphic" style:parent-style-name="standard">
      <style:graphic-properties draw:stroke="none" svg:stroke-width="0.053cm" draw:fill="solid" draw:fill-color="#918485"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50%"/>
    </style:style>
    <style:style style:name="Mgr8" style:family="graphic" style:parent-style-name="standard">
      <style:graphic-properties draw:stroke="none" svg:stroke-width="0.035cm" draw:fill="solid" draw:fill-color="#ffffff" draw:textarea-vertical-align="middle" draw:auto-grow-height="false" draw:fit-to-size="false" style:shrink-to-fit="false" fo:min-height="18.8cm" fo:min-width="24.9cm" fo:padding-top="0.125cm" fo:padding-bottom="0.125cm" fo:padding-left="0.25cm" fo:padding-right="0.25cm" fo:wrap-option="wrap"/>
    </style:style>
    <style:style style:name="Mgr9" style:family="graphic" style:parent-style-name="standard">
      <style:graphic-properties draw:stroke="solid" svg:stroke-width="0.018cm" svg:stroke-color="#000000" draw:fill="solid" draw:fill-color="#ffffff" draw:textarea-vertical-align="middle" draw:auto-grow-height="false" draw:fit-to-size="false" style:shrink-to-fit="false" fo:min-height="17.806cm" fo:min-width="24cm" fo:padding-top="0.125cm" fo:padding-bottom="0.125cm" fo:padding-left="0.25cm" fo:padding-right="0.25cm" fo:wrap-option="wrap" draw:shadow="visible" draw:shadow-offset-x="0cm" draw:shadow-offset-y="0.071cm" draw:shadow-color="#000000" draw:shadow-opacity="50%"/>
    </style:style>
    <style:style style:name="Mgr10" style:family="graphic" style:parent-style-name="standard">
      <style:graphic-properties draw:stroke="solid" svg:stroke-width="0.018cm" svg:stroke-color="#000000" draw:fill="solid" draw:fill-color="#ffffff" draw:textarea-vertical-align="middle" draw:auto-grow-height="false" draw:fit-to-size="false" style:shrink-to-fit="false" fo:min-height="17.802cm" fo:min-width="24cm" fo:padding-top="0.125cm" fo:padding-bottom="0.125cm" fo:padding-left="0.25cm" fo:padding-right="0.25cm" fo:wrap-option="wrap" draw:shadow="visible" draw:shadow-offset-x="0cm" draw:shadow-offset-y="0.071cm" draw:shadow-color="#000000" draw:shadow-opacity="50%"/>
    </style:style>
    <style:style style:name="Mgr11" style:family="graphic" style:parent-style-name="standard">
      <style:graphic-properties draw:stroke="none" svg:stroke-width="0.053cm" draw:fill="solid" draw:fill-color="#d34817" draw:textarea-vertical-align="middle" draw:auto-grow-height="false" draw:fit-to-size="false" style:shrink-to-fit="false" fo:min-height="3.993cm" fo:min-width="24.56cm" fo:padding-top="0.125cm" fo:padding-bottom="0.125cm" fo:padding-left="0.25cm" fo:padding-right="0.25cm" fo:wrap-option="wrap" draw:shadow="visible" draw:shadow-offset-x="0cm" draw:shadow-offset-y="0.071cm" draw:shadow-color="#000000" draw:shadow-opacity="50%"/>
    </style:style>
    <style:style style:name="Mgr12" style:family="graphic" style:parent-style-name="standard">
      <style:graphic-properties draw:stroke="none" svg:stroke-width="0.053cm" draw:fill="solid" draw:fill-color="#e5b1ab" draw:textarea-vertical-align="middle" draw:auto-grow-height="false" draw:fit-to-size="false" style:shrink-to-fit="false" fo:min-height="0.085cm" fo:min-width="24.56cm" fo:padding-top="0.125cm" fo:padding-bottom="0.125cm" fo:padding-left="0.25cm" fo:padding-right="0.25cm" fo:wrap-option="wrap" draw:shadow="visible" draw:shadow-offset-x="0cm" draw:shadow-offset-y="0.071cm" draw:shadow-color="#000000" draw:shadow-opacity="50%"/>
    </style:style>
    <style:style style:name="Mgr13" style:family="graphic" style:parent-style-name="standard">
      <style:graphic-properties draw:stroke="none" svg:stroke-width="0.053cm" draw:fill="solid" draw:fill-color="#918485" draw:textarea-vertical-align="middle" draw:auto-grow-height="false" draw:fit-to-size="false" style:shrink-to-fit="false" fo:min-height="0.057cm" fo:min-width="24.56cm"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שקופית_20_כותרת-backgroundobjects">
      <style:graphic-properties draw:stroke="solid" svg:stroke-width="0.106cm" svg:stroke-color="#ffffff" draw:fill="solid" draw:fill-color="#ffffff" draw:textarea-vertical-align="middle" draw:auto-grow-height="false" draw:fit-to-size="false" style:shrink-to-fit="false" fo:min-height="11.049cm" fo:padding-top="0.125cm" fo:padding-bottom="0.125cm" fo:padding-left="0.25cm" fo:padding-right="0.25cm" fo:wrap-option="wrap" draw:shadow="visible" draw:shadow-offset-x="0cm" draw:shadow-offset-y="0.071cm" draw:shadow-color="#000000" draw:shadow-opacity="50%"/>
    </style:style>
    <style:style style:name="Mpr2" style:family="presentation" style:parent-style-name="שקופית_20_כותרת-backgroundobjects">
      <style:graphic-properties draw:stroke="none" svg:stroke-width="0cm" draw:fill="solid" draw:fill-color="#d34817" draw:textarea-horizontal-align="center" draw:textarea-vertical-align="middle" draw:auto-grow-height="false" draw:fit-to-size="false" style:shrink-to-fit="false" fo:min-height="11.049cm" fo:padding-top="0cm" fo:padding-bottom="0cm" fo:padding-left="0cm" fo:padding-right="0cm" fo:wrap-option="wrap"/>
    </style:style>
    <style:style style:name="Mpr3" style:family="presentation" style:parent-style-name="שקופית_20_כותרת-title">
      <style:graphic-properties draw:stroke="none" svg:stroke-width="0cm" draw:fill="none" draw:textarea-vertical-align="middle" draw:auto-grow-height="false" draw:fit-to-size="false" style:shrink-to-fit="false" fo:min-height="3.181cm" fo:padding-top="0.125cm" fo:padding-bottom="0.254cm" fo:padding-left="0.25cm" fo:padding-right="0.25cm" fo:wrap-option="wrap"/>
    </style:style>
    <style:style style:name="Mpr4" style:family="presentation" style:parent-style-name="שקופית_20_כותרת-backgroundobjects">
      <style:graphic-properties draw:stroke="none" draw:fill="none" draw:fill-color="#ffffff" draw:auto-grow-height="false" fo:min-height="1.485cm"/>
    </style:style>
    <style:style style:name="Mpr5" style:family="presentation" style:parent-style-name="שקופית_20_כותרת-backgroundobjects">
      <style:graphic-properties draw:stroke="none" draw:fill="none" draw:fill-color="#ffffff" draw:textarea-vertical-align="bottom" draw:auto-grow-height="false" fo:min-height="1.485cm"/>
    </style:style>
    <style:style style:name="Mpr6" style:family="presentation" style:parent-style-name="כותרת_20_ותוכן-title">
      <style:graphic-properties draw:stroke="none" svg:stroke-width="0cm" draw:fill="none" draw:textarea-vertical-align="bottom" draw:auto-grow-height="false" draw:fit-to-size="false" style:shrink-to-fit="false" fo:min-height="3.181cm" fo:padding-top="0.125cm" fo:padding-bottom="0.254cm" fo:padding-left="0.25cm" fo:padding-right="0.25cm" fo:wrap-option="wrap"/>
    </style:style>
    <style:style style:name="Mpr7" style:family="presentation" style:parent-style-name="כותרת_20_ותוכן-backgroundobjects">
      <style:graphic-properties draw:stroke="none" svg:stroke-width="0cm" draw:fill="solid" draw:fill-color="#d34817" draw:textarea-horizontal-align="center" draw:textarea-vertical-align="middle" draw:auto-grow-height="false" draw:fit-to-size="false" style:shrink-to-fit="false" fo:min-height="11.049cm" fo:padding-top="0cm" fo:padding-bottom="0cm" fo:padding-left="0cm" fo:padding-right="0cm" fo:wrap-option="wrap"/>
    </style:style>
    <style:style style:name="Mpr8" style:family="presentation" style:parent-style-name="כותרת_20_ותוכן-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9" style:family="presentation" style:parent-style-name="כותרת_20_ותוכן-backgroundobjects">
      <style:graphic-properties draw:stroke="none" draw:fill="none" draw:fill-color="#ffffff" draw:auto-grow-height="false" fo:min-height="1.421cm"/>
    </style:style>
    <style:style style:name="Mpr10" style:family="presentation" style:parent-style-name="כותרת_20_ותוכן-backgroundobjects">
      <style:graphic-properties draw:stroke="none" draw:fill="none" draw:fill-color="#ffffff" draw:textarea-vertical-align="bottom" draw:auto-grow-height="false" fo:min-height="1.421cm"/>
    </style:style>
    <style:style style:name="Mpr11" style:family="presentation" style:parent-style-name="כותרת_20_בלבד-title">
      <style:graphic-properties draw:stroke="none" svg:stroke-width="0cm" draw:fill="none" draw:textarea-vertical-align="bottom" draw:auto-grow-height="false" draw:fit-to-size="false" style:shrink-to-fit="false" fo:min-height="3.181cm" fo:padding-top="0.125cm" fo:padding-bottom="0.254cm" fo:padding-left="0.25cm" fo:padding-right="0.25cm" fo:wrap-option="wrap"/>
    </style:style>
    <style:style style:name="Mpr12" style:family="presentation" style:parent-style-name="כותרת_20_בלבד-backgroundobjects">
      <style:graphic-properties draw:stroke="solid" svg:stroke-width="0.106cm" svg:stroke-color="#ffffff" draw:fill="solid" draw:fill-color="#ffffff" draw:textarea-vertical-align="middle" draw:auto-grow-height="false" draw:fit-to-size="false" style:shrink-to-fit="false" fo:min-height="11.049cm" fo:padding-top="0.125cm" fo:padding-bottom="0.125cm" fo:padding-left="0.25cm" fo:padding-right="0.25cm" fo:wrap-option="wrap" draw:shadow="visible" draw:shadow-offset-x="0cm" draw:shadow-offset-y="0.071cm" draw:shadow-color="#000000" draw:shadow-opacity="50%"/>
    </style:style>
    <style:style style:name="Mpr13" style:family="presentation" style:parent-style-name="כותרת_20_בלבד-backgroundobjects">
      <style:graphic-properties draw:stroke="none" svg:stroke-width="0cm" draw:fill="solid" draw:fill-color="#d34817" draw:textarea-horizontal-align="center" draw:textarea-vertical-align="middle" draw:auto-grow-height="false" draw:fit-to-size="false" style:shrink-to-fit="false" fo:min-height="11.049cm" fo:padding-top="0cm" fo:padding-bottom="0cm" fo:padding-left="0cm" fo:padding-right="0cm" fo:wrap-option="wrap"/>
    </style:style>
    <style:style style:name="Mpr14" style:family="presentation" style:parent-style-name="כותרת_20_בלבד-backgroundobjects">
      <style:graphic-properties draw:stroke="none" draw:fill="none" draw:fill-color="#ffffff" draw:auto-grow-height="false" fo:min-height="1.421cm"/>
    </style:style>
    <style:style style:name="Mpr15" style:family="presentation" style:parent-style-name="כותרת_20_בלבד-backgroundobjects">
      <style:graphic-properties draw:stroke="none" draw:fill="none" draw:fill-color="#ffffff" draw:textarea-vertical-align="bottom" draw:auto-grow-height="false" fo:min-height="1.421cm"/>
    </style:style>
    <style:style style:name="Mpr16" style:family="presentation" style:parent-style-name="שני_20_תכנים-title">
      <style:graphic-properties draw:stroke="none" svg:stroke-width="0cm" draw:fill="none" draw:textarea-vertical-align="bottom" draw:auto-grow-height="false" draw:fit-to-size="false" style:shrink-to-fit="false" fo:min-height="3.181cm" fo:padding-top="0.125cm" fo:padding-bottom="0.254cm" fo:padding-left="0.25cm" fo:padding-right="0.25cm" fo:wrap-option="wrap"/>
    </style:style>
    <style:style style:name="Mpr17" style:family="presentation" style:parent-style-name="שני_20_תכנים-backgroundobjects">
      <style:graphic-properties draw:stroke="none" svg:stroke-width="0cm" draw:fill="solid" draw:fill-color="#d34817" draw:textarea-horizontal-align="center" draw:textarea-vertical-align="middle" draw:auto-grow-height="false" draw:fit-to-size="false" style:shrink-to-fit="false" fo:min-height="11.049cm" fo:padding-top="0cm" fo:padding-bottom="0cm" fo:padding-left="0cm" fo:padding-right="0cm" fo:wrap-option="wrap"/>
    </style:style>
    <style:style style:name="Mpr18" style:family="presentation" style:parent-style-name="שני_20_תכנים-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19" style:family="presentation" style:parent-style-name="שני_20_תכנים-backgroundobjects">
      <style:graphic-properties draw:stroke="none" draw:fill="none" draw:fill-color="#ffffff" draw:auto-grow-height="false" fo:min-height="1.421cm"/>
    </style:style>
    <style:style style:name="Mpr20" style:family="presentation" style:parent-style-name="שני_20_תכנים-backgroundobjects">
      <style:graphic-properties draw:stroke="none" draw:fill="none" draw:fill-color="#ffffff" draw:textarea-vertical-align="bottom" draw:auto-grow-height="false" fo:min-height="1.421cm"/>
    </style:style>
    <style:style style:name="Mpr21" style:family="presentation" style:parent-style-name="כותרת_20_ותוכן_5f_-title">
      <style:graphic-properties draw:stroke="none" svg:stroke-width="0cm" draw:fill="none" draw:textarea-vertical-align="bottom" draw:auto-grow-height="false" draw:fit-to-size="false" style:shrink-to-fit="false" fo:min-height="3.181cm" fo:padding-top="0.125cm" fo:padding-bottom="0.254cm" fo:padding-left="0.25cm" fo:padding-right="0.25cm" fo:wrap-option="wrap"/>
    </style:style>
    <style:style style:name="Mpr22" style:family="presentation" style:parent-style-name="כותרת_20_ותוכן_5f_-backgroundobjects">
      <style:graphic-properties draw:stroke="none" svg:stroke-width="0cm" draw:fill="solid" draw:fill-color="#d34817" draw:textarea-horizontal-align="center" draw:textarea-vertical-align="middle" draw:auto-grow-height="false" draw:fit-to-size="false" style:shrink-to-fit="false" fo:min-height="11.049cm" fo:padding-top="0cm" fo:padding-bottom="0cm" fo:padding-left="0cm" fo:padding-right="0cm" fo:wrap-option="wrap"/>
    </style:style>
    <style:style style:name="Mpr23" style:family="presentation" style:parent-style-name="כותרת_20_ותוכן_5f_-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24" style:family="presentation" style:parent-style-name="כותרת_20_ותוכן_5f_-backgroundobjects">
      <style:graphic-properties draw:stroke="none" draw:fill="none" draw:fill-color="#ffffff" draw:auto-grow-height="false" fo:min-height="1.421cm"/>
    </style:style>
    <style:style style:name="Mpr25" style:family="presentation" style:parent-style-name="כותרת_20_ותוכן_5f_-backgroundobjects">
      <style:graphic-properties draw:stroke="none" draw:fill="none" draw:fill-color="#ffffff" draw:textarea-vertical-align="bottom" draw:auto-grow-height="false" fo:min-height="1.421cm"/>
    </style:style>
    <style:style style:name="Mpr26" style:family="presentation" style:parent-style-name="שקופית_20_כותרת_5f_-backgroundobjects">
      <style:graphic-properties draw:stroke="solid" svg:stroke-width="0.106cm" svg:stroke-color="#ffffff" draw:fill="solid" draw:fill-color="#ffffff" draw:textarea-vertical-align="middle" draw:auto-grow-height="false" draw:fit-to-size="false" style:shrink-to-fit="false" fo:min-height="11.049cm" fo:padding-top="0.125cm" fo:padding-bottom="0.125cm" fo:padding-left="0.25cm" fo:padding-right="0.25cm" fo:wrap-option="wrap" draw:shadow="visible" draw:shadow-offset-x="0cm" draw:shadow-offset-y="0.071cm" draw:shadow-color="#000000" draw:shadow-opacity="50%"/>
    </style:style>
    <style:style style:name="Mpr27" style:family="presentation" style:parent-style-name="שקופית_20_כותרת_5f_-backgroundobjects">
      <style:graphic-properties draw:stroke="none" svg:stroke-width="0cm" draw:fill="solid" draw:fill-color="#d34817" draw:textarea-horizontal-align="center" draw:textarea-vertical-align="middle" draw:auto-grow-height="false" draw:fit-to-size="false" style:shrink-to-fit="false" fo:min-height="11.049cm" fo:padding-top="0cm" fo:padding-bottom="0cm" fo:padding-left="0cm" fo:padding-right="0cm" fo:wrap-option="wrap"/>
    </style:style>
    <style:style style:name="Mpr28" style:family="presentation" style:parent-style-name="שקופית_20_כותרת_5f_-title">
      <style:graphic-properties draw:stroke="none" svg:stroke-width="0cm" draw:fill="none" draw:textarea-vertical-align="middle" draw:auto-grow-height="false" draw:fit-to-size="false" style:shrink-to-fit="false" fo:min-height="3.181cm" fo:padding-top="0.125cm" fo:padding-bottom="0.254cm" fo:padding-left="0.25cm" fo:padding-right="0.25cm" fo:wrap-option="wrap"/>
    </style:style>
    <style:style style:name="Mpr29" style:family="presentation" style:parent-style-name="שקופית_20_כותרת_5f_-backgroundobjects">
      <style:graphic-properties draw:stroke="none" draw:fill="none" draw:fill-color="#ffffff" draw:auto-grow-height="false" fo:min-height="1.485cm"/>
    </style:style>
    <style:style style:name="Mpr30" style:family="presentation" style:parent-style-name="שקופית_20_כותרת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24pt"/>
    </style:style>
    <style:style style:name="MP6" style:family="paragraph">
      <style:paragraph-properties fo:margin-top="0cm" fo:margin-bottom="0cm" fo:line-height="100%" fo:text-align="end" style:writing-mode="rl-tb"/>
      <style:text-properties fo:font-size="24pt" style:font-size-asian="14pt" style:font-size-complex="14pt"/>
    </style:style>
    <style:style style:name="MP7" style:family="paragraph">
      <loext:graphic-properties draw:fill="solid" draw:fill-color="#ffffff"/>
      <style:paragraph-properties fo:text-align="start" style:font-independent-line-spacing="true"/>
      <style:text-properties fo:font-size="24pt" style:font-size-asian="14pt" style:font-size-complex="14pt"/>
    </style:style>
    <style:style style:name="MP8"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MP9" style:family="paragraph">
      <loext:graphic-properties draw:fill="solid" draw:fill-color="#d34817"/>
      <style:paragraph-properties fo:text-align="start" style:font-independent-line-spacing="true"/>
      <style:text-properties fo:font-size="14pt" style:font-size-asian="14pt" style:font-size-complex="14pt"/>
    </style:style>
    <style:style style:name="MP10" style:family="paragraph">
      <loext:graphic-properties draw:fill="solid" draw:fill-color="#d34817"/>
      <style:paragraph-properties fo:text-align="start" style:font-independent-line-spacing="true"/>
      <style:text-properties fo:font-size="24pt"/>
    </style:style>
    <style:style style:name="MP11" style:family="paragraph">
      <loext:graphic-properties draw:fill="solid" draw:fill-color="#e5b1ab"/>
      <style:paragraph-properties fo:text-align="start" style:font-independent-line-spacing="true"/>
      <style:text-properties fo:font-size="24pt"/>
    </style:style>
    <style:style style:name="MP12" style:family="paragraph">
      <loext:graphic-properties draw:fill="solid" draw:fill-color="#918485"/>
      <style:paragraph-properties fo:text-align="start" style:font-independent-line-spacing="true"/>
      <style:text-properties fo:font-size="24pt"/>
    </style:style>
    <style:style style:name="MP13" style:family="paragraph">
      <style:paragraph-properties fo:margin-top="0cm" fo:margin-bottom="0cm" fo:line-height="100%" fo:text-align="center"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40pt"/>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style:paragraph-properties fo:text-align="start"/>
    </style:style>
    <style:style style:name="MP17" style:family="paragraph">
      <style:paragraph-properties fo:margin-left="0cm" fo:margin-right="0cm" fo:text-indent="0cm">
        <style:tab-stops>
          <style:tab-stop style:position="0cm"/>
        </style:tab-stops>
      </style:paragraph-properties>
    </style:style>
    <style:style style:name="MP18"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font-independent-line-spacing="true"/>
      <style:text-properties fo:font-size="26pt"/>
    </style:style>
    <style:style style:name="MP20"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o">
        <style:list-level-properties text:space-before="3.176cm" text:min-label-width="0.634cm"/>
        <style:text-properties fo:font-family="StarSymbol" fo:color="#a28e6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שקופית_20_כותרת" style:display-name="שקופית כותרת" style:page-layout-name="PM1" draw:style-name="Mdp1">
      <office:forms form:automatic-focus="false" form:apply-design-mode="false"/>
      <draw:custom-shape draw:name="מלבן 8" draw:style-name="Mgr3" draw:text-style-name="MP5" draw:layer="backgroundobjects" drawooo:display="printer"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drawooo:display="printer"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מלבן 11"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12" draw:style-name="Mgr4" draw:text-style-name="MP5" draw:layer="backgroundobjects" svg:width="25.036cm" svg:height="18.588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מציין מיקום של תאריך 27" presentation:style-name="Mpr1" draw:text-style-name="MP7" draw:layer="backgroundobjects" svg:width="6.878cm" svg:height="1.322cm" svg:x="17.145cm" svg:y="17.198cm" presentation:class="date-time" presentation:user-transformed="true">
        <draw:text-box>
          <text:p text:style-name="MP6"><text:span text:style-name="MT2"><text:date style:data-style-name="D1" text:date-value="2019-02-18">18/2/19</text:date></text:span></text:p>
        </draw:text-box>
      </draw:frame>
      <draw:frame draw:name="מציין מיקום של כותרת תחתונה 16" presentation:style-name="Mpr1" draw:text-style-name="MP7" draw:layer="backgroundobjects" svg:width="12.911cm" svg:height="1.269cm" svg:x="0.635cm" svg:y="17.145cm" presentation:class="footer" presentation:user-transformed="true">
        <draw:text-box>
          <text:p text:style-name="MP6"><text:span text:style-name="MT2">.</text:span></text:p>
        </draw:text-box>
      </draw:frame>
      <draw:frame draw:name="מציין מיקום של מספר שקופית 28" presentation:style-name="Mpr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custom-shape draw:name="מלבן 6" draw:style-name="Mgr5" draw:text-style-name="MP10" draw:layer="backgroundobjects" svg:width="25.059cm" svg:height="4.242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9" draw:style-name="Mgr6" draw:text-style-name="MP11" draw:layer="backgroundobjects" svg:width="25.059cm" svg:height="0.334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10" draw:style-name="Mgr7" draw:text-style-name="MP12" draw:layer="backgroundobjects" svg:width="25.059cm" svg:height="0.306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7" presentation:style-name="Mpr3" draw:text-style-name="MP14" draw:layer="backgroundobjects" svg:width="22.859cm" svg:height="4.082cm" svg:x="1.27cm" svg:y="4.183cm" presentation:class="title" presentation:user-transformed="true">
        <draw:text-box>
          <text:p text:style-name="MP13"><text:span text:style-name="MT4">לחץ כדי </text:span><text:span text:style-name="MT4">לערוך סגנון </text:span><text:span text:style-name="MT4">כותרת של </text:span><text:span text:style-name="MT4">תבנית בסיס</text:span></text:p>
        </draw:text-box>
      </draw:frame>
      <draw:frame presentation:style-name="שקופית_20_כותרת-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שקופית_20_כותרת-title" draw:layer="backgroundobjects" svg:width="14.848cm" svg:height="11.136cm" svg:x="3.075cm" svg:y="2.257cm" presentation:class="page"/>
        <draw:frame presentation:style-name="שקופית_20_כותרת-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כותרת_20_ותוכן" style:display-name="כותרת ותוכן"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6" draw:text-style-name="MP14" draw:layer="backgroundobjects" svg:width="23.706cm" svg:height="1.776cm" svg:x="0.847cm" svg:y="0.763cm" presentation:class="title" presentation:user-transformed="true">
        <draw:text-box>
          <text:p text:style-name="MP15"><text:span text:style-name="MT5">לחץ כדי </text:span><text:span text:style-name="MT5">לערוך סגנון </text:span><text:span text:style-name="MT5">כותרת של </text:span><text:span text:style-name="MT5">תבנית בסיס</text:span></text:p>
        </draw:text-box>
      </draw:frame>
      <draw:frame draw:name="מציין מיקום של מספר שקופית 5" presentation:style-name="Mpr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8" draw:text-style-name="MP19" draw:layer="backgroundobjects" svg:width="23.706cm" svg:height="15.874cm" svg:x="0.847cm" svg:y="2.54cm" presentation:class="outline" presentation:user-transformed="true">
        <draw:text-box>
          <text:list text:style-name="ML3">
            <text:list-item>
              <text:p text:style-name="MP16"><text:span text:style-name="MT6">Click to edit the </text:span><text:span text:style-name="MT6">outline text </text:span><text:span text:style-name="MT6">format</text:span></text:p>
              <text:list>
                <text:list-item>
                  <text:p text:style-name="MP16"><text:span text:style-name="MT6">Second </text:span><text:span text:style-name="MT6">Outline Level</text:span></text:p>
                  <text:list>
                    <text:list-item>
                      <text:p text:style-name="MP16"><text:span text:style-name="MT6">Third </text:span><text:span text:style-name="MT6">Outline </text:span><text:span text:style-name="MT6">Level</text:span></text:p>
                      <text:list>
                        <text:list-item>
                          <text:p text:style-name="MP16"><text:span text:style-name="MT6">Fourth </text:span><text:span text:style-name="MT6">Outline </text:span><text:span text:style-name="MT6">Level</text:span></text:p>
                          <text:list>
                            <text:list-item>
                              <text:p text:style-name="MP16"><text:span text:style-name="MT6">Fifth </text:span><text:span text:style-name="MT6">Outl</text:span><text:span text:style-name="MT6">ine </text:span><text:span text:style-name="MT6">Lev</text:span><text:span text:style-name="MT6">el</text:span></text:p>
                              <text:list>
                                <text:list-item>
                                  <text:p text:style-name="MP16"><text:span text:style-name="MT6">S</text:span><text:span text:style-name="MT6">i</text:span><text:span text:style-name="MT6">x</text:span><text:span text:style-name="MT6">t</text:span><text:span text:style-name="MT6">h </text:span><text:span text:style-name="MT6">O</text:span><text:span text:style-name="MT6">u</text:span><text:span text:style-name="MT6">tl</text:span><text:span text:style-name="MT6">i</text:span><text:span text:style-name="MT6">n</text:span><text:span text:style-name="MT6">e </text:span><text:span text:style-name="MT6">L</text:span><text:span text:style-name="MT6">e</text:span><text:span text:style-name="MT6">v</text:span><text:span text:style-name="MT6">e</text:span><text:span text:style-name="MT6">l</text:span></text:p>
                                  <text:list>
                                    <text:list-item>
                                      <text:p text:style-name="MP17"><text:span text:style-name="MT6">S</text:span><text:span text:style-name="MT6">e</text:span><text:span text:style-name="MT6">v</text:span><text:span text:style-name="MT6">e</text:span><text:span text:style-name="MT6">n</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span text:style-name="MT6">ל</text:span><text:span text:style-name="MT6">ח</text:span><text:span text:style-name="MT6">ץ</text:span><text:span text:style-name="MT6"> </text:span><text:span text:style-name="MT6">כ</text:span><text:span text:style-name="MT6">ד</text:span><text:span text:style-name="MT6">י</text:span><text:span text:style-name="MT6"> </text:span><text:span text:style-name="MT6">ל</text:span><text:span text:style-name="MT6">ע</text:span><text:span text:style-name="MT6">ר</text:span><text:span text:style-name="MT6">ו</text:span><text:span text:style-name="MT6">ך</text:span><text:span text:style-name="MT6"> </text:span><text:span text:style-name="MT6">ס</text:span><text:span text:style-name="MT6">ג</text:span><text:span text:style-name="MT6">נ</text:span><text:span text:style-name="MT6">ו</text:span><text:span text:style-name="MT6">נ</text:span><text:span text:style-name="MT6">ו</text:span><text:span text:style-name="MT6">ת</text:span><text:span text:style-name="MT6"> </text:span><text:span text:style-name="MT6">ט</text:span><text:span text:style-name="MT6">ק</text:span><text:span text:style-name="MT6">ס</text:span><text:span text:style-name="MT6">ט</text:span><text:span text:style-name="MT6"> </text:span><text:span text:style-name="MT6">ש</text:span><text:span text:style-name="MT6">ל</text:span><text:span text:style-name="MT6"> </text:span><text:span text:style-name="MT6">ת</text:span><text:span text:style-name="MT6">ב</text:span><text:span text:style-name="MT6">נ</text:span><text:span text:style-name="MT6">י</text:span><text:span text:style-name="MT6">ת</text:span><text:span text:style-name="MT6"> </text:span><text:span text:style-name="MT6">ב</text:span><text:span text:style-name="MT6">ס</text:span><text:span text:style-name="MT6">י</text:span><text:span text:style-name="MT6">ס</text:span></text:p>
                                      <text:list>
                                        <text:list-item>
                                          <text:p text:style-name="MP17"><text:span text:style-name="MT7">ר</text:span><text:span text:style-name="MT7">מ</text:span><text:span text:style-name="MT7">ה</text:span><text:span text:style-name="MT7"> </text:span><text:span text:style-name="MT7">ש</text:span><text:span text:style-name="MT7">נ</text:span><text:span text:style-name="MT7">י</text:span><text:span text:style-name="MT7">י</text:span><text:span text:style-name="MT7">ה</text:span></text:p>
                                          <text:list>
                                            <text:list-item>
                                              <text:p text:style-name="MP17"><text:span text:style-name="MT8">ר</text:span><text:span text:style-name="MT8">מ</text:span><text:span text:style-name="MT8">ה</text:span><text:span text:style-name="MT8"> </text:span><text:span text:style-name="MT8">ש</text:span><text:span text:style-name="MT8">ל</text:span><text:span text:style-name="MT8">י</text:span><text:span text:style-name="MT8">ש</text:span><text:span text:style-name="MT8">י</text:span><text:span text:style-name="MT8">ת</text:span></text:p>
                                              <text:list>
                                                <text:list-item>
                                                  <text:p text:style-name="MP18"><text:span text:style-name="MT8">ר</text:span><text:span text:style-name="MT8">מ</text:span><text:span text:style-name="MT8">ה</text:span><text:span text:style-name="MT8"> </text:span><text:span text:style-name="MT8">ר</text:span><text:span text:style-name="MT8">ב</text:span><text:span text:style-name="MT8">י</text:span><text:span text:style-name="MT8">ע</text:span><text:span text:style-name="MT8">י</text:span><text:span text:style-name="MT8">ת</text:span></text:p>
                                                </text:list-item>
                                                <text:list-item>
                                                  <text:p text:style-name="MP18"><text:span text:style-name="MT8">ר</text:span><text:span text:style-name="MT8">מ</text:span><text:span text:style-name="MT8">ה</text:span><text:span text:style-name="MT8"> </text:span><text:span text:style-name="MT8">ח</text:span><text:span text:style-name="MT8">מ</text:span><text:span text:style-name="MT8">י</text:span><text:span text:style-name="MT8">ש</text:span><text:span text:style-name="MT8">י</text:span><text:span text:style-name="MT8">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title" draw:layer="backgroundobjects" svg:width="14.212cm" svg:height="10.659cm" svg:x="2.753cm" svg:y="2.16cm" presentation:class="page"/>
        <draw:frame presentation:style-name="כותרת_20_ותוכן-notes" draw:layer="backgroundobjects" svg:width="15.775cm" svg:height="12.792cm" svg:x="1.972cm" svg:y="13.503cm" presentation:class="notes" presentation:placeholder="true">
          <draw:text-box/>
        </draw:frame>
        <draw:frame presentation:style-name="Mpr9" draw:text-style-name="MP2" draw:layer="backgroundobjects" svg:width="8.557cm" svg:height="1.42cm" svg:x="0cm" svg:y="0cm" presentation:class="header">
          <draw:text-box>
            <text:p text:style-name="MP1"><text:span text:style-name="MT1"><presentation:header/></text:span></text:p>
          </draw:text-box>
        </draw:frame>
        <draw:frame presentation:style-name="Mpr9" draw:text-style-name="MP4" draw:layer="backgroundobjects" svg:width="8.557cm" svg:height="1.42cm" svg:x="11.162cm" svg:y="0cm" presentation:class="date-time">
          <draw:text-box>
            <text:p text:style-name="MP3"><text:span text:style-name="MT1"><presentation:date-time/></text:span></text:p>
          </draw:text-box>
        </draw:frame>
        <draw:frame presentation:style-name="Mpr10" draw:text-style-name="MP2" draw:layer="backgroundobjects" svg:width="8.557cm" svg:height="1.42cm" svg:x="0cm" svg:y="27.008cm" presentation:class="footer">
          <draw:text-box>
            <text:p text:style-name="MP1"><text:span text:style-name="MT1"><presentation:footer/></text:span></text:p>
          </draw:text-box>
        </draw:frame>
        <draw:frame presentation:style-name="Mpr1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בלבד" style:display-name="כותרת בלבד"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1" draw:text-style-name="MP14" draw:layer="backgroundobjects" svg:width="24.129cm" svg:height="1.988cm" svg:x="0.635cm" svg:y="0.763cm" presentation:class="title" presentation:user-transformed="true">
        <draw:text-box>
          <text:p text:style-name="MP15"><text:span text:style-name="MT5">לחץ כדי </text:span><text:span text:style-name="MT5">לערוך סגנון </text:span><text:span text:style-name="MT5">כותרת של </text:span><text:span text:style-name="MT5">תבנית בסיס</text:span></text:p>
        </draw:text-box>
      </draw:frame>
      <draw:frame draw:name="מציין מיקום של תאריך 2" presentation:style-name="Mpr12" draw:text-style-name="MP7" draw:layer="backgroundobjects" svg:width="6.878cm" svg:height="1.322cm" svg:x="17.145cm" svg:y="17.198cm" presentation:class="date-time" presentation:user-transformed="true">
        <draw:text-box>
          <text:p text:style-name="MP6"><text:span text:style-name="MT2"><text:date style:data-style-name="D1" text:date-value="2019-02-18">18/2/19</text:date></text:span></text:p>
        </draw:text-box>
      </draw:frame>
      <draw:frame draw:name="מציין מיקום של כותרת תחתונה 3" presentation:style-name="Mpr12" draw:text-style-name="MP7" draw:layer="backgroundobjects" svg:width="12.911cm" svg:height="1.269cm" svg:x="0.635cm" svg:y="17.145cm" presentation:class="footer" presentation:user-transformed="true">
        <draw:text-box>
          <text:p/>
        </draw:text-box>
      </draw:frame>
      <draw:frame draw:name="מציין מיקום של מספר שקופית 4" presentation:style-name="Mpr13"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presentation:style-name="כותרת_20_בלבד-outline1" draw:layer="backgroundobjects" svg:width="22.859cm" svg:height="11.048cm" svg:x="1.27cm" svg:y="4.457cm" presentation:class="outline" presentation:placeholder="true">
        <draw:text-box/>
      </draw:frame>
      <presentation:notes style:page-layout-name="PM2">
        <draw:page-thumbnail presentation:style-name="כותרת_20_בלבד-title" draw:layer="backgroundobjects" svg:width="14.212cm" svg:height="10.659cm" svg:x="2.753cm" svg:y="2.16cm" presentation:class="page"/>
        <draw:frame presentation:style-name="כותרת_20_בלבד-notes" draw:layer="backgroundobjects" svg:width="15.775cm" svg:height="12.792cm" svg:x="1.972cm" svg:y="13.503cm" presentation:class="notes" presentation:placeholder="true">
          <draw:text-box/>
        </draw:frame>
        <draw:frame presentation:style-name="Mpr14" draw:text-style-name="MP2" draw:layer="backgroundobjects" svg:width="8.557cm" svg:height="1.42cm" svg:x="0cm" svg:y="0cm" presentation:class="header">
          <draw:text-box>
            <text:p text:style-name="MP1"><text:span text:style-name="MT1"><presentation:header/></text:span></text:p>
          </draw:text-box>
        </draw:frame>
        <draw:frame presentation:style-name="Mpr14" draw:text-style-name="MP4" draw:layer="backgroundobjects" svg:width="8.557cm" svg:height="1.42cm" svg:x="11.162cm" svg:y="0cm" presentation:class="date-time">
          <draw:text-box>
            <text:p text:style-name="MP3"><text:span text:style-name="MT1"><presentation:date-time/></text:span></text:p>
          </draw:text-box>
        </draw:frame>
        <draw:frame presentation:style-name="Mpr15" draw:text-style-name="MP2" draw:layer="backgroundobjects" svg:width="8.557cm" svg:height="1.42cm" svg:x="0cm" svg:y="27.008cm" presentation:class="footer">
          <draw:text-box>
            <text:p text:style-name="MP1"><text:span text:style-name="MT1"><presentation:footer/></text:span></text:p>
          </draw:text-box>
        </draw:frame>
        <draw:frame presentation:style-name="Mpr1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שני_20_תכנים" style:display-name="שני תכנים"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6" draw:text-style-name="MP14" draw:layer="backgroundobjects" svg:width="24.129cm" svg:height="1.988cm" svg:x="0.635cm" svg:y="0.763cm" presentation:class="title" presentation:user-transformed="true">
        <draw:text-box>
          <text:p text:style-name="MP15"><text:span text:style-name="MT5">לחץ כדי </text:span><text:span text:style-name="MT5">לערוך סגנון </text:span><text:span text:style-name="MT5">כותרת של </text:span><text:span text:style-name="MT5">תבנית בסיס</text:span></text:p>
        </draw:text-box>
      </draw:frame>
      <draw:frame draw:name="מציין מיקום של מספר שקופית 6" presentation:style-name="Mpr1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8" presentation:style-name="Mpr18" draw:text-style-name="MP19" draw:layer="backgroundobjects" svg:width="11.641cm" svg:height="15.451cm" svg:x="0.635cm" svg:y="2.752cm" presentation:class="outline" presentation:user-transformed="true">
        <draw:text-box>
          <text:list text:style-name="ML3">
            <text:list-item>
              <text:p text:style-name="MP16"><text:span text:style-name="MT6">Click to edit the </text:span><text:span text:style-name="MT6">outline text </text:span><text:span text:style-name="MT6">format</text:span></text:p>
              <text:list>
                <text:list-item>
                  <text:p text:style-name="MP16"><text:span text:style-name="MT6">Second </text:span><text:span text:style-name="MT6">Outline Level</text:span></text:p>
                  <text:list>
                    <text:list-item>
                      <text:p text:style-name="MP16"><text:span text:style-name="MT6">Third </text:span><text:span text:style-name="MT6">Outline </text:span><text:span text:style-name="MT6">Level</text:span></text:p>
                      <text:list>
                        <text:list-item>
                          <text:p text:style-name="MP16"><text:span text:style-name="MT6">Fourth </text:span><text:span text:style-name="MT6">Outline </text:span><text:span text:style-name="MT6">Level</text:span></text:p>
                          <text:list>
                            <text:list-item>
                              <text:p text:style-name="MP16"><text:span text:style-name="MT6">Fifth </text:span><text:span text:style-name="MT6">Outl</text:span><text:span text:style-name="MT6">ine </text:span><text:span text:style-name="MT6">Lev</text:span><text:span text:style-name="MT6">el</text:span></text:p>
                              <text:list>
                                <text:list-item>
                                  <text:p text:style-name="MP16"><text:span text:style-name="MT6">S</text:span><text:span text:style-name="MT6">i</text:span><text:span text:style-name="MT6">x</text:span><text:span text:style-name="MT6">t</text:span><text:span text:style-name="MT6">h </text:span><text:span text:style-name="MT6">O</text:span><text:span text:style-name="MT6">u</text:span><text:span text:style-name="MT6">tl</text:span><text:span text:style-name="MT6">i</text:span><text:span text:style-name="MT6">n</text:span><text:span text:style-name="MT6">e </text:span><text:span text:style-name="MT6">L</text:span><text:span text:style-name="MT6">e</text:span><text:span text:style-name="MT6">v</text:span><text:span text:style-name="MT6">e</text:span><text:span text:style-name="MT6">l</text:span></text:p>
                                  <text:list>
                                    <text:list-item>
                                      <text:p text:style-name="MP17"><text:span text:style-name="MT6">S</text:span><text:span text:style-name="MT6">e</text:span><text:span text:style-name="MT6">v</text:span><text:span text:style-name="MT6">e</text:span><text:span text:style-name="MT6">n</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span text:style-name="MT6">ל</text:span><text:span text:style-name="MT6">ח</text:span><text:span text:style-name="MT6">ץ</text:span><text:span text:style-name="MT6"> </text:span><text:span text:style-name="MT6">כ</text:span><text:span text:style-name="MT6">ד</text:span><text:span text:style-name="MT6">י</text:span><text:span text:style-name="MT6"> </text:span><text:span text:style-name="MT6">ל</text:span><text:span text:style-name="MT6">ע</text:span><text:span text:style-name="MT6">ר</text:span><text:span text:style-name="MT6">ו</text:span><text:span text:style-name="MT6">ך</text:span><text:span text:style-name="MT6"> </text:span><text:span text:style-name="MT6">ס</text:span><text:span text:style-name="MT6">ג</text:span><text:span text:style-name="MT6">נ</text:span><text:span text:style-name="MT6">ו</text:span><text:span text:style-name="MT6">נ</text:span><text:span text:style-name="MT6">ו</text:span><text:span text:style-name="MT6">ת</text:span><text:span text:style-name="MT6"> </text:span><text:span text:style-name="MT6">ט</text:span><text:span text:style-name="MT6">ק</text:span><text:span text:style-name="MT6">ס</text:span><text:span text:style-name="MT6">ט</text:span><text:span text:style-name="MT6"> </text:span><text:span text:style-name="MT6">ש</text:span><text:span text:style-name="MT6">ל</text:span><text:span text:style-name="MT6"> </text:span><text:span text:style-name="MT6">ת</text:span><text:span text:style-name="MT6">ב</text:span><text:span text:style-name="MT6">נ</text:span><text:span text:style-name="MT6">י</text:span><text:span text:style-name="MT6">ת</text:span><text:span text:style-name="MT6"> </text:span><text:span text:style-name="MT6">ב</text:span><text:span text:style-name="MT6">ס</text:span><text:span text:style-name="MT6">י</text:span><text:span text:style-name="MT6">ס</text:span></text:p>
                                      <text:list>
                                        <text:list-item>
                                          <text:p text:style-name="MP17"><text:span text:style-name="MT7">ר</text:span><text:span text:style-name="MT7">מ</text:span><text:span text:style-name="MT7">ה</text:span><text:span text:style-name="MT7"> </text:span><text:span text:style-name="MT7">ש</text:span><text:span text:style-name="MT7">נ</text:span><text:span text:style-name="MT7">י</text:span><text:span text:style-name="MT7">י</text:span><text:span text:style-name="MT7">ה</text:span></text:p>
                                          <text:list>
                                            <text:list-item>
                                              <text:p text:style-name="MP17"><text:span text:style-name="MT8">ר</text:span><text:span text:style-name="MT8">מ</text:span><text:span text:style-name="MT8">ה</text:span><text:span text:style-name="MT8"> </text:span><text:span text:style-name="MT8">ש</text:span><text:span text:style-name="MT8">ל</text:span><text:span text:style-name="MT8">י</text:span><text:span text:style-name="MT8">ש</text:span><text:span text:style-name="MT8">י</text:span><text:span text:style-name="MT8">ת</text:span></text:p>
                                              <text:list>
                                                <text:list-item>
                                                  <text:p text:style-name="MP18"><text:span text:style-name="MT8">ר</text:span><text:span text:style-name="MT8">מ</text:span><text:span text:style-name="MT8">ה</text:span><text:span text:style-name="MT8"> </text:span><text:span text:style-name="MT8">ר</text:span><text:span text:style-name="MT8">ב</text:span><text:span text:style-name="MT8">י</text:span><text:span text:style-name="MT8">ע</text:span><text:span text:style-name="MT8">י</text:span><text:span text:style-name="MT8">ת</text:span></text:p>
                                                </text:list-item>
                                                <text:list-item>
                                                  <text:p text:style-name="MP18"><text:span text:style-name="MT8">ר</text:span><text:span text:style-name="MT8">מ</text:span><text:span text:style-name="MT8">ה</text:span><text:span text:style-name="MT8"> </text:span><text:span text:style-name="MT8">ח</text:span><text:span text:style-name="MT8">מ</text:span><text:span text:style-name="MT8">י</text:span><text:span text:style-name="MT8">ש</text:span><text:span text:style-name="MT8">י</text:span><text:span text:style-name="MT8">ת</text:span></text:p>
                                                </text:list-item>
                                              </text:list>
                                            </text:list-item>
                                          </text:list>
                                        </text:list-item>
                                      </text:list>
                                    </text:list-item>
                                  </text:list>
                                </text:list-item>
                              </text:list>
                            </text:list-item>
                          </text:list>
                        </text:list-item>
                      </text:list>
                    </text:list-item>
                  </text:list>
                </text:list-item>
              </text:list>
            </text:list-item>
          </text:list>
        </draw:text-box>
      </draw:frame>
      <draw:frame draw:name="מציין מיקום תוכן 10" presentation:style-name="Mpr18" draw:text-style-name="MP19" draw:layer="backgroundobjects" svg:width="12.487cm" svg:height="15.451cm" svg:x="12.277cm" svg:y="2.752cm" presentation:class="outline" presentation:user-transformed="true">
        <draw:text-box>
          <text:list text:style-name="ML3">
            <text:list-item>
              <text:p text:style-name="MP16"><text:span text:style-name="MT6">Click to edit the </text:span><text:span text:style-name="MT6">outline text </text:span><text:span text:style-name="MT6">format</text:span></text:p>
              <text:list>
                <text:list-item>
                  <text:p text:style-name="MP16"><text:span text:style-name="MT6">Second </text:span><text:span text:style-name="MT6">Outline Level</text:span></text:p>
                  <text:list>
                    <text:list-item>
                      <text:p text:style-name="MP16"><text:span text:style-name="MT6">Third </text:span><text:span text:style-name="MT6">Outline </text:span><text:span text:style-name="MT6">Level</text:span></text:p>
                      <text:list>
                        <text:list-item>
                          <text:p text:style-name="MP16"><text:span text:style-name="MT6">Fourth </text:span><text:span text:style-name="MT6">Outline </text:span><text:span text:style-name="MT6">Level</text:span></text:p>
                          <text:list>
                            <text:list-item>
                              <text:p text:style-name="MP16"><text:span text:style-name="MT6">Fifth </text:span><text:span text:style-name="MT6">Outl</text:span><text:span text:style-name="MT6">ine </text:span><text:span text:style-name="MT6">Lev</text:span><text:span text:style-name="MT6">el</text:span></text:p>
                              <text:list>
                                <text:list-item>
                                  <text:p text:style-name="MP16"><text:span text:style-name="MT6">S</text:span><text:span text:style-name="MT6">i</text:span><text:span text:style-name="MT6">x</text:span><text:span text:style-name="MT6">t</text:span><text:span text:style-name="MT6">h </text:span><text:span text:style-name="MT6">O</text:span><text:span text:style-name="MT6">u</text:span><text:span text:style-name="MT6">tl</text:span><text:span text:style-name="MT6">i</text:span><text:span text:style-name="MT6">n</text:span><text:span text:style-name="MT6">e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text:list-item>
          </text:list>
          <text:p text:style-name="MP20"><text:span text:style-name="MT6">Seventh Outline </text:span><text:span text:style-name="MT6">Level</text:span><text:span text:style-name="MT6">לחץ כדי לערוך </text:span><text:span text:style-name="MT6">סגנונות טקסט של </text:span><text:span text:style-name="MT6">תבנית בסיס</text:span></text:p>
          <text:list text:style-name="ML4">
            <text:list-item>
              <text:list>
                <text:list-item>
                  <text:p text:style-name="MP18"><text:span text:style-name="MT7">רמה שנייה</text:span></text:p>
                </text:list-item>
              </text:list>
            </text:list-item>
          </text:list>
          <text:list text:style-name="ML5">
            <text:list-item>
              <text:list>
                <text:list-item>
                  <text:list>
                    <text:list-item>
                      <text:p text:style-name="MP18"><text:span text:style-name="MT8">רמה שלישית</text:span></text:p>
                    </text:list-item>
                  </text:list>
                </text:list-item>
              </text:list>
            </text:list-item>
          </text:list>
          <text:list text:style-name="ML6">
            <text:list-item>
              <text:list>
                <text:list-item>
                  <text:list>
                    <text:list-item>
                      <text:list>
                        <text:list-item>
                          <text:p text:style-name="MP18"><text:span text:style-name="MT8">רמה רביעית</text:span></text:p>
                        </text:list-item>
                      </text:list>
                    </text:list-item>
                  </text:list>
                </text:list-item>
              </text:list>
            </text:list-item>
          </text:list>
          <text:list text:style-name="ML7">
            <text:list-item>
              <text:list>
                <text:list-item>
                  <text:list>
                    <text:list-item>
                      <text:list>
                        <text:list-item>
                          <text:list>
                            <text:list-item>
                              <text:p text:style-name="MP18"><text:span text:style-name="MT8">רמה חמישית</text:span></text:p>
                            </text:list-item>
                          </text:list>
                        </text:list-item>
                      </text:list>
                    </text:list-item>
                  </text:list>
                </text:list-item>
              </text:list>
            </text:list-item>
          </text:list>
        </draw:text-box>
      </draw:frame>
      <presentation:notes style:page-layout-name="PM2">
        <draw:page-thumbnail presentation:style-name="שני_20_תכנים-title" draw:layer="backgroundobjects" svg:width="14.212cm" svg:height="10.659cm" svg:x="2.753cm" svg:y="2.16cm" presentation:class="page"/>
        <draw:frame presentation:style-name="שני_20_תכנים-notes" draw:layer="backgroundobjects" svg:width="15.775cm" svg:height="12.792cm" svg:x="1.972cm" svg:y="13.503cm" presentation:class="notes" presentation:placeholder="true">
          <draw:text-box/>
        </draw:frame>
        <draw:frame presentation:style-name="Mpr19" draw:text-style-name="MP2" draw:layer="backgroundobjects" svg:width="8.557cm" svg:height="1.42cm" svg:x="0cm" svg:y="0cm" presentation:class="header">
          <draw:text-box>
            <text:p text:style-name="MP1"><text:span text:style-name="MT1"><presentation:header/></text:span></text:p>
          </draw:text-box>
        </draw:frame>
        <draw:frame presentation:style-name="Mpr19" draw:text-style-name="MP4" draw:layer="backgroundobjects" svg:width="8.557cm" svg:height="1.42cm" svg:x="11.162cm" svg:y="0cm" presentation:class="date-time">
          <draw:text-box>
            <text:p text:style-name="MP3"><text:span text:style-name="MT1"><presentation:date-time/></text:span></text:p>
          </draw:text-box>
        </draw:frame>
        <draw:frame presentation:style-name="Mpr20" draw:text-style-name="MP2" draw:layer="backgroundobjects" svg:width="8.557cm" svg:height="1.42cm" svg:x="0cm" svg:y="27.008cm" presentation:class="footer">
          <draw:text-box>
            <text:p text:style-name="MP1"><text:span text:style-name="MT1"><presentation:footer/></text:span></text:p>
          </draw:text-box>
        </draw:frame>
        <draw:frame presentation:style-name="Mpr2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ותוכן_5f_" style:display-name="כותרת ותוכן_" style:page-layout-name="PM1" draw:style-name="Mdp1">
      <draw:custom-shape draw:name="מלבן 8" draw:style-name="Mgr8"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9"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21" draw:text-style-name="MP14" draw:layer="backgroundobjects" svg:width="23.706cm" svg:height="1.776cm" svg:x="0.847cm" svg:y="0.763cm" presentation:class="title" presentation:user-transformed="true">
        <draw:text-box>
          <text:p text:style-name="MP15"><text:span text:style-name="MT5">לחץ כדי </text:span><text:span text:style-name="MT5">לערוך סגנון </text:span><text:span text:style-name="MT5">כותרת של </text:span><text:span text:style-name="MT5">תבנית בסיס</text:span></text:p>
        </draw:text-box>
      </draw:frame>
      <draw:frame draw:name="מציין מיקום של מספר שקופית 5" presentation:style-name="Mpr2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23" draw:text-style-name="MP19" draw:layer="backgroundobjects" svg:width="23.706cm" svg:height="15.874cm" svg:x="0.847cm" svg:y="2.54cm" presentation:class="outline" presentation:user-transformed="true">
        <draw:text-box>
          <text:list text:style-name="ML3">
            <text:list-item>
              <text:p text:style-name="MP16"><text:span text:style-name="MT6">Click to edit the </text:span><text:span text:style-name="MT6">outline text </text:span><text:span text:style-name="MT6">format</text:span></text:p>
              <text:list>
                <text:list-item>
                  <text:p text:style-name="MP16"><text:span text:style-name="MT6">Second </text:span><text:span text:style-name="MT6">Outline Level</text:span></text:p>
                  <text:list>
                    <text:list-item>
                      <text:p text:style-name="MP16"><text:span text:style-name="MT6">Third </text:span><text:span text:style-name="MT6">Outline </text:span><text:span text:style-name="MT6">Level</text:span></text:p>
                      <text:list>
                        <text:list-item>
                          <text:p text:style-name="MP16"><text:span text:style-name="MT6">Fourth </text:span><text:span text:style-name="MT6">Outline </text:span><text:span text:style-name="MT6">Level</text:span></text:p>
                          <text:list>
                            <text:list-item>
                              <text:p text:style-name="MP16"><text:span text:style-name="MT6">Fifth </text:span><text:span text:style-name="MT6">Outl</text:span><text:span text:style-name="MT6">ine </text:span><text:span text:style-name="MT6">Lev</text:span><text:span text:style-name="MT6">el</text:span></text:p>
                              <text:list>
                                <text:list-item>
                                  <text:p text:style-name="MP16"><text:span text:style-name="MT6">S</text:span><text:span text:style-name="MT6">i</text:span><text:span text:style-name="MT6">x</text:span><text:span text:style-name="MT6">t</text:span><text:span text:style-name="MT6">h </text:span><text:span text:style-name="MT6">O</text:span><text:span text:style-name="MT6">u</text:span><text:span text:style-name="MT6">tl</text:span><text:span text:style-name="MT6">i</text:span><text:span text:style-name="MT6">n</text:span><text:span text:style-name="MT6">e </text:span><text:span text:style-name="MT6">L</text:span><text:span text:style-name="MT6">e</text:span><text:span text:style-name="MT6">v</text:span><text:span text:style-name="MT6">e</text:span><text:span text:style-name="MT6">l</text:span></text:p>
                                  <text:list>
                                    <text:list-item>
                                      <text:p text:style-name="MP17"><text:span text:style-name="MT6">S</text:span><text:span text:style-name="MT6">e</text:span><text:span text:style-name="MT6">v</text:span><text:span text:style-name="MT6">e</text:span><text:span text:style-name="MT6">n</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span text:style-name="MT6">ל</text:span><text:span text:style-name="MT6">ח</text:span><text:span text:style-name="MT6">ץ</text:span><text:span text:style-name="MT6"> </text:span><text:span text:style-name="MT6">כ</text:span><text:span text:style-name="MT6">ד</text:span><text:span text:style-name="MT6">י</text:span><text:span text:style-name="MT6"> </text:span><text:span text:style-name="MT6">ל</text:span><text:span text:style-name="MT6">ע</text:span><text:span text:style-name="MT6">ר</text:span><text:span text:style-name="MT6">ו</text:span><text:span text:style-name="MT6">ך</text:span><text:span text:style-name="MT6"> </text:span><text:span text:style-name="MT6">ס</text:span><text:span text:style-name="MT6">ג</text:span><text:span text:style-name="MT6">נ</text:span><text:span text:style-name="MT6">ו</text:span><text:span text:style-name="MT6">נ</text:span><text:span text:style-name="MT6">ו</text:span><text:span text:style-name="MT6">ת</text:span><text:span text:style-name="MT6"> </text:span><text:span text:style-name="MT6">ט</text:span><text:span text:style-name="MT6">ק</text:span><text:span text:style-name="MT6">ס</text:span><text:span text:style-name="MT6">ט</text:span><text:span text:style-name="MT6"> </text:span><text:span text:style-name="MT6">ש</text:span><text:span text:style-name="MT6">ל</text:span><text:span text:style-name="MT6"> </text:span><text:span text:style-name="MT6">ת</text:span><text:span text:style-name="MT6">ב</text:span><text:span text:style-name="MT6">נ</text:span><text:span text:style-name="MT6">י</text:span><text:span text:style-name="MT6">ת</text:span><text:span text:style-name="MT6"> </text:span><text:span text:style-name="MT6">ב</text:span><text:span text:style-name="MT6">ס</text:span><text:span text:style-name="MT6">י</text:span><text:span text:style-name="MT6">ס</text:span></text:p>
                                      <text:list>
                                        <text:list-item>
                                          <text:p text:style-name="MP17"><text:span text:style-name="MT7">ר</text:span><text:span text:style-name="MT7">מ</text:span><text:span text:style-name="MT7">ה</text:span><text:span text:style-name="MT7"> </text:span><text:span text:style-name="MT7">ש</text:span><text:span text:style-name="MT7">נ</text:span><text:span text:style-name="MT7">י</text:span><text:span text:style-name="MT7">י</text:span><text:span text:style-name="MT7">ה</text:span></text:p>
                                          <text:list>
                                            <text:list-item>
                                              <text:p text:style-name="MP17"><text:span text:style-name="MT8">ר</text:span><text:span text:style-name="MT8">מ</text:span><text:span text:style-name="MT8">ה</text:span><text:span text:style-name="MT8"> </text:span><text:span text:style-name="MT8">ש</text:span><text:span text:style-name="MT8">ל</text:span><text:span text:style-name="MT8">י</text:span><text:span text:style-name="MT8">ש</text:span><text:span text:style-name="MT8">י</text:span><text:span text:style-name="MT8">ת</text:span></text:p>
                                              <text:list>
                                                <text:list-item>
                                                  <text:p text:style-name="MP18"><text:span text:style-name="MT8">ר</text:span><text:span text:style-name="MT8">מ</text:span><text:span text:style-name="MT8">ה</text:span><text:span text:style-name="MT8"> </text:span><text:span text:style-name="MT8">ר</text:span><text:span text:style-name="MT8">ב</text:span><text:span text:style-name="MT8">י</text:span><text:span text:style-name="MT8">ע</text:span><text:span text:style-name="MT8">י</text:span><text:span text:style-name="MT8">ת</text:span></text:p>
                                                </text:list-item>
                                                <text:list-item>
                                                  <text:p text:style-name="MP18"><text:span text:style-name="MT8">ר</text:span><text:span text:style-name="MT8">מ</text:span><text:span text:style-name="MT8">ה</text:span><text:span text:style-name="MT8"> </text:span><text:span text:style-name="MT8">ח</text:span><text:span text:style-name="MT8">מ</text:span><text:span text:style-name="MT8">י</text:span><text:span text:style-name="MT8">ש</text:span><text:span text:style-name="MT8">י</text:span><text:span text:style-name="MT8">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_5f_-title" draw:layer="backgroundobjects" svg:width="14.212cm" svg:height="10.659cm" svg:x="2.753cm" svg:y="2.16cm" presentation:class="page"/>
        <draw:frame presentation:style-name="כותרת_20_ותוכן_5f_-notes" draw:layer="backgroundobjects" svg:width="15.775cm" svg:height="12.792cm" svg:x="1.972cm" svg:y="13.503cm" presentation:class="notes" presentation:placeholder="true">
          <draw:text-box/>
        </draw:frame>
        <draw:frame presentation:style-name="Mpr24" draw:text-style-name="MP2" draw:layer="backgroundobjects" svg:width="8.557cm" svg:height="1.42cm" svg:x="0cm" svg:y="0cm" presentation:class="header">
          <draw:text-box>
            <text:p text:style-name="MP1"><text:span text:style-name="MT1"><presentation:header/></text:span></text:p>
          </draw:text-box>
        </draw:frame>
        <draw:frame presentation:style-name="Mpr24" draw:text-style-name="MP4" draw:layer="backgroundobjects" svg:width="8.557cm" svg:height="1.42cm" svg:x="11.162cm" svg:y="0cm" presentation:class="date-time">
          <draw:text-box>
            <text:p text:style-name="MP3"><text:span text:style-name="MT1"><presentation:date-time/></text:span></text:p>
          </draw:text-box>
        </draw:frame>
        <draw:frame presentation:style-name="Mpr25" draw:text-style-name="MP2" draw:layer="backgroundobjects" svg:width="8.557cm" svg:height="1.42cm" svg:x="0cm" svg:y="27.008cm" presentation:class="footer">
          <draw:text-box>
            <text:p text:style-name="MP1"><text:span text:style-name="MT1"><presentation:footer/></text:span></text:p>
          </draw:text-box>
        </draw:frame>
        <draw:frame presentation:style-name="Mpr2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שקופית_20_כותרת_5f_" style:display-name="שקופית כותרת_" style:page-layout-name="PM1" draw:style-name="Mdp1">
      <office:forms form:automatic-focus="false" form:apply-design-mode="false"/>
      <draw:custom-shape draw:name="מלבן 8" draw:style-name="Mgr8" draw:text-style-name="MP5" draw:layer="backgroundobjects" drawooo:display="printer"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9" draw:text-style-name="MP5" draw:layer="backgroundobjects" drawooo:display="printer"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מלבן 11" draw:style-name="Mgr8"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12" draw:style-name="Mgr10" draw:text-style-name="MP5" draw:layer="backgroundobjects" svg:width="25.036cm" svg:height="18.588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מציין מיקום של תאריך 27" presentation:style-name="Mpr26" draw:text-style-name="MP7" draw:layer="backgroundobjects" svg:width="6.878cm" svg:height="1.322cm" svg:x="17.145cm" svg:y="17.198cm" presentation:class="date-time" presentation:user-transformed="true">
        <draw:text-box>
          <text:p text:style-name="MP6"><text:span text:style-name="MT2"><text:date style:data-style-name="D1" text:date-value="2019-02-18">18/2/19</text:date></text:span></text:p>
        </draw:text-box>
      </draw:frame>
      <draw:frame draw:name="מציין מיקום של כותרת תחתונה 16" presentation:style-name="Mpr26" draw:text-style-name="MP7" draw:layer="backgroundobjects" svg:width="12.911cm" svg:height="1.269cm" svg:x="0.635cm" svg:y="17.145cm" presentation:class="footer" presentation:user-transformed="true">
        <draw:text-box>
          <text:p text:style-name="MP6"><text:span text:style-name="MT2">.</text:span></text:p>
        </draw:text-box>
      </draw:frame>
      <draw:frame draw:name="מציין מיקום של מספר שקופית 28" presentation:style-name="Mpr2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custom-shape draw:name="מלבן 6" draw:style-name="Mgr11" draw:text-style-name="MP10" draw:layer="backgroundobjects" svg:width="25.059cm" svg:height="4.242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9" draw:style-name="Mgr12" draw:text-style-name="MP11" draw:layer="backgroundobjects" svg:width="25.059cm" svg:height="0.334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10" draw:style-name="Mgr13" draw:text-style-name="MP12" draw:layer="backgroundobjects" svg:width="25.059cm" svg:height="0.306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7" presentation:style-name="Mpr28" draw:text-style-name="MP14" draw:layer="backgroundobjects" svg:width="22.859cm" svg:height="4.082cm" svg:x="1.27cm" svg:y="4.183cm" presentation:class="title" presentation:user-transformed="true">
        <draw:text-box>
          <text:p text:style-name="MP13"><text:span text:style-name="MT4">לחץ כדי </text:span><text:span text:style-name="MT4">לערוך סגנון </text:span><text:span text:style-name="MT4">כותרת של </text:span><text:span text:style-name="MT4">תבנית בסיס</text:span></text:p>
        </draw:text-box>
      </draw:frame>
      <draw:frame presentation:style-name="שקופית_20_כותרת_5f_-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שקופית_20_כותרת_5f_-title" draw:layer="backgroundobjects" svg:width="14.848cm" svg:height="11.136cm" svg:x="3.075cm" svg:y="2.257cm" presentation:class="page"/>
        <draw:frame presentation:style-name="שקופית_20_כותרת_5f_-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istory</dc:title>
    <meta:initial-creator>zomet</meta:initial-creator>
    <meta:editing-cycles>1296</meta:editing-cycles>
    <meta:print-date>1999-11-04T13:06:28</meta:print-date>
    <meta:creation-date>1999-10-10T10:49:40</meta:creation-date>
    <dc:date>2019-02-18T10:33:22.336941982</dc:date>
    <meta:editing-duration>P27DT15H22M58S</meta:editing-duration>
    <meta:generator>LibreOffice/6.1.4.2$Linux_X86_64 LibreOffice_project/10$Build-2</meta:generator>
    <meta:document-statistic meta:object-count="200"/>
    <meta:user-defined meta:name="AppVersion">15.0000</meta:user-defined>
    <meta:user-defined meta:name="BackColor" meta:value-type="float">15132390</meta:user-defined>
    <meta:user-defined meta:name="ButtonType" meta:value-type="float">1</meta:user-defined>
    <meta:user-defined meta:name="Company">Institute of Computer Science</meta:user-defined>
    <meta:user-defined meta:name="Compression" meta:value-type="float">100</meta:user-defined>
    <meta:user-defined meta:name="DownloadIEButton" meta:value-type="boolean">false</meta:user-defined>
    <meta:user-defined meta:name="DownloadOriginal" meta:value-type="boolean">true</meta:user-defined>
    <meta:user-defined meta:name="GraphicType" meta:value-type="float">1</meta:user-defined>
    <meta:user-defined meta:name="HiddenSlides" meta:value-type="float">0</meta:user-defined>
    <meta:user-defined meta:name="HomePage" meta:value-type="string">http://www.cs.huji.ac.il/~plab</meta:user-defined>
    <meta:user-defined meta:name="HyperlinksChanged" meta:value-type="boolean">false</meta:user-defined>
    <meta:user-defined meta:name="LinkColor" meta:value-type="float">16711782</meta:user-defined>
    <meta:user-defined meta:name="LinksUpToDate" meta:value-type="boolean">false</meta:user-defined>
    <meta:user-defined meta:name="MMClips" meta:value-type="float">0</meta:user-defined>
    <meta:user-defined meta:name="MailAddress" meta:value-type="string">plab@cs.huji.ac.il</meta:user-defined>
    <meta:user-defined meta:name="NavBtnPos" meta:value-type="float">1</meta:user-defined>
    <meta:user-defined meta:name="Notes" meta:value-type="float">25</meta:user-defined>
    <meta:user-defined meta:name="Other" meta:value-type="string"/>
    <meta:user-defined meta:name="OutputDir" meta:value-type="string">c:\temp</meta:user-defined>
    <meta:user-defined meta:name="PresentationFormat" meta:value-type="string">On-screen Show (4:3)</meta:user-defined>
    <meta:user-defined meta:name="ScaleCrop" meta:value-type="boolean">false</meta:user-defined>
    <meta:user-defined meta:name="ScreenSize" meta:value-type="float">2</meta:user-defined>
    <meta:user-defined meta:name="ScreenUsage" meta:value-type="float">1</meta:user-defined>
    <meta:user-defined meta:name="ShareDoc" meta:value-type="boolean">false</meta:user-defined>
    <meta:user-defined meta:name="ShowNotes" meta:value-type="boolean">false</meta:user-defined>
    <meta:user-defined meta:name="Slides" meta:value-type="float">56</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meta:template xlink:type="simple" xlink:actuate="onRequest" xlink:title="Equity" xlink:href=""/>
  </office:meta>
</office:document-meta>
</file>